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7473.0" calcext:value-type="float">
            <text:p>277473.0</text:p>
          </table:table-cell>
          <table:table-cell office:value-type="float" office:value="135.48" calcext:value-type="float">
            <text:p>135.48</text:p>
          </table:table-cell>
          <table:table-cell office:value-type="float" office:value="922.226570619" calcext:value-type="float">
            <text:p>922.2265706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4-20</text:p>
          </table:table-cell>
          <table:table-cell office:value-type="float" office:value="1.52575766024e+12" calcext:value-type="float">
            <text:p>1.52575766024e+12</text:p>
          </table:table-cell>
          <table:table-cell office:value-type="string" calcext:value-type="string">
            <text:p>Tue May  8 11:04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5589.0" calcext:value-type="float">
            <text:p>275589.0</text:p>
          </table:table-cell>
          <table:table-cell office:value-type="float" office:value="269.13" calcext:value-type="float">
            <text:p>269.13</text:p>
          </table:table-cell>
          <table:table-cell office:value-type="float" office:value="928.538767684" calcext:value-type="float">
            <text:p>928.5387676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6-31</text:p>
          </table:table-cell>
          <table:table-cell office:value-type="float" office:value="1.52575779135e+12" calcext:value-type="float">
            <text:p>1.52575779135e+12</text:p>
          </table:table-cell>
          <table:table-cell office:value-type="string" calcext:value-type="string">
            <text:p>Tue May  8 11:06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5379.0" calcext:value-type="float">
            <text:p>275379.0</text:p>
          </table:table-cell>
          <table:table-cell office:value-type="float" office:value="537.85" calcext:value-type="float">
            <text:p>537.85</text:p>
          </table:table-cell>
          <table:table-cell office:value-type="float" office:value="929.259731544" calcext:value-type="float">
            <text:p>929.2597315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08-42</text:p>
          </table:table-cell>
          <table:table-cell office:value-type="float" office:value="1.52575792245e+12" calcext:value-type="float">
            <text:p>1.52575792245e+12</text:p>
          </table:table-cell>
          <table:table-cell office:value-type="string" calcext:value-type="string">
            <text:p>Tue May  8 11:08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9316.0" calcext:value-type="float">
            <text:p>279316.0</text:p>
          </table:table-cell>
          <table:table-cell office:value-type="float" office:value="1091.08" calcext:value-type="float">
            <text:p>1091.08</text:p>
          </table:table-cell>
          <table:table-cell office:value-type="float" office:value="916.15020663" calcext:value-type="float">
            <text:p>916.150206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0-53</text:p>
          </table:table-cell>
          <table:table-cell office:value-type="float" office:value="1.52575805356e+12" calcext:value-type="float">
            <text:p>1.52575805356e+12</text:p>
          </table:table-cell>
          <table:table-cell office:value-type="string" calcext:value-type="string">
            <text:p>Tue May  8 11:10:5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7216.0" calcext:value-type="float">
            <text:p>237216.0</text:p>
          </table:table-cell>
          <table:table-cell office:value-type="float" office:value="1853.25" calcext:value-type="float">
            <text:p>1853.25</text:p>
          </table:table-cell>
          <table:table-cell office:value-type="float" office:value="1078.79803669" calcext:value-type="float">
            <text:p>1078.798036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3-04</text:p>
          </table:table-cell>
          <table:table-cell office:value-type="float" office:value="1.52575818467e+12" calcext:value-type="float">
            <text:p>1.52575818467e+12</text:p>
          </table:table-cell>
          <table:table-cell office:value-type="string" calcext:value-type="string">
            <text:p>Tue May  8 11:13:0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5251.0" calcext:value-type="float">
            <text:p>235251.0</text:p>
          </table:table-cell>
          <table:table-cell office:value-type="float" office:value="3675.79" calcext:value-type="float">
            <text:p>3675.79</text:p>
          </table:table-cell>
          <table:table-cell office:value-type="float" office:value="1087.83057432" calcext:value-type="float">
            <text:p>1087.830574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5-15</text:p>
          </table:table-cell>
          <table:table-cell office:value-type="float" office:value="1.5257583158e+12" calcext:value-type="float">
            <text:p>1.5257583158e+12</text:p>
          </table:table-cell>
          <table:table-cell office:value-type="string" calcext:value-type="string">
            <text:p>Tue May  8 11:15:1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4131.0" calcext:value-type="float">
            <text:p>174131.0</text:p>
          </table:table-cell>
          <table:table-cell office:value-type="float" office:value="5441.6" calcext:value-type="float">
            <text:p>5441.6</text:p>
          </table:table-cell>
          <table:table-cell office:value-type="float" office:value="1469.78555076" calcext:value-type="float">
            <text:p>1469.785550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7-26</text:p>
          </table:table-cell>
          <table:table-cell office:value-type="float" office:value="1.5257584469e+12" calcext:value-type="float">
            <text:p>1.5257584469e+12</text:p>
          </table:table-cell>
          <table:table-cell office:value-type="string" calcext:value-type="string">
            <text:p>Tue May  8 11:17:2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4193.0" calcext:value-type="float">
            <text:p>84193.0</text:p>
          </table:table-cell>
          <table:table-cell office:value-type="float" office:value="5262.06" calcext:value-type="float">
            <text:p>5262.06</text:p>
          </table:table-cell>
          <table:table-cell office:value-type="float" office:value="3040.25078571" calcext:value-type="float">
            <text:p>3040.2507857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19-38</text:p>
          </table:table-cell>
          <table:table-cell office:value-type="float" office:value="1.52575857801e+12" calcext:value-type="float">
            <text:p>1.52575857801e+12</text:p>
          </table:table-cell>
          <table:table-cell office:value-type="string" calcext:value-type="string">
            <text:p>Tue May  8 11:19:3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0118.0" calcext:value-type="float">
            <text:p>40118.0</text:p>
          </table:table-cell>
          <table:table-cell office:value-type="float" office:value="5014.77" calcext:value-type="float">
            <text:p>5014.77</text:p>
          </table:table-cell>
          <table:table-cell office:value-type="float" office:value="6380.67239687" calcext:value-type="float">
            <text:p>6380.672396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1-50</text:p>
          </table:table-cell>
          <table:table-cell office:value-type="float" office:value="1.52575871026e+12" calcext:value-type="float">
            <text:p>1.52575871026e+12</text:p>
          </table:table-cell>
          <table:table-cell office:value-type="string" calcext:value-type="string">
            <text:p>Tue May  8 11:21:5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19843.0" calcext:value-type="float">
            <text:p>1719843.0</text:p>
          </table:table-cell>
          <table:table-cell office:value-type="float" office:value="839.77" calcext:value-type="float">
            <text:p>839.77</text:p>
          </table:table-cell>
          <table:table-cell office:value-type="float" office:value="148.243605191" calcext:value-type="float">
            <text:p>148.24360519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4-01</text:p>
          </table:table-cell>
          <table:table-cell office:value-type="float" office:value="1.52575884128e+12" calcext:value-type="float">
            <text:p>1.52575884128e+12</text:p>
          </table:table-cell>
          <table:table-cell office:value-type="string" calcext:value-type="string">
            <text:p>Tue May  8 11:24:0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15375.0" calcext:value-type="float">
            <text:p>1715375.0</text:p>
          </table:table-cell>
          <table:table-cell office:value-type="float" office:value="1675.17" calcext:value-type="float">
            <text:p>1675.17</text:p>
          </table:table-cell>
          <table:table-cell office:value-type="float" office:value="148.66223935" calcext:value-type="float">
            <text:p>148.6622393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6-12</text:p>
          </table:table-cell>
          <table:table-cell office:value-type="float" office:value="1.5257589724e+12" calcext:value-type="float">
            <text:p>1.5257589724e+12</text:p>
          </table:table-cell>
          <table:table-cell office:value-type="string" calcext:value-type="string">
            <text:p>Tue May  8 11:26:1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4803.0" calcext:value-type="float">
            <text:p>1344803.0</text:p>
          </table:table-cell>
          <table:table-cell office:value-type="float" office:value="2626.57" calcext:value-type="float">
            <text:p>2626.57</text:p>
          </table:table-cell>
          <table:table-cell office:value-type="float" office:value="189.740276367" calcext:value-type="float">
            <text:p>189.74027636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28-23</text:p>
          </table:table-cell>
          <table:table-cell office:value-type="float" office:value="1.52575910355e+12" calcext:value-type="float">
            <text:p>1.52575910355e+12</text:p>
          </table:table-cell>
          <table:table-cell office:value-type="string" calcext:value-type="string">
            <text:p>Tue May  8 11:28:2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52581.0" calcext:value-type="float">
            <text:p>552581.0</text:p>
          </table:table-cell>
          <table:table-cell office:value-type="float" office:value="2158.52" calcext:value-type="float">
            <text:p>2158.52</text:p>
          </table:table-cell>
          <table:table-cell office:value-type="float" office:value="462.56626973" calcext:value-type="float">
            <text:p>462.566269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0-34</text:p>
          </table:table-cell>
          <table:table-cell office:value-type="float" office:value="1.52575923464e+12" calcext:value-type="float">
            <text:p>1.52575923464e+12</text:p>
          </table:table-cell>
          <table:table-cell office:value-type="string" calcext:value-type="string">
            <text:p>Tue May  8 11:30:3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12472.0" calcext:value-type="float">
            <text:p>312472.0</text:p>
          </table:table-cell>
          <table:table-cell office:value-type="float" office:value="2441.19" calcext:value-type="float">
            <text:p>2441.19</text:p>
          </table:table-cell>
          <table:table-cell office:value-type="float" office:value="818.521424087" calcext:value-type="float">
            <text:p>818.5214240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2-45</text:p>
          </table:table-cell>
          <table:table-cell office:value-type="float" office:value="1.52575936579e+12" calcext:value-type="float">
            <text:p>1.52575936579e+12</text:p>
          </table:table-cell>
          <table:table-cell office:value-type="string" calcext:value-type="string">
            <text:p>Tue May  8 11:32:4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51735.0" calcext:value-type="float">
            <text:p>151735.0</text:p>
          </table:table-cell>
          <table:table-cell office:value-type="float" office:value="2370.86" calcext:value-type="float">
            <text:p>2370.86</text:p>
          </table:table-cell>
          <table:table-cell office:value-type="float" office:value="1686.38325512" calcext:value-type="float">
            <text:p>1686.383255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4-56</text:p>
          </table:table-cell>
          <table:table-cell office:value-type="float" office:value="1.5257594969e+12" calcext:value-type="float">
            <text:p>1.5257594969e+12</text:p>
          </table:table-cell>
          <table:table-cell office:value-type="string" calcext:value-type="string">
            <text:p>Tue May  8 11:34:5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5389.0" calcext:value-type="float">
            <text:p>75389.0</text:p>
          </table:table-cell>
          <table:table-cell office:value-type="float" office:value="2355.9" calcext:value-type="float">
            <text:p>2355.9</text:p>
          </table:table-cell>
          <table:table-cell office:value-type="float" office:value="3394.29125975" calcext:value-type="float">
            <text:p>3394.291259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7-08</text:p>
          </table:table-cell>
          <table:table-cell office:value-type="float" office:value="1.52575962801e+12" calcext:value-type="float">
            <text:p>1.52575962801e+12</text:p>
          </table:table-cell>
          <table:table-cell office:value-type="string" calcext:value-type="string">
            <text:p>Tue May  8 11:37:0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8347.0" calcext:value-type="float">
            <text:p>38347.0</text:p>
          </table:table-cell>
          <table:table-cell office:value-type="float" office:value="2396.69" calcext:value-type="float">
            <text:p>2396.69</text:p>
          </table:table-cell>
          <table:table-cell office:value-type="float" office:value="6673.03344584" calcext:value-type="float">
            <text:p>6673.033445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39-19</text:p>
          </table:table-cell>
          <table:table-cell office:value-type="float" office:value="1.52575975912e+12" calcext:value-type="float">
            <text:p>1.52575975912e+12</text:p>
          </table:table-cell>
          <table:table-cell office:value-type="string" calcext:value-type="string">
            <text:p>Tue May  8 11:39:1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705.0" calcext:value-type="float">
            <text:p>18705.0</text:p>
          </table:table-cell>
          <table:table-cell office:value-type="float" office:value="2338.12" calcext:value-type="float">
            <text:p>2338.12</text:p>
          </table:table-cell>
          <table:table-cell office:value-type="float" office:value="13681.1223929" calcext:value-type="float">
            <text:p>13681.12239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1-41-30</text:p>
          </table:table-cell>
          <table:table-cell office:value-type="float" office:value="1.52575989028e+12" calcext:value-type="float">
            <text:p>1.52575989028e+12</text:p>
          </table:table-cell>
          <table:table-cell office:value-type="string" calcext:value-type="string">
            <text:p>Tue May  8 11:41:3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763.0" calcext:value-type="float">
            <text:p>34763.0</text:p>
          </table:table-cell>
          <table:table-cell office:value-type="float" office:value="16.97" calcext:value-type="float">
            <text:p>16.97</text:p>
          </table:table-cell>
          <table:table-cell office:value-type="float" office:value="0.0" calcext:value-type="float">
            <text:p>0.0</text:p>
          </table:table-cell>
          <table:table-cell office:value-type="float" office:value="28.395809341" calcext:value-type="float">
            <text:p>28.395809341</text:p>
          </table:table-cell>
          <table:table-cell office:value-type="string" calcext:value-type="string">
            <text:p>2018-05-08_11-43-41</text:p>
          </table:table-cell>
          <table:table-cell office:value-type="float" office:value="1.52576002132e+12" calcext:value-type="float">
            <text:p>1.52576002132e+12</text:p>
          </table:table-cell>
          <table:table-cell office:value-type="string" calcext:value-type="string">
            <text:p>Tue May  8 11:43:4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916.0" calcext:value-type="float">
            <text:p>33916.0</text:p>
          </table:table-cell>
          <table:table-cell office:value-type="float" office:value="33.12" calcext:value-type="float">
            <text:p>33.12</text:p>
          </table:table-cell>
          <table:table-cell office:value-type="float" office:value="0.0" calcext:value-type="float">
            <text:p>0.0</text:p>
          </table:table-cell>
          <table:table-cell office:value-type="float" office:value="29.103751492" calcext:value-type="float">
            <text:p>29.103751492</text:p>
          </table:table-cell>
          <table:table-cell office:value-type="string" calcext:value-type="string">
            <text:p>2018-05-08_11-45-52</text:p>
          </table:table-cell>
          <table:table-cell office:value-type="float" office:value="1.52576015242e+12" calcext:value-type="float">
            <text:p>1.52576015242e+12</text:p>
          </table:table-cell>
          <table:table-cell office:value-type="string" calcext:value-type="string">
            <text:p>Tue May  8 11:45:5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583.0" calcext:value-type="float">
            <text:p>32583.0</text:p>
          </table:table-cell>
          <table:table-cell office:value-type="float" office:value="63.64" calcext:value-type="float">
            <text:p>63.64</text:p>
          </table:table-cell>
          <table:table-cell office:value-type="float" office:value="0.0" calcext:value-type="float">
            <text:p>0.0</text:p>
          </table:table-cell>
          <table:table-cell office:value-type="float" office:value="30.304417004" calcext:value-type="float">
            <text:p>30.304417004</text:p>
          </table:table-cell>
          <table:table-cell office:value-type="string" calcext:value-type="string">
            <text:p>2018-05-08_11-48-03</text:p>
          </table:table-cell>
          <table:table-cell office:value-type="float" office:value="1.52576028352e+12" calcext:value-type="float">
            <text:p>1.52576028352e+12</text:p>
          </table:table-cell>
          <table:table-cell office:value-type="string" calcext:value-type="string">
            <text:p>Tue May  8 11:48:0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300.0" calcext:value-type="float">
            <text:p>30300.0</text:p>
          </table:table-cell>
          <table:table-cell office:value-type="float" office:value="118.36" calcext:value-type="float">
            <text:p>118.36</text:p>
          </table:table-cell>
          <table:table-cell office:value-type="float" office:value="0.0" calcext:value-type="float">
            <text:p>0.0</text:p>
          </table:table-cell>
          <table:table-cell office:value-type="float" office:value="32.590005274" calcext:value-type="float">
            <text:p>32.590005274</text:p>
          </table:table-cell>
          <table:table-cell office:value-type="string" calcext:value-type="string">
            <text:p>2018-05-08_11-50-14</text:p>
          </table:table-cell>
          <table:table-cell office:value-type="float" office:value="1.52576041463e+12" calcext:value-type="float">
            <text:p>1.52576041463e+12</text:p>
          </table:table-cell>
          <table:table-cell office:value-type="string" calcext:value-type="string">
            <text:p>Tue May  8 11:50:1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484.0" calcext:value-type="float">
            <text:p>19484.0</text:p>
          </table:table-cell>
          <table:table-cell office:value-type="float" office:value="152.22" calcext:value-type="float">
            <text:p>152.22</text:p>
          </table:table-cell>
          <table:table-cell office:value-type="float" office:value="0.0" calcext:value-type="float">
            <text:p>0.0</text:p>
          </table:table-cell>
          <table:table-cell office:value-type="float" office:value="50.399357495" calcext:value-type="float">
            <text:p>50.399357495</text:p>
          </table:table-cell>
          <table:table-cell office:value-type="string" calcext:value-type="string">
            <text:p>2018-05-08_11-52-25</text:p>
          </table:table-cell>
          <table:table-cell office:value-type="float" office:value="1.52576054574e+12" calcext:value-type="float">
            <text:p>1.52576054574e+12</text:p>
          </table:table-cell>
          <table:table-cell office:value-type="string" calcext:value-type="string">
            <text:p>Tue May  8 11:52:2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095.0" calcext:value-type="float">
            <text:p>16095.0</text:p>
          </table:table-cell>
          <table:table-cell office:value-type="float" office:value="251.48" calcext:value-type="float">
            <text:p>251.48</text:p>
          </table:table-cell>
          <table:table-cell office:value-type="float" office:value="0.0" calcext:value-type="float">
            <text:p>0.0</text:p>
          </table:table-cell>
          <table:table-cell office:value-type="float" office:value="61.316892974" calcext:value-type="float">
            <text:p>61.316892974</text:p>
          </table:table-cell>
          <table:table-cell office:value-type="string" calcext:value-type="string">
            <text:p>2018-05-08_11-54-36</text:p>
          </table:table-cell>
          <table:table-cell office:value-type="float" office:value="1.52576067684e+12" calcext:value-type="float">
            <text:p>1.52576067684e+12</text:p>
          </table:table-cell>
          <table:table-cell office:value-type="string" calcext:value-type="string">
            <text:p>Tue May  8 11:54:3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452.0" calcext:value-type="float">
            <text:p>12452.0</text:p>
          </table:table-cell>
          <table:table-cell office:value-type="float" office:value="389.13" calcext:value-type="float">
            <text:p>389.13</text:p>
          </table:table-cell>
          <table:table-cell office:value-type="float" office:value="0.0" calcext:value-type="float">
            <text:p>0.0</text:p>
          </table:table-cell>
          <table:table-cell office:value-type="float" office:value="79.451902741" calcext:value-type="float">
            <text:p>79.451902741</text:p>
          </table:table-cell>
          <table:table-cell office:value-type="string" calcext:value-type="string">
            <text:p>2018-05-08_11-56-47</text:p>
          </table:table-cell>
          <table:table-cell office:value-type="float" office:value="1.52576080793e+12" calcext:value-type="float">
            <text:p>1.52576080793e+12</text:p>
          </table:table-cell>
          <table:table-cell office:value-type="string" calcext:value-type="string">
            <text:p>Tue May  8 11:56:4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223.0" calcext:value-type="float">
            <text:p>9223.0</text:p>
          </table:table-cell>
          <table:table-cell office:value-type="float" office:value="576.43" calcext:value-type="float">
            <text:p>576.43</text:p>
          </table:table-cell>
          <table:table-cell office:value-type="float" office:value="0.0" calcext:value-type="float">
            <text:p>0.0</text:p>
          </table:table-cell>
          <table:table-cell office:value-type="float" office:value="107.514034034" calcext:value-type="float">
            <text:p>107.514034034</text:p>
          </table:table-cell>
          <table:table-cell office:value-type="string" calcext:value-type="string">
            <text:p>2018-05-08_11-58-59</text:p>
          </table:table-cell>
          <table:table-cell office:value-type="float" office:value="1.52576093908e+12" calcext:value-type="float">
            <text:p>1.52576093908e+12</text:p>
          </table:table-cell>
          <table:table-cell office:value-type="string" calcext:value-type="string">
            <text:p>Tue May  8 11:58:5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71.0" calcext:value-type="float">
            <text:p>5371.0</text:p>
          </table:table-cell>
          <table:table-cell office:value-type="float" office:value="671.34" calcext:value-type="float">
            <text:p>671.34</text:p>
          </table:table-cell>
          <table:table-cell office:value-type="float" office:value="0.0" calcext:value-type="float">
            <text:p>0.0</text:p>
          </table:table-cell>
          <table:table-cell office:value-type="float" office:value="184.841557351" calcext:value-type="float">
            <text:p>184.841557351</text:p>
          </table:table-cell>
          <table:table-cell office:value-type="string" calcext:value-type="string">
            <text:p>2018-05-08_12-01-10</text:p>
          </table:table-cell>
          <table:table-cell office:value-type="float" office:value="1.5257610702e+12" calcext:value-type="float">
            <text:p>1.5257610702e+12</text:p>
          </table:table-cell>
          <table:table-cell office:value-type="string" calcext:value-type="string">
            <text:p>Tue May  8 12:01:1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871.0" calcext:value-type="float">
            <text:p>22871.0</text:p>
          </table:table-cell>
          <table:table-cell office:value-type="float" office:value="89.34" calcext:value-type="float">
            <text:p>89.34</text:p>
          </table:table-cell>
          <table:table-cell office:value-type="float" office:value="51.792577166" calcext:value-type="float">
            <text:p>51.792577166</text:p>
          </table:table-cell>
          <table:table-cell office:value-type="float" office:value="34.420483665" calcext:value-type="float">
            <text:p>34.420483665</text:p>
          </table:table-cell>
          <table:table-cell office:value-type="string" calcext:value-type="string">
            <text:p>2018-05-08_12-03-21</text:p>
          </table:table-cell>
          <table:table-cell office:value-type="float" office:value="1.52576120131e+12" calcext:value-type="float">
            <text:p>1.52576120131e+12</text:p>
          </table:table-cell>
          <table:table-cell office:value-type="string" calcext:value-type="string">
            <text:p>Tue May  8 12:03:2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6351.0" calcext:value-type="float">
            <text:p>46351.0</text:p>
          </table:table-cell>
          <table:table-cell office:value-type="float" office:value="181.06" calcext:value-type="float">
            <text:p>181.06</text:p>
          </table:table-cell>
          <table:table-cell office:value-type="float" office:value="51.836132657" calcext:value-type="float">
            <text:p>51.836132657</text:p>
          </table:table-cell>
          <table:table-cell office:value-type="float" office:value="33.467055836" calcext:value-type="float">
            <text:p>33.467055836</text:p>
          </table:table-cell>
          <table:table-cell office:value-type="string" calcext:value-type="string">
            <text:p>2018-05-08_12-05-32</text:p>
          </table:table-cell>
          <table:table-cell office:value-type="float" office:value="1.52576133242e+12" calcext:value-type="float">
            <text:p>1.52576133242e+12</text:p>
          </table:table-cell>
          <table:table-cell office:value-type="string" calcext:value-type="string">
            <text:p>Tue May  8 12:05:3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6792.0" calcext:value-type="float">
            <text:p>86792.0</text:p>
          </table:table-cell>
          <table:table-cell office:value-type="float" office:value="339.03" calcext:value-type="float">
            <text:p>339.03</text:p>
          </table:table-cell>
          <table:table-cell office:value-type="float" office:value="56.842136377" calcext:value-type="float">
            <text:p>56.842136377</text:p>
          </table:table-cell>
          <table:table-cell office:value-type="float" office:value="34.225445728" calcext:value-type="float">
            <text:p>34.225445728</text:p>
          </table:table-cell>
          <table:table-cell office:value-type="string" calcext:value-type="string">
            <text:p>2018-05-08_12-07-43</text:p>
          </table:table-cell>
          <table:table-cell office:value-type="float" office:value="1.52576146355e+12" calcext:value-type="float">
            <text:p>1.52576146355e+12</text:p>
          </table:table-cell>
          <table:table-cell office:value-type="string" calcext:value-type="string">
            <text:p>Tue May  8 12:07:4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4153.0" calcext:value-type="float">
            <text:p>154153.0</text:p>
          </table:table-cell>
          <table:table-cell office:value-type="float" office:value="602.16" calcext:value-type="float">
            <text:p>602.16</text:p>
          </table:table-cell>
          <table:table-cell office:value-type="float" office:value="66.667725577" calcext:value-type="float">
            <text:p>66.667725577</text:p>
          </table:table-cell>
          <table:table-cell office:value-type="float" office:value="36.037033358" calcext:value-type="float">
            <text:p>36.037033358</text:p>
          </table:table-cell>
          <table:table-cell office:value-type="string" calcext:value-type="string">
            <text:p>2018-05-08_12-09-54</text:p>
          </table:table-cell>
          <table:table-cell office:value-type="float" office:value="1.52576159467e+12" calcext:value-type="float">
            <text:p>1.52576159467e+12</text:p>
          </table:table-cell>
          <table:table-cell office:value-type="string" calcext:value-type="string">
            <text:p>Tue May  8 12:09:5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0287.0" calcext:value-type="float">
            <text:p>270287.0</text:p>
          </table:table-cell>
          <table:table-cell office:value-type="float" office:value="1055.81" calcext:value-type="float">
            <text:p>1055.81</text:p>
          </table:table-cell>
          <table:table-cell office:value-type="float" office:value="81.372913969" calcext:value-type="float">
            <text:p>81.372913969</text:p>
          </table:table-cell>
          <table:table-cell office:value-type="float" office:value="35.722249629" calcext:value-type="float">
            <text:p>35.722249629</text:p>
          </table:table-cell>
          <table:table-cell office:value-type="string" calcext:value-type="string">
            <text:p>2018-05-08_12-12-05</text:p>
          </table:table-cell>
          <table:table-cell office:value-type="float" office:value="1.52576172582e+12" calcext:value-type="float">
            <text:p>1.52576172582e+12</text:p>
          </table:table-cell>
          <table:table-cell office:value-type="string" calcext:value-type="string">
            <text:p>Tue May  8 12:12:0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6823.0" calcext:value-type="float">
            <text:p>456823.0</text:p>
          </table:table-cell>
          <table:table-cell office:value-type="float" office:value="1784.47" calcext:value-type="float">
            <text:p>1784.47</text:p>
          </table:table-cell>
          <table:table-cell office:value-type="float" office:value="103.076901024" calcext:value-type="float">
            <text:p>103.076901024</text:p>
          </table:table-cell>
          <table:table-cell office:value-type="float" office:value="35.683112541" calcext:value-type="float">
            <text:p>35.683112541</text:p>
          </table:table-cell>
          <table:table-cell office:value-type="string" calcext:value-type="string">
            <text:p>2018-05-08_12-14-16</text:p>
          </table:table-cell>
          <table:table-cell office:value-type="float" office:value="1.52576185696e+12" calcext:value-type="float">
            <text:p>1.52576185696e+12</text:p>
          </table:table-cell>
          <table:table-cell office:value-type="string" calcext:value-type="string">
            <text:p>Tue May  8 12:14:1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11143.0" calcext:value-type="float">
            <text:p>711143.0</text:p>
          </table:table-cell>
          <table:table-cell office:value-type="float" office:value="2777.9" calcext:value-type="float">
            <text:p>2777.9</text:p>
          </table:table-cell>
          <table:table-cell office:value-type="float" office:value="138.27269396" calcext:value-type="float">
            <text:p>138.27269396</text:p>
          </table:table-cell>
          <table:table-cell office:value-type="float" office:value="40.090839696" calcext:value-type="float">
            <text:p>40.090839696</text:p>
          </table:table-cell>
          <table:table-cell office:value-type="string" calcext:value-type="string">
            <text:p>2018-05-08_12-16-28</text:p>
          </table:table-cell>
          <table:table-cell office:value-type="float" office:value="1.52576198812e+12" calcext:value-type="float">
            <text:p>1.52576198812e+12</text:p>
          </table:table-cell>
          <table:table-cell office:value-type="string" calcext:value-type="string">
            <text:p>Tue May  8 12:16:2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52.0" calcext:value-type="float">
            <text:p>17552.0</text:p>
          </table:table-cell>
          <table:table-cell office:value-type="float" office:value="68.56" calcext:value-type="float">
            <text:p>68.56</text:p>
          </table:table-cell>
          <table:table-cell office:value-type="float" office:value="56.180063915" calcext:value-type="float">
            <text:p>56.18006391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18-39</text:p>
          </table:table-cell>
          <table:table-cell office:value-type="float" office:value="1.52576211916e+12" calcext:value-type="float">
            <text:p>1.52576211916e+12</text:p>
          </table:table-cell>
          <table:table-cell office:value-type="string" calcext:value-type="string">
            <text:p>Tue May  8 12:18:3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7192.0" calcext:value-type="float">
            <text:p>37192.0</text:p>
          </table:table-cell>
          <table:table-cell office:value-type="float" office:value="145.28" calcext:value-type="float">
            <text:p>145.28</text:p>
          </table:table-cell>
          <table:table-cell office:value-type="float" office:value="53.307162403" calcext:value-type="float">
            <text:p>53.3071624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0-50</text:p>
          </table:table-cell>
          <table:table-cell office:value-type="float" office:value="1.5257622503e+12" calcext:value-type="float">
            <text:p>1.5257622503e+12</text:p>
          </table:table-cell>
          <table:table-cell office:value-type="string" calcext:value-type="string">
            <text:p>Tue May  8 12:20:5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2886.0" calcext:value-type="float">
            <text:p>72886.0</text:p>
          </table:table-cell>
          <table:table-cell office:value-type="float" office:value="284.71" calcext:value-type="float">
            <text:p>284.71</text:p>
          </table:table-cell>
          <table:table-cell office:value-type="float" office:value="54.413880092" calcext:value-type="float">
            <text:p>54.4138800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3-01</text:p>
          </table:table-cell>
          <table:table-cell office:value-type="float" office:value="1.52576238144e+12" calcext:value-type="float">
            <text:p>1.52576238144e+12</text:p>
          </table:table-cell>
          <table:table-cell office:value-type="string" calcext:value-type="string">
            <text:p>Tue May  8 12:23:0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681.0" calcext:value-type="float">
            <text:p>139681.0</text:p>
          </table:table-cell>
          <table:table-cell office:value-type="float" office:value="545.63" calcext:value-type="float">
            <text:p>545.63</text:p>
          </table:table-cell>
          <table:table-cell office:value-type="float" office:value="56.728902292" calcext:value-type="float">
            <text:p>56.7289022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5-12</text:p>
          </table:table-cell>
          <table:table-cell office:value-type="float" office:value="1.52576251259e+12" calcext:value-type="float">
            <text:p>1.52576251259e+12</text:p>
          </table:table-cell>
          <table:table-cell office:value-type="string" calcext:value-type="string">
            <text:p>Tue May  8 12:25:1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92823.0" calcext:value-type="float">
            <text:p>292823.0</text:p>
          </table:table-cell>
          <table:table-cell office:value-type="float" office:value="1143.84" calcext:value-type="float">
            <text:p>1143.84</text:p>
          </table:table-cell>
          <table:table-cell office:value-type="float" office:value="54.079882336" calcext:value-type="float">
            <text:p>54.0798823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7-23</text:p>
          </table:table-cell>
          <table:table-cell office:value-type="float" office:value="1.52576264374e+12" calcext:value-type="float">
            <text:p>1.52576264374e+12</text:p>
          </table:table-cell>
          <table:table-cell office:value-type="string" calcext:value-type="string">
            <text:p>Tue May  8 12:27:2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63299.0" calcext:value-type="float">
            <text:p>563299.0</text:p>
          </table:table-cell>
          <table:table-cell office:value-type="float" office:value="2200.39" calcext:value-type="float">
            <text:p>2200.39</text:p>
          </table:table-cell>
          <table:table-cell office:value-type="float" office:value="56.226827706" calcext:value-type="float">
            <text:p>56.22682770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29-34</text:p>
          </table:table-cell>
          <table:table-cell office:value-type="float" office:value="1.52576277486e+12" calcext:value-type="float">
            <text:p>1.52576277486e+12</text:p>
          </table:table-cell>
          <table:table-cell office:value-type="string" calcext:value-type="string">
            <text:p>Tue May  8 12:29:3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1522.0" calcext:value-type="float">
            <text:p>951522.0</text:p>
          </table:table-cell>
          <table:table-cell office:value-type="float" office:value="3716.88" calcext:value-type="float">
            <text:p>3716.88</text:p>
          </table:table-cell>
          <table:table-cell office:value-type="float" office:value="66.517135656" calcext:value-type="float">
            <text:p>66.5171356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2-31-46</text:p>
          </table:table-cell>
          <table:table-cell office:value-type="float" office:value="1.52576290602e+12" calcext:value-type="float">
            <text:p>1.52576290602e+12</text:p>
          </table:table-cell>
          <table:table-cell office:value-type="string" calcext:value-type="string">
            <text:p>Tue May  8 12:31:4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184.0" calcext:value-type="float">
            <text:p>30184.0</text:p>
          </table:table-cell>
          <table:table-cell office:value-type="float" office:value="117.91" calcext:value-type="float">
            <text:p>117.91</text:p>
          </table:table-cell>
          <table:table-cell office:value-type="float" office:value="0.0" calcext:value-type="float">
            <text:p>0.0</text:p>
          </table:table-cell>
          <table:table-cell office:value-type="float" office:value="32.668790213" calcext:value-type="float">
            <text:p>32.668790213</text:p>
          </table:table-cell>
          <table:table-cell office:value-type="string" calcext:value-type="string">
            <text:p>2018-05-08_12-33-57</text:p>
          </table:table-cell>
          <table:table-cell office:value-type="float" office:value="1.52576303708e+12" calcext:value-type="float">
            <text:p>1.52576303708e+12</text:p>
          </table:table-cell>
          <table:table-cell office:value-type="string" calcext:value-type="string">
            <text:p>Tue May  8 12:33:5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7674.0" calcext:value-type="float">
            <text:p>57674.0</text:p>
          </table:table-cell>
          <table:table-cell office:value-type="float" office:value="225.29" calcext:value-type="float">
            <text:p>225.29</text:p>
          </table:table-cell>
          <table:table-cell office:value-type="float" office:value="0.0" calcext:value-type="float">
            <text:p>0.0</text:p>
          </table:table-cell>
          <table:table-cell office:value-type="float" office:value="34.214806073" calcext:value-type="float">
            <text:p>34.214806073</text:p>
          </table:table-cell>
          <table:table-cell office:value-type="string" calcext:value-type="string">
            <text:p>2018-05-08_12-36-08</text:p>
          </table:table-cell>
          <table:table-cell office:value-type="float" office:value="1.52576316818e+12" calcext:value-type="float">
            <text:p>1.52576316818e+12</text:p>
          </table:table-cell>
          <table:table-cell office:value-type="string" calcext:value-type="string">
            <text:p>Tue May  8 12:36:0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4629.0" calcext:value-type="float">
            <text:p>114629.0</text:p>
          </table:table-cell>
          <table:table-cell office:value-type="float" office:value="447.77" calcext:value-type="float">
            <text:p>447.77</text:p>
          </table:table-cell>
          <table:table-cell office:value-type="float" office:value="0.0" calcext:value-type="float">
            <text:p>0.0</text:p>
          </table:table-cell>
          <table:table-cell office:value-type="float" office:value="34.390443213" calcext:value-type="float">
            <text:p>34.390443213</text:p>
          </table:table-cell>
          <table:table-cell office:value-type="string" calcext:value-type="string">
            <text:p>2018-05-08_12-38-19</text:p>
          </table:table-cell>
          <table:table-cell office:value-type="float" office:value="1.52576329932e+12" calcext:value-type="float">
            <text:p>1.52576329932e+12</text:p>
          </table:table-cell>
          <table:table-cell office:value-type="string" calcext:value-type="string">
            <text:p>Tue May  8 12:38:1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6908.0" calcext:value-type="float">
            <text:p>226908.0</text:p>
          </table:table-cell>
          <table:table-cell office:value-type="float" office:value="886.36" calcext:value-type="float">
            <text:p>886.36</text:p>
          </table:table-cell>
          <table:table-cell office:value-type="float" office:value="0.0" calcext:value-type="float">
            <text:p>0.0</text:p>
          </table:table-cell>
          <table:table-cell office:value-type="float" office:value="34.724978851" calcext:value-type="float">
            <text:p>34.724978851</text:p>
          </table:table-cell>
          <table:table-cell office:value-type="string" calcext:value-type="string">
            <text:p>2018-05-08_12-40-30</text:p>
          </table:table-cell>
          <table:table-cell office:value-type="float" office:value="1.52576343045e+12" calcext:value-type="float">
            <text:p>1.52576343045e+12</text:p>
          </table:table-cell>
          <table:table-cell office:value-type="string" calcext:value-type="string">
            <text:p>Tue May  8 12:40:3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9634.0" calcext:value-type="float">
            <text:p>459634.0</text:p>
          </table:table-cell>
          <table:table-cell office:value-type="float" office:value="1795.45" calcext:value-type="float">
            <text:p>1795.45</text:p>
          </table:table-cell>
          <table:table-cell office:value-type="float" office:value="0.0" calcext:value-type="float">
            <text:p>0.0</text:p>
          </table:table-cell>
          <table:table-cell office:value-type="float" office:value="34.243389907" calcext:value-type="float">
            <text:p>34.243389907</text:p>
          </table:table-cell>
          <table:table-cell office:value-type="string" calcext:value-type="string">
            <text:p>2018-05-08_12-42-41</text:p>
          </table:table-cell>
          <table:table-cell office:value-type="float" office:value="1.5257635616e+12" calcext:value-type="float">
            <text:p>1.5257635616e+12</text:p>
          </table:table-cell>
          <table:table-cell office:value-type="string" calcext:value-type="string">
            <text:p>Tue May  8 12:42:4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4930.0" calcext:value-type="float">
            <text:p>784930.0</text:p>
          </table:table-cell>
          <table:table-cell office:value-type="float" office:value="3066.13" calcext:value-type="float">
            <text:p>3066.13</text:p>
          </table:table-cell>
          <table:table-cell office:value-type="float" office:value="0.0" calcext:value-type="float">
            <text:p>0.0</text:p>
          </table:table-cell>
          <table:table-cell office:value-type="float" office:value="40.077259037" calcext:value-type="float">
            <text:p>40.077259037</text:p>
          </table:table-cell>
          <table:table-cell office:value-type="string" calcext:value-type="string">
            <text:p>2018-05-08_12-44-52</text:p>
          </table:table-cell>
          <table:table-cell office:value-type="float" office:value="1.52576369269e+12" calcext:value-type="float">
            <text:p>1.52576369269e+12</text:p>
          </table:table-cell>
          <table:table-cell office:value-type="string" calcext:value-type="string">
            <text:p>Tue May  8 12:44:5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0446.0" calcext:value-type="float">
            <text:p>1100446.0</text:p>
          </table:table-cell>
          <table:table-cell office:value-type="float" office:value="4298.62" calcext:value-type="float">
            <text:p>4298.62</text:p>
          </table:table-cell>
          <table:table-cell office:value-type="float" office:value="0.0" calcext:value-type="float">
            <text:p>0.0</text:p>
          </table:table-cell>
          <table:table-cell office:value-type="float" office:value="57.293020722" calcext:value-type="float">
            <text:p>57.293020722</text:p>
          </table:table-cell>
          <table:table-cell office:value-type="string" calcext:value-type="string">
            <text:p>2018-05-08_12-47-03</text:p>
          </table:table-cell>
          <table:table-cell office:value-type="float" office:value="1.52576382387e+12" calcext:value-type="float">
            <text:p>1.52576382387e+12</text:p>
          </table:table-cell>
          <table:table-cell office:value-type="string" calcext:value-type="string">
            <text:p>Tue May  8 12:47:03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999999271864" calcext:value-type="float">
            <text:p>0.999999271864</text:p>
          </table:table-cell>
          <table:table-cell office:value-type="float" office:value="0.446" calcext:value-type="float">
            <text:p>0.446</text:p>
          </table:table-cell>
          <table:table-cell office:value-type="float" office:value="0.999999270718" calcext:value-type="float">
            <text:p>0.999999270718</text:p>
          </table:table-cell>
          <table:table-cell office:value-type="string" calcext:value-type="string">
            <text:p/>
          </table:table-cell>
          <table:table-cell office:value-type="float" office:value="1.496" calcext:value-type="float">
            <text:p>1.496</text:p>
          </table:table-cell>
          <table:table-cell office:value-type="float" office:value="0.999999808002" calcext:value-type="float">
            <text:p>0.999999808002</text:p>
          </table:table-cell>
          <table:table-cell office:value-type="float" office:value="1.672" calcext:value-type="float">
            <text:p>1.672</text:p>
          </table:table-cell>
          <table:table-cell office:value-type="float" office:value="0.999999807942" calcext:value-type="float">
            <text:p>0.999999807942</text:p>
          </table:table-cell>
          <table:table-cell office:value-type="string" calcext:value-type="string">
            <text:p/>
          </table:table-cell>
          <table:table-cell office:value-type="float" office:value="1.88" calcext:value-type="float">
            <text:p>1.88</text:p>
          </table:table-cell>
          <table:table-cell office:value-type="float" office:value="0.999999938339" calcext:value-type="float">
            <text:p>0.999999938339</text:p>
          </table:table-cell>
          <table:table-cell office:value-type="float" office:value="1.592" calcext:value-type="float">
            <text:p>1.592</text:p>
          </table:table-cell>
          <table:table-cell office:value-type="float" office:value="0.999999938337" calcext:value-type="float">
            <text:p>0.999999938337</text:p>
          </table:table-cell>
          <table:table-cell office:value-type="string" calcext:value-type="string">
            <text:p/>
          </table:table-cell>
          <table:table-cell office:value-type="float" office:value="1.592" calcext:value-type="float">
            <text:p>1.592</text:p>
          </table:table-cell>
          <table:table-cell office:value-type="float" office:value="0.999999963518" calcext:value-type="float">
            <text:p>0.999999963518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963516" calcext:value-type="float">
            <text:p>0.999999963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999998543728" calcext:value-type="float">
            <text:p>0.999998543728</text:p>
          </table:table-cell>
          <table:table-cell office:value-type="float" office:value="0.51" calcext:value-type="float">
            <text:p>0.51</text:p>
          </table:table-cell>
          <table:table-cell office:value-type="float" office:value="0.999998541436" calcext:value-type="float">
            <text:p>0.999998541436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9616003" calcext:value-type="float">
            <text:p>0.99999961600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9615884" calcext:value-type="float">
            <text:p>0.999999615884</text:p>
          </table:table-cell>
          <table:table-cell office:value-type="string" calcext:value-type="string">
            <text:p/>
          </table:table-cell>
          <table:table-cell office:value-type="float" office:value="6.304" calcext:value-type="float">
            <text:p>6.304</text:p>
          </table:table-cell>
          <table:table-cell office:value-type="float" office:value="0.999999876679" calcext:value-type="float">
            <text:p>0.999999876679</text:p>
          </table:table-cell>
          <table:table-cell office:value-type="float" office:value="1.72" calcext:value-type="float">
            <text:p>1.72</text:p>
          </table:table-cell>
          <table:table-cell office:value-type="float" office:value="0.999999876674" calcext:value-type="float">
            <text:p>0.999999876674</text:p>
          </table:table-cell>
          <table:table-cell office:value-type="string" calcext:value-type="string">
            <text:p/>
          </table:table-cell>
          <table:table-cell office:value-type="float" office:value="9.28" calcext:value-type="float">
            <text:p>9.28</text:p>
          </table:table-cell>
          <table:table-cell office:value-type="float" office:value="0.999999927036" calcext:value-type="float">
            <text:p>0.999999927036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9927032" calcext:value-type="float">
            <text:p>0.999999927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.536" calcext:value-type="float">
            <text:p>17.536</text:p>
          </table:table-cell>
          <table:table-cell office:value-type="float" office:value="0.999997815592" calcext:value-type="float">
            <text:p>0.99999781559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7812155" calcext:value-type="float">
            <text:p>0.99999781215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9424005" calcext:value-type="float">
            <text:p>0.99999942400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9423826" calcext:value-type="float">
            <text:p>0.999999423826</text:p>
          </table:table-cell>
          <table:table-cell office:value-type="string" calcext:value-type="string">
            <text:p/>
          </table:table-cell>
          <table:table-cell office:value-type="float" office:value="7.648" calcext:value-type="float">
            <text:p>7.648</text:p>
          </table:table-cell>
          <table:table-cell office:value-type="float" office:value="0.999999815018" calcext:value-type="float">
            <text:p>0.999999815018</text:p>
          </table:table-cell>
          <table:table-cell office:value-type="float" office:value="1.912" calcext:value-type="float">
            <text:p>1.912</text:p>
          </table:table-cell>
          <table:table-cell office:value-type="float" office:value="0.999999815011" calcext:value-type="float">
            <text:p>0.999999815011</text:p>
          </table:table-cell>
          <table:table-cell office:value-type="string" calcext:value-type="string">
            <text:p/>
          </table:table-cell>
          <table:table-cell office:value-type="float" office:value="13.248" calcext:value-type="float">
            <text:p>13.248</text:p>
          </table:table-cell>
          <table:table-cell office:value-type="float" office:value="0.999999890554" calcext:value-type="float">
            <text:p>0.999999890554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9890548" calcext:value-type="float">
            <text:p>0.999999890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.792" calcext:value-type="float">
            <text:p>17.792</text:p>
          </table:table-cell>
          <table:table-cell office:value-type="float" office:value="0.999997087456" calcext:value-type="float">
            <text:p>0.999997087456</text:p>
          </table:table-cell>
          <table:table-cell office:value-type="float" office:value="4.192" calcext:value-type="float">
            <text:p>4.192</text:p>
          </table:table-cell>
          <table:table-cell office:value-type="float" office:value="0.999997082873" calcext:value-type="float">
            <text:p>0.99999708287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9232006" calcext:value-type="float">
            <text:p>0.99999923200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99231769" calcext:value-type="float">
            <text:p>0.999999231769</text:p>
          </table:table-cell>
          <table:table-cell office:value-type="string" calcext:value-type="string">
            <text:p/>
          </table:table-cell>
          <table:table-cell office:value-type="float" office:value="11.2" calcext:value-type="float">
            <text:p>11.2</text:p>
          </table:table-cell>
          <table:table-cell office:value-type="float" office:value="0.999999753358" calcext:value-type="float">
            <text:p>0.999999753358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9753348" calcext:value-type="float">
            <text:p>0.999999753348</text:p>
          </table:table-cell>
          <table:table-cell office:value-type="string" calcext:value-type="string">
            <text:p/>
          </table:table-cell>
          <table:table-cell office:value-type="float" office:value="15.936" calcext:value-type="float">
            <text:p>15.936</text:p>
          </table:table-cell>
          <table:table-cell office:value-type="float" office:value="0.999999854072" calcext:value-type="float">
            <text:p>0.999999854072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9854065" calcext:value-type="float">
            <text:p>0.999999854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.999996359321" calcext:value-type="float">
            <text:p>0.999996359321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6353591" calcext:value-type="float">
            <text:p>0.999996353591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8272014" calcext:value-type="float">
            <text:p>0.99999827201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98655595" calcext:value-type="float">
            <text:p>0.999998655595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691697" calcext:value-type="float">
            <text:p>0.999999691697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9691685" calcext:value-type="float">
            <text:p>0.999999691685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81759" calcext:value-type="float">
            <text:p>0.99999981759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9999817581" calcext:value-type="float">
            <text:p>0.999999817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0.999995631185" calcext:value-type="float">
            <text:p>0.999995631185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4895027" calcext:value-type="float">
            <text:p>0.99999489502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8080015" calcext:value-type="float">
            <text:p>0.99999808001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98271479" calcext:value-type="float">
            <text:p>0.999998271479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630037" calcext:value-type="float">
            <text:p>0.999999630037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9630022" calcext:value-type="float">
            <text:p>0.999999630022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781108" calcext:value-type="float">
            <text:p>0.999999781108</text:p>
          </table:table-cell>
          <table:table-cell office:value-type="float" office:value="0.772" calcext:value-type="float">
            <text:p>0.772</text:p>
          </table:table-cell>
          <table:table-cell office:value-type="float" office:value="0.999999781097" calcext:value-type="float">
            <text:p>0.999999781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096" calcext:value-type="float">
            <text:p>20.096</text:p>
          </table:table-cell>
          <table:table-cell office:value-type="float" office:value="0.999994174913" calcext:value-type="float">
            <text:p>0.999994174913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4165745" calcext:value-type="float">
            <text:p>0.99999416574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7696018" calcext:value-type="float">
            <text:p>0.99999769601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97695306" calcext:value-type="float">
            <text:p>0.999997695306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568376" calcext:value-type="float">
            <text:p>0.999999568376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9568358" calcext:value-type="float">
            <text:p>0.999999568358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744626" calcext:value-type="float">
            <text:p>0.999999744626</text:p>
          </table:table-cell>
          <table:table-cell office:value-type="float" office:value="0.828" calcext:value-type="float">
            <text:p>0.828</text:p>
          </table:table-cell>
          <table:table-cell office:value-type="float" office:value="0.999999744613" calcext:value-type="float">
            <text:p>0.999999744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608" calcext:value-type="float">
            <text:p>20.608</text:p>
          </table:table-cell>
          <table:table-cell office:value-type="float" office:value="0.999993446777" calcext:value-type="float">
            <text:p>0.999993446777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3436464" calcext:value-type="float">
            <text:p>0.99999343646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96160031" calcext:value-type="float">
            <text:p>0.99999616003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96542958" calcext:value-type="float">
            <text:p>0.999996542958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445055" calcext:value-type="float">
            <text:p>0.999999445055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9506695" calcext:value-type="float">
            <text:p>0.99999950669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708144" calcext:value-type="float">
            <text:p>0.999999708144</text:p>
          </table:table-cell>
          <table:table-cell office:value-type="float" office:value="1.528" calcext:value-type="float">
            <text:p>1.528</text:p>
          </table:table-cell>
          <table:table-cell office:value-type="float" office:value="0.999999708129" calcext:value-type="float">
            <text:p>0.999999708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0.999992718641" calcext:value-type="float">
            <text:p>0.999992718641</text:p>
          </table:table-cell>
          <table:table-cell office:value-type="float" office:value="7.2" calcext:value-type="float">
            <text:p>7.2</text:p>
          </table:table-cell>
          <table:table-cell office:value-type="float" office:value="0.999992707182" calcext:value-type="float">
            <text:p>0.99999270718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91552068" calcext:value-type="float">
            <text:p>0.99999155206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94046206" calcext:value-type="float">
            <text:p>0.99999404620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383395" calcext:value-type="float">
            <text:p>0.999999383395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383369" calcext:value-type="float">
            <text:p>0.999999383369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9671662" calcext:value-type="float">
            <text:p>0.999999671662</text:p>
          </table:table-cell>
          <table:table-cell office:value-type="float" office:value="1.672" calcext:value-type="float">
            <text:p>1.672</text:p>
          </table:table-cell>
          <table:table-cell office:value-type="float" office:value="0.999999671645" calcext:value-type="float">
            <text:p>0.999999671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1990505" calcext:value-type="float">
            <text:p>0.999991990505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19779" calcext:value-type="float">
            <text:p>0.9999919779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75808194" calcext:value-type="float">
            <text:p>0.99997580819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90012991" calcext:value-type="float">
            <text:p>0.99999001299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321734" calcext:value-type="float">
            <text:p>0.999999321734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9321706" calcext:value-type="float">
            <text:p>0.99999932170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963518" calcext:value-type="float">
            <text:p>0.99999963518</text:p>
          </table:table-cell>
          <table:table-cell office:value-type="float" office:value="1.704" calcext:value-type="float">
            <text:p>1.704</text:p>
          </table:table-cell>
          <table:table-cell office:value-type="float" office:value="0.999999635162" calcext:value-type="float">
            <text:p>0.999999635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1262369" calcext:value-type="float">
            <text:p>0.999991262369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1248618" calcext:value-type="float">
            <text:p>0.999991248618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925888593" calcext:value-type="float">
            <text:p>0.99992588859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82522734" calcext:value-type="float">
            <text:p>0.999982522734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136752" calcext:value-type="float">
            <text:p>0.99999913675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9260043" calcext:value-type="float">
            <text:p>0.99999926004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9562216" calcext:value-type="float">
            <text:p>0.999999562216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99598678" calcext:value-type="float">
            <text:p>0.999999598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0534233" calcext:value-type="float">
            <text:p>0.999990534233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0519336" calcext:value-type="float">
            <text:p>0.999990519336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765761874" calcext:value-type="float">
            <text:p>0.999765761874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69846915" calcext:value-type="float">
            <text:p>0.999969846915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075092" calcext:value-type="float">
            <text:p>0.99999907509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075054" calcext:value-type="float">
            <text:p>0.999999075054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9525734" calcext:value-type="float">
            <text:p>0.999999525734</text:p>
          </table:table-cell>
          <table:table-cell office:value-type="float" office:value="2.768" calcext:value-type="float">
            <text:p>2.768</text:p>
          </table:table-cell>
          <table:table-cell office:value-type="float" office:value="0.999999562194" calcext:value-type="float">
            <text:p>0.999999562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8349826" calcext:value-type="float">
            <text:p>0.999988349826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89790054" calcext:value-type="float">
            <text:p>0.99998979005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30995752" calcext:value-type="float">
            <text:p>0.9993099575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4679997" calcext:value-type="float">
            <text:p>0.99994679997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013431" calcext:value-type="float">
            <text:p>0.999999013431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013391" calcext:value-type="float">
            <text:p>0.999999013391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9416288" calcext:value-type="float">
            <text:p>0.999999416288</text:p>
          </table:table-cell>
          <table:table-cell office:value-type="float" office:value="2.896" calcext:value-type="float">
            <text:p>2.896</text:p>
          </table:table-cell>
          <table:table-cell office:value-type="float" office:value="0.99999952571" calcext:value-type="float">
            <text:p>0.99999952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6165418" calcext:value-type="float">
            <text:p>0.999986165418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89060773" calcext:value-type="float">
            <text:p>0.99998906077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969040248" calcext:value-type="float">
            <text:p>0.99796904024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898977561" calcext:value-type="float">
            <text:p>0.99989897756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89011" calcext:value-type="float">
            <text:p>0.99999889011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951728" calcext:value-type="float">
            <text:p>0.999998951728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99379806" calcext:value-type="float">
            <text:p>0.999999379806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9489226" calcext:value-type="float">
            <text:p>0.999999489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4709146" calcext:value-type="float">
            <text:p>0.999984709146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8331491" calcext:value-type="float">
            <text:p>0.999988331491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4656874745" calcext:value-type="float">
            <text:p>0.99465687474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823498818" calcext:value-type="float">
            <text:p>0.99982349881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82845" calcext:value-type="float">
            <text:p>0.99999882845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890065" calcext:value-type="float">
            <text:p>0.999998890065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306842" calcext:value-type="float">
            <text:p>0.99999930684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452742" calcext:value-type="float">
            <text:p>0.999999452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82524738" calcext:value-type="float">
            <text:p>0.999982524738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87602209" calcext:value-type="float">
            <text:p>0.999987602209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7281445748" calcext:value-type="float">
            <text:p>0.987281445748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674077796" calcext:value-type="float">
            <text:p>0.99967407779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8766789" calcext:value-type="float">
            <text:p>0.999998766789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828401" calcext:value-type="float">
            <text:p>0.999998828401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99233878" calcext:value-type="float">
            <text:p>0.999999233878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416259" calcext:value-type="float">
            <text:p>0.999999416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8155923" calcext:value-type="float">
            <text:p>0.999978155923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6872927" calcext:value-type="float">
            <text:p>0.999986872927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72127966976" calcext:value-type="float">
            <text:p>0.97212796697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431124591" calcext:value-type="float">
            <text:p>0.99943112459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8581807" calcext:value-type="float">
            <text:p>0.99999858180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766738" calcext:value-type="float">
            <text:p>0.99999876673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9124432" calcext:value-type="float">
            <text:p>0.99999912443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9379775" calcext:value-type="float">
            <text:p>0.999999379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74515244" calcext:value-type="float">
            <text:p>0.999974515244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6143645" calcext:value-type="float">
            <text:p>0.999986143645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43756353949" calcext:value-type="float">
            <text:p>0.94375635394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038750364" calcext:value-type="float">
            <text:p>0.999038750364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8458486" calcext:value-type="float">
            <text:p>0.999998458486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581749" calcext:value-type="float">
            <text:p>0.999998581749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9051468" calcext:value-type="float">
            <text:p>0.99999905146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9343291" calcext:value-type="float">
            <text:p>0.999999343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8690156" calcext:value-type="float">
            <text:p>0.99996869015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39558" calcext:value-type="float">
            <text:p>0.999983955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95455876353" calcext:value-type="float">
            <text:p>0.895455876353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40726409" calcext:value-type="float">
            <text:p>0.9984072640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8088523" calcext:value-type="float">
            <text:p>0.99999808852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8458423" calcext:value-type="float">
            <text:p>0.99999845842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9014986" calcext:value-type="float">
            <text:p>0.99999901498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306807" calcext:value-type="float">
            <text:p>0.999999306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65049477" calcext:value-type="float">
            <text:p>0.99996504947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3226518" calcext:value-type="float">
            <text:p>0.999983226518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23140230878" calcext:value-type="float">
            <text:p>0.82314023087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396079407" calcext:value-type="float">
            <text:p>0.997396079407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7595239" calcext:value-type="float">
            <text:p>0.99999759523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839676" calcext:value-type="float">
            <text:p>0.9999983967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8978504" calcext:value-type="float">
            <text:p>0.999998978504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9270323" calcext:value-type="float">
            <text:p>0.999999270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922439" calcext:value-type="float">
            <text:p>0.99995922439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0309391" calcext:value-type="float">
            <text:p>0.99998030939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28055679555" calcext:value-type="float">
            <text:p>0.728055679555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5772614238" calcext:value-type="float">
            <text:p>0.995772614238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6547009" calcext:value-type="float">
            <text:p>0.999996547009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8335097" calcext:value-type="float">
            <text:p>0.999998335097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890554" calcext:value-type="float">
            <text:p>0.9999989055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9233839" calcext:value-type="float">
            <text:p>0.999999233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54127438" calcext:value-type="float">
            <text:p>0.999954127438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79580109" calcext:value-type="float">
            <text:p>0.999979580109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10030575755" calcext:value-type="float">
            <text:p>0.61003057575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306015022" calcext:value-type="float">
            <text:p>0.99330601502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5807083" calcext:value-type="float">
            <text:p>0.99999580708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8211771" calcext:value-type="float">
            <text:p>0.999998211771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8869058" calcext:value-type="float">
            <text:p>0.99999886905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9197356" calcext:value-type="float">
            <text:p>0.999999197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47574215" calcext:value-type="float">
            <text:p>0.99994757421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8121545" calcext:value-type="float">
            <text:p>0.999978121545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479548035616" calcext:value-type="float">
            <text:p>0.47954803561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89639438238" calcext:value-type="float">
            <text:p>0.989639438238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4697193" calcext:value-type="float">
            <text:p>0.99999469719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8026781" calcext:value-type="float">
            <text:p>0.999998026781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8832576" calcext:value-type="float">
            <text:p>0.999998832576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9160872" calcext:value-type="float">
            <text:p>0.999999160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41020992" calcext:value-type="float">
            <text:p>0.999941020992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59337" calcext:value-type="float">
            <text:p>0.999975933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363422180623" calcext:value-type="float">
            <text:p>0.36342218062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84188451791" calcext:value-type="float">
            <text:p>0.984188451791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2909037" calcext:value-type="float">
            <text:p>0.99999290903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7718466" calcext:value-type="float">
            <text:p>0.999997718466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98796094" calcext:value-type="float">
            <text:p>0.99999879609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9124388" calcext:value-type="float">
            <text:p>0.999999124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30098954" calcext:value-type="float">
            <text:p>0.999930098954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4475136" calcext:value-type="float">
            <text:p>0.999974475136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277504211966" calcext:value-type="float">
            <text:p>0.277504211966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76337510208" calcext:value-type="float">
            <text:p>0.976337510208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1429184" calcext:value-type="float">
            <text:p>0.9999914291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759514" calcext:value-type="float">
            <text:p>0.99999759514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72313" calcext:value-type="float">
            <text:p>0.9999987231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9087904" calcext:value-type="float">
            <text:p>0.999999087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22089459" calcext:value-type="float">
            <text:p>0.99992208945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3745854" calcext:value-type="float">
            <text:p>0.999973745854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216504187966" calcext:value-type="float">
            <text:p>0.21650418796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65247128543" calcext:value-type="float">
            <text:p>0.965247128543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9517707" calcext:value-type="float">
            <text:p>0.99998951770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7225161" calcext:value-type="float">
            <text:p>0.99999722516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8650166" calcext:value-type="float">
            <text:p>0.99999865016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8978453" calcext:value-type="float">
            <text:p>0.999998978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07526741" calcext:value-type="float">
            <text:p>0.999907526741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3016572" calcext:value-type="float">
            <text:p>0.99997301657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171909664723" calcext:value-type="float">
            <text:p>0.17190966472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50080510659" calcext:value-type="float">
            <text:p>0.950080510659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5633092" calcext:value-type="float">
            <text:p>0.999985633092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7040172" calcext:value-type="float">
            <text:p>0.999997040172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8613684" calcext:value-type="float">
            <text:p>0.999998613684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98905485" calcext:value-type="float">
            <text:p>0.999998905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88595207" calcext:value-type="float">
            <text:p>0.99988859520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228729" calcext:value-type="float">
            <text:p>0.99997228729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13819377445" calcext:value-type="float">
            <text:p>0.1381937744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29591777158" calcext:value-type="float">
            <text:p>0.929591777158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1871798" calcext:value-type="float">
            <text:p>0.999981871798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6916846" calcext:value-type="float">
            <text:p>0.999996916846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835831" calcext:value-type="float">
            <text:p>0.99999835831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8796033" calcext:value-type="float">
            <text:p>0.999998796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57285364" calcext:value-type="float">
            <text:p>0.99985728536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9370163" calcext:value-type="float">
            <text:p>0.99996937016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12969400245" calcext:value-type="float">
            <text:p>0.11296940024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02750153454" calcext:value-type="float">
            <text:p>0.902750153454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76815633" calcext:value-type="float">
            <text:p>0.999976815633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6608531" calcext:value-type="float">
            <text:p>0.999996608531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8029972" calcext:value-type="float">
            <text:p>0.99999802997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98686582" calcext:value-type="float">
            <text:p>0.999998686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16509753" calcext:value-type="float">
            <text:p>0.999816509753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8640881" calcext:value-type="float">
            <text:p>0.99996864088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0943148294814" calcext:value-type="float">
            <text:p>0.094314829481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68397530597" calcext:value-type="float">
            <text:p>0.868397530597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71327845" calcext:value-type="float">
            <text:p>0.99997132784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59919" calcext:value-type="float">
            <text:p>0.9999959919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762867" calcext:value-type="float">
            <text:p>0.99999762867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8650098" calcext:value-type="float">
            <text:p>0.999998650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772093464" calcext:value-type="float">
            <text:p>0.99977209346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67182318" calcext:value-type="float">
            <text:p>0.999967182318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080547003624" calcext:value-type="float">
            <text:p>0.080547003624</text:p>
          </table:table-cell>
          <table:table-cell office:value-type="float" office:value="28.8" calcext:value-type="float">
            <text:p>28.8</text:p>
          </table:table-cell>
          <table:table-cell office:value-type="float" office:value="0.826485125886" calcext:value-type="float">
            <text:p>0.82648512588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66148358" calcext:value-type="float">
            <text:p>0.999966148358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5313606" calcext:value-type="float">
            <text:p>0.999995313606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6643656" calcext:value-type="float">
            <text:p>0.99999664365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8613614" calcext:value-type="float">
            <text:p>0.999998613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697095466" calcext:value-type="float">
            <text:p>0.99969709546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63535908" calcext:value-type="float">
            <text:p>0.99996353590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0704067967456" calcext:value-type="float">
            <text:p>0.070406796745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78388265725" calcext:value-type="float">
            <text:p>0.77838826572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60537248" calcext:value-type="float">
            <text:p>0.99996053724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4696975" calcext:value-type="float">
            <text:p>0.99999469697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562216" calcext:value-type="float">
            <text:p>0.99999562216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9857713" calcext:value-type="float">
            <text:p>0.99999857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576953043" calcext:value-type="float">
            <text:p>0.999576953043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59160217" calcext:value-type="float">
            <text:p>0.999959160217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063015623875" calcext:value-type="float">
            <text:p>0.06301562387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24351055665" calcext:value-type="float">
            <text:p>0.72435105566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53877909" calcext:value-type="float">
            <text:p>0.999953877909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4142007" calcext:value-type="float">
            <text:p>0.999994142007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3688614" calcext:value-type="float">
            <text:p>0.99999368861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540647" calcext:value-type="float">
            <text:p>0.999998540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369434311" calcext:value-type="float">
            <text:p>0.99936943431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5624309" calcext:value-type="float">
            <text:p>0.9999562430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575841793266" calcext:value-type="float">
            <text:p>0.057584179326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6358721079" calcext:value-type="float">
            <text:p>0.6635872107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4610868" calcext:value-type="float">
            <text:p>0.9999461086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3093735" calcext:value-type="float">
            <text:p>0.99999309373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069709" calcext:value-type="float">
            <text:p>0.9999906970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8467679" calcext:value-type="float">
            <text:p>0.999998467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990075508" calcext:value-type="float">
            <text:p>0.998990075508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51867399" calcext:value-type="float">
            <text:p>0.99995186739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535671874625" calcext:value-type="float">
            <text:p>0.053567187462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6059471872" calcext:value-type="float">
            <text:p>0.596059471872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3827779" calcext:value-type="float">
            <text:p>0.99993827779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2168789" calcext:value-type="float">
            <text:p>0.99999216878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5480165" calcext:value-type="float">
            <text:p>0.99998548016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8394711" calcext:value-type="float">
            <text:p>0.999998394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337665742" calcext:value-type="float">
            <text:p>0.998337665742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4822099" calcext:value-type="float">
            <text:p>0.99994822099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505516595867" calcext:value-type="float">
            <text:p>0.0505516595867</text:p>
          </table:table-cell>
          <table:table-cell office:value-type="float" office:value="30.08" calcext:value-type="float">
            <text:p>30.08</text:p>
          </table:table-cell>
          <table:table-cell office:value-type="float" office:value="0.522482870359" calcext:value-type="float">
            <text:p>0.522482870359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29830295" calcext:value-type="float">
            <text:p>0.999929830295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1120516" calcext:value-type="float">
            <text:p>0.99999112051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6542075" calcext:value-type="float">
            <text:p>0.999976542075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8358227" calcext:value-type="float">
            <text:p>0.999998358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449339945" calcext:value-type="float">
            <text:p>0.99744933994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43116017" calcext:value-type="float">
            <text:p>0.999943116017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482661098711" calcext:value-type="float">
            <text:p>0.048266109871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48753006666" calcext:value-type="float">
            <text:p>0.44875300666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22492689" calcext:value-type="float">
            <text:p>0.99992249268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0380559" calcext:value-type="float">
            <text:p>0.99999038055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3590965" calcext:value-type="float">
            <text:p>0.99996359096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212292" calcext:value-type="float">
            <text:p>0.999998212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6414658832" calcext:value-type="float">
            <text:p>0.9964146588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38011044" calcext:value-type="float">
            <text:p>0.99993801104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465283317733" calcext:value-type="float">
            <text:p>0.046528331773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80995566536" calcext:value-type="float">
            <text:p>0.380995566536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14476818" calcext:value-type="float">
            <text:p>0.999914476818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9702265" calcext:value-type="float">
            <text:p>0.99998970226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42905672" calcext:value-type="float">
            <text:p>0.99994290567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102841" calcext:value-type="float">
            <text:p>0.999998102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5532886258" calcext:value-type="float">
            <text:p>0.99553288625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32906071" calcext:value-type="float">
            <text:p>0.99993290607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451637986896" calcext:value-type="float">
            <text:p>0.045163798689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23501891002" calcext:value-type="float">
            <text:p>0.32350189100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06707589" calcext:value-type="float">
            <text:p>0.999906707589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8037362" calcext:value-type="float">
            <text:p>0.99998803736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0379697" calcext:value-type="float">
            <text:p>0.9999037969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7883938" calcext:value-type="float">
            <text:p>0.999997883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4805478495" calcext:value-type="float">
            <text:p>0.994805478495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26342535" calcext:value-type="float">
            <text:p>0.999926342535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440799673603" calcext:value-type="float">
            <text:p>0.044079967360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76335167102" calcext:value-type="float">
            <text:p>0.276335167102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899493304" calcext:value-type="float">
            <text:p>0.99989949330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6742437" calcext:value-type="float">
            <text:p>0.999986742437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39771062" calcext:value-type="float">
            <text:p>0.99983977106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7774486" calcext:value-type="float">
            <text:p>0.999997774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327821345" calcext:value-type="float">
            <text:p>0.99432782134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2050828" calcext:value-type="float">
            <text:p>0.9999205082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432238462092" calcext:value-type="float">
            <text:p>0.0432238462092</text:p>
          </table:table-cell>
          <table:table-cell office:value-type="float" office:value="31.36" calcext:value-type="float">
            <text:p>31.36</text:p>
          </table:table-cell>
          <table:table-cell office:value-type="float" office:value="0.237701190221" calcext:value-type="float">
            <text:p>0.237701190221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89227902" calcext:value-type="float">
            <text:p>0.99989227902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5139197" calcext:value-type="float">
            <text:p>0.99998513919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20292517" calcext:value-type="float">
            <text:p>0.99972029251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7628551" calcext:value-type="float">
            <text:p>0.999997628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017635451" calcext:value-type="float">
            <text:p>0.994017635451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13944744" calcext:value-type="float">
            <text:p>0.999913944744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425374517004" calcext:value-type="float">
            <text:p>0.042537451700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05607936138" calcext:value-type="float">
            <text:p>0.20560793613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88555802" calcext:value-type="float">
            <text:p>0.9998855580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3967599" calcext:value-type="float">
            <text:p>0.999983967599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429056723" calcext:value-type="float">
            <text:p>0.99942905672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409648" calcext:value-type="float">
            <text:p>0.999997409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790457051" calcext:value-type="float">
            <text:p>0.993790457051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03005516" calcext:value-type="float">
            <text:p>0.99990300551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419770081839" calcext:value-type="float">
            <text:p>0.041977008183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78283286894" calcext:value-type="float">
            <text:p>0.17828328689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879576947" calcext:value-type="float">
            <text:p>0.99987957694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2857663" calcext:value-type="float">
            <text:p>0.999982857663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561770171" calcext:value-type="float">
            <text:p>0.99856177017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190745" calcext:value-type="float">
            <text:p>0.999997190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628810881" calcext:value-type="float">
            <text:p>0.99362881088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90607725" calcext:value-type="float">
            <text:p>0.999890607725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415146758826" calcext:value-type="float">
            <text:p>0.041514675882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54539364565" calcext:value-type="float">
            <text:p>0.15453936456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7322591" calcext:value-type="float">
            <text:p>0.9998732259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1377749" calcext:value-type="float">
            <text:p>0.99998137774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908215524" calcext:value-type="float">
            <text:p>0.995908215524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6898874" calcext:value-type="float">
            <text:p>0.999996898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49410574" calcext:value-type="float">
            <text:p>0.9934941057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78939216" calcext:value-type="float">
            <text:p>0.99987893921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411084071327" calcext:value-type="float">
            <text:p>0.041108407132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3849162359" calcext:value-type="float">
            <text:p>0.13384916235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67491479" calcext:value-type="float">
            <text:p>0.99986749147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9034552" calcext:value-type="float">
            <text:p>0.99997903455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832823759" calcext:value-type="float">
            <text:p>0.988832823759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6132713" calcext:value-type="float">
            <text:p>0.999996132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403088752" calcext:value-type="float">
            <text:p>0.99340308875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61436452" calcext:value-type="float">
            <text:p>0.99986143645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407624259006" calcext:value-type="float">
            <text:p>0.0407624259006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5867360226" calcext:value-type="float">
            <text:p>0.115867360226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58242397" calcext:value-type="float">
            <text:p>0.99985824239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7246323" calcext:value-type="float">
            <text:p>0.99997724632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455661366" calcext:value-type="float">
            <text:p>0.97345566136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5512488" calcext:value-type="float">
            <text:p>0.999995512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326634483" calcext:value-type="float">
            <text:p>0.993326634483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41016561" calcext:value-type="float">
            <text:p>0.999841016561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404680922553" calcext:value-type="float">
            <text:p>0.040468092255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866634247298" calcext:value-type="float">
            <text:p>0.0866634247298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49116636" calcext:value-type="float">
            <text:p>0.999849116636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75889735" calcext:value-type="float">
            <text:p>0.999975889735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6305685074" calcext:value-type="float">
            <text:p>0.94630568507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4855779" calcext:value-type="float">
            <text:p>0.999994855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261830388" calcext:value-type="float">
            <text:p>0.99326183038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15491696" calcext:value-type="float">
            <text:p>0.99981549169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402232942136" calcext:value-type="float">
            <text:p>0.040223294213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649389908972" calcext:value-type="float">
            <text:p>0.0649389908972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42580617" calcext:value-type="float">
            <text:p>0.99984258061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74039843" calcext:value-type="float">
            <text:p>0.99997403984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5895560283" calcext:value-type="float">
            <text:p>0.90589556028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3907199" calcext:value-type="float">
            <text:p>0.99999390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220326642" calcext:value-type="float">
            <text:p>0.99322032664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789966832" calcext:value-type="float">
            <text:p>0.999789966832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400067199462" calcext:value-type="float">
            <text:p>0.040006719946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487725197455" calcext:value-type="float">
            <text:p>0.048772519745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35612975" calcext:value-type="float">
            <text:p>0.99983561297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72621592" calcext:value-type="float">
            <text:p>0.999972621592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3234014254" calcext:value-type="float">
            <text:p>0.853234014254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2849168" calcext:value-type="float">
            <text:p>0.999992849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182463575" calcext:value-type="float">
            <text:p>0.99318246357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56419868" calcext:value-type="float">
            <text:p>0.999756419868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398206734346" calcext:value-type="float">
            <text:p>0.039820673434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365593677762" calcext:value-type="float">
            <text:p>0.0365593677762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828522012" calcext:value-type="float">
            <text:p>0.99982852201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70710036" calcext:value-type="float">
            <text:p>0.99997071003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1491442108" calcext:value-type="float">
            <text:p>0.791491442108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1097944" calcext:value-type="float">
            <text:p>0.999991097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135134742" calcext:value-type="float">
            <text:p>0.993135134742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17038649" calcext:value-type="float">
            <text:p>0.99971703864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396517147863" calcext:value-type="float">
            <text:p>0.039651714786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276092790071" calcext:value-type="float">
            <text:p>0.027609279007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821924333" calcext:value-type="float">
            <text:p>0.99982192433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69230122" calcext:value-type="float">
            <text:p>0.99996923012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24212580752" calcext:value-type="float">
            <text:p>0.72421258075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9091333" calcext:value-type="float">
            <text:p>0.999989091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108193713" calcext:value-type="float">
            <text:p>0.993108193713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65988921" calcext:value-type="float">
            <text:p>0.99966598892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394908200734" calcext:value-type="float">
            <text:p>0.039490820073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210316810979" calcext:value-type="float">
            <text:p>0.021031681097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816498205" calcext:value-type="float">
            <text:p>0.99981649820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67811871" calcext:value-type="float">
            <text:p>0.999967811871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55468091585" calcext:value-type="float">
            <text:p>0.655468091585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620911" calcext:value-type="float">
            <text:p>0.99998620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084893364" calcext:value-type="float">
            <text:p>0.99308489336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12751347" calcext:value-type="float">
            <text:p>0.99961275134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393414452684" calcext:value-type="float">
            <text:p>0.039341445268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162726791535" calcext:value-type="float">
            <text:p>0.0162726791535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81144204" calcext:value-type="float">
            <text:p>0.9998114420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66085305" calcext:value-type="float">
            <text:p>0.999966085305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88640147732" calcext:value-type="float">
            <text:p>0.588640147732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2670178" calcext:value-type="float">
            <text:p>0.999982670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066689967" calcext:value-type="float">
            <text:p>0.99306668996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36176755" calcext:value-type="float">
            <text:p>0.999536176755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391911104711" calcext:value-type="float">
            <text:p>0.0391911104711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12733820853" calcext:value-type="float">
            <text:p>0.012733820853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04597719" calcext:value-type="float">
            <text:p>0.99980459771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6417375" calcext:value-type="float">
            <text:p>0.99996417375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25969728916" calcext:value-type="float">
            <text:p>0.52596972891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8839376" calcext:value-type="float">
            <text:p>0.999978839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051399113" calcext:value-type="float">
            <text:p>0.993051399113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427513762" calcext:value-type="float">
            <text:p>0.99942751376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390298317613" calcext:value-type="float">
            <text:p>0.039029831761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101179926726" calcext:value-type="float">
            <text:p>0.010117992672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795471958" calcext:value-type="float">
            <text:p>0.99979547195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62570509" calcext:value-type="float">
            <text:p>0.99996257050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69150584885" calcext:value-type="float">
            <text:p>0.46915058488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3585703" calcext:value-type="float">
            <text:p>0.999973585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041933346" calcext:value-type="float">
            <text:p>0.99304193334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269259604" calcext:value-type="float">
            <text:p>0.99926925960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38829001368" calcext:value-type="float">
            <text:p>0.03882900136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0815977063681" calcext:value-type="float">
            <text:p>0.00815977063681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777590398" calcext:value-type="float">
            <text:p>0.99977759039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61522237" calcext:value-type="float">
            <text:p>0.99996152223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18672705362" calcext:value-type="float">
            <text:p>0.41867270536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6726742" calcext:value-type="float">
            <text:p>0.999966726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035380123" calcext:value-type="float">
            <text:p>0.99303538012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089126991" calcext:value-type="float">
            <text:p>0.999089126991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385974512204" calcext:value-type="float">
            <text:p>0.038597451220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0670685285525" calcext:value-type="float">
            <text:p>0.0067068528552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29926794" calcext:value-type="float">
            <text:p>0.99972992679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59734008" calcext:value-type="float">
            <text:p>0.99995973400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74923237315" calcext:value-type="float">
            <text:p>0.37492323731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59539427" calcext:value-type="float">
            <text:p>0.999959539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031739444" calcext:value-type="float">
            <text:p>0.993031739444</text:p>
          </table:table-cell>
          <table:table-cell office:value-type="float" office:value="14.4" calcext:value-type="float">
            <text:p>14.4</text:p>
          </table:table-cell>
          <table:table-cell office:value-type="float" office:value="0.998875447414" calcext:value-type="float">
            <text:p>0.99887544741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383063815489" calcext:value-type="float">
            <text:p>0.038306381548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0555508181281" calcext:value-type="float">
            <text:p>0.00555508181281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576761989" calcext:value-type="float">
            <text:p>0.99957676198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58192431" calcext:value-type="float">
            <text:p>0.99995819243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37467534213" calcext:value-type="float">
            <text:p>0.337467534213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49944178" calcext:value-type="float">
            <text:p>0.999949944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027370628" calcext:value-type="float">
            <text:p>0.99302737062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613635237" calcext:value-type="float">
            <text:p>0.998613635237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379769121847" calcext:value-type="float">
            <text:p>0.037976912184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0466700622498" calcext:value-type="float">
            <text:p>0.00466700622498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103640593" calcext:value-type="float">
            <text:p>0.999103640593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56835843" calcext:value-type="float">
            <text:p>0.99995683584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05917172219" calcext:value-type="float">
            <text:p>0.30591717221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37320771" calcext:value-type="float">
            <text:p>0.999937320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024458085" calcext:value-type="float">
            <text:p>0.99302445808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311712558" calcext:value-type="float">
            <text:p>0.99831171255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376267069863" calcext:value-type="float">
            <text:p>0.0376267069863</text:p>
          </table:table-cell>
          <table:table-cell office:value-type="float" office:value="39.68" calcext:value-type="float">
            <text:p>39.68</text:p>
          </table:table-cell>
          <table:table-cell office:value-type="float" office:value="0.00394198776822" calcext:value-type="float">
            <text:p>0.0039419877682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768628037" calcext:value-type="float">
            <text:p>0.997768628037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54554309" calcext:value-type="float">
            <text:p>0.99995455430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79570493053" calcext:value-type="float">
            <text:p>0.27957049305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22982624" calcext:value-type="float">
            <text:p>0.99992298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301644859" calcext:value-type="float">
            <text:p>0.9930164485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000309215" calcext:value-type="float">
            <text:p>0.998000309215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373064535484" calcext:value-type="float">
            <text:p>0.037306453548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033827152527" calcext:value-type="float">
            <text:p>0.0033827152527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4506045046" calcext:value-type="float">
            <text:p>0.99450604504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51471155" calcext:value-type="float">
            <text:p>0.99995147115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5760522895" calcext:value-type="float">
            <text:p>0.2576052289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01055839" calcext:value-type="float">
            <text:p>0.999901055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301280791" calcext:value-type="float">
            <text:p>0.9930128079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685988746" calcext:value-type="float">
            <text:p>0.997685988746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70749034008" calcext:value-type="float">
            <text:p>0.037074903400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0292312077137" calcext:value-type="float">
            <text:p>0.0029231207713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7424639247" calcext:value-type="float">
            <text:p>0.987424639247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47894696" calcext:value-type="float">
            <text:p>0.99994789469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39576481938" calcext:value-type="float">
            <text:p>0.23957648193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74860445" calcext:value-type="float">
            <text:p>0.999874860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3003342144" calcext:value-type="float">
            <text:p>0.99300334214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354894794" calcext:value-type="float">
            <text:p>0.99735489479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67479300166" calcext:value-type="float">
            <text:p>0.0367479300166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255475377797" calcext:value-type="float">
            <text:p>0.00255475377797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3848589438" calcext:value-type="float">
            <text:p>0.97384858943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4598314" calcext:value-type="float">
            <text:p>0.9999459831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24699925529" calcext:value-type="float">
            <text:p>0.22469992552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38741448" calcext:value-type="float">
            <text:p>0.999838741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983682474" calcext:value-type="float">
            <text:p>0.99298368247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043491451" calcext:value-type="float">
            <text:p>0.99704349145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5100439196" calcext:value-type="float">
            <text:p>0.036510043919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224995793933" calcext:value-type="float">
            <text:p>0.0022499579393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50727054953" calcext:value-type="float">
            <text:p>0.950727054953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43146639" calcext:value-type="float">
            <text:p>0.99994314663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12443031991" calcext:value-type="float">
            <text:p>0.21244303199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91640816" calcext:value-type="float">
            <text:p>0.999791640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891937351" calcext:value-type="float">
            <text:p>0.99289193735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768552201" calcext:value-type="float">
            <text:p>0.996768552201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3378212974" calcext:value-type="float">
            <text:p>0.036337821297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20158393966" calcext:value-type="float">
            <text:p>0.0020158393966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1591942816" calcext:value-type="float">
            <text:p>0.9159194281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41111757" calcext:value-type="float">
            <text:p>0.99994111175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02409023107" calcext:value-type="float">
            <text:p>0.20240902310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26371235" calcext:value-type="float">
            <text:p>0.999726371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673496581" calcext:value-type="float">
            <text:p>0.99267349658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546121242" calcext:value-type="float">
            <text:p>0.996546121242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1967024264" calcext:value-type="float">
            <text:p>0.036196702426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182378152726" calcext:value-type="float">
            <text:p>0.0018237815272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8934212818" calcext:value-type="float">
            <text:p>0.86893421281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38583571" calcext:value-type="float">
            <text:p>0.999938583571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94101561287" calcext:value-type="float">
            <text:p>0.19410156128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37131774" calcext:value-type="float">
            <text:p>0.999637131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286856419" calcext:value-type="float">
            <text:p>0.99228685641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393701339" calcext:value-type="float">
            <text:p>0.996393701339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0807353541" calcext:value-type="float">
            <text:p>0.036080735354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165899587537" calcext:value-type="float">
            <text:p>0.00165899587537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1123165406" calcext:value-type="float">
            <text:p>0.8112316540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35993721" calcext:value-type="float">
            <text:p>0.999935993721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87245097996" calcext:value-type="float">
            <text:p>0.18724509799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05935902" calcext:value-type="float">
            <text:p>0.999505935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601680538" calcext:value-type="float">
            <text:p>0.99160168053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263889172" calcext:value-type="float">
            <text:p>0.99626388917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9833921329" calcext:value-type="float">
            <text:p>0.035983392132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152455536683" calcext:value-type="float">
            <text:p>0.00152455536683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5668238497" calcext:value-type="float">
            <text:p>0.745668238497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33712187" calcext:value-type="float">
            <text:p>0.999933712187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8155828406" calcext:value-type="float">
            <text:p>0.18155828406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308594836" calcext:value-type="float">
            <text:p>0.999308594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868717097" calcext:value-type="float">
            <text:p>0.98986871709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16324828" calcext:value-type="float">
            <text:p>0.99616324828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8933448532" calcext:value-type="float">
            <text:p>0.035893344853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141393003409" calcext:value-type="float">
            <text:p>0.00141393003409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75999525214" calcext:value-type="float">
            <text:p>0.675999525214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31677306" calcext:value-type="float">
            <text:p>0.99993167730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76842292589" calcext:value-type="float">
            <text:p>0.17684229258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956744728" calcext:value-type="float">
            <text:p>0.998956744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8819982962" calcext:value-type="float">
            <text:p>0.978819982962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6088861533" calcext:value-type="float">
            <text:p>0.99608886153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8130894953" calcext:value-type="float">
            <text:p>0.0358130894953</text:p>
          </table:table-cell>
          <table:table-cell office:value-type="float" office:value="44.8" calcext:value-type="float">
            <text:p>44.8</text:p>
          </table:table-cell>
          <table:table-cell office:value-type="float" office:value="0.00132827222436" calcext:value-type="float">
            <text:p>0.0013282722243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6072022605" calcext:value-type="float">
            <text:p>0.60607202260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29210782" calcext:value-type="float">
            <text:p>0.99992921078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72900485608" calcext:value-type="float">
            <text:p>0.17290048560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315285935" calcext:value-type="float">
            <text:p>0.998315285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999796122" calcext:value-type="float">
            <text:p>0.943999796122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6023226168" calcext:value-type="float">
            <text:p>0.99602322616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7288021696" calcext:value-type="float">
            <text:p>0.035728802169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12547140604" calcext:value-type="float">
            <text:p>0.001254714060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8811338758" calcext:value-type="float">
            <text:p>0.538811338758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27175901" calcext:value-type="float">
            <text:p>0.999927175901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69570919528" calcext:value-type="float">
            <text:p>0.16957091952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112267949" calcext:value-type="float">
            <text:p>0.997112267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4079162935" calcext:value-type="float">
            <text:p>0.8407916293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969259312" calcext:value-type="float">
            <text:p>0.99596925931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6487388101" calcext:value-type="float">
            <text:p>0.035648738810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11851891117" calcext:value-type="float">
            <text:p>0.001185189111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76211884146" calcext:value-type="float">
            <text:p>0.47621188414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24894367" calcext:value-type="float">
            <text:p>0.99992489436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66735246744" calcext:value-type="float">
            <text:p>0.16673524674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927032147" calcext:value-type="float">
            <text:p>0.994927032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03850382635" calcext:value-type="float">
            <text:p>0.60385038263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922585275" calcext:value-type="float">
            <text:p>0.99592258527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5707874337" calcext:value-type="float">
            <text:p>0.035570787433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112622734581" calcext:value-type="float">
            <text:p>0.0011262273458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19485473545" calcext:value-type="float">
            <text:p>0.41948547354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22797822" calcext:value-type="float">
            <text:p>0.99992279782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64319481763" calcext:value-type="float">
            <text:p>0.16431948176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119272918" calcext:value-type="float">
            <text:p>0.99119272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26940300138" calcext:value-type="float">
            <text:p>0.426940300138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846739964" calcext:value-type="float">
            <text:p>0.99584673996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54959080327" calcext:value-type="float">
            <text:p>0.035495908032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107417966322" calcext:value-type="float">
            <text:p>0.0010741796632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69273561652" calcext:value-type="float">
            <text:p>0.36927356165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21009592" calcext:value-type="float">
            <text:p>0.99992100959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62230887345" calcext:value-type="float">
            <text:p>0.162230887345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5219887528" calcext:value-type="float">
            <text:p>0.985219887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50812963732" calcext:value-type="float">
            <text:p>0.35081296373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775270345" calcext:value-type="float">
            <text:p>0.99577527034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54258285934" calcext:value-type="float">
            <text:p>0.035425828593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103269516345" calcext:value-type="float">
            <text:p>0.0010326951634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25746146601" calcext:value-type="float">
            <text:p>0.32574614660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19036374" calcext:value-type="float">
            <text:p>0.999919036374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60425721575" calcext:value-type="float">
            <text:p>0.16042572157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6429253338" calcext:value-type="float">
            <text:p>0.976429253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06164398523" calcext:value-type="float">
            <text:p>0.30616439852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724949898" calcext:value-type="float">
            <text:p>0.995724949898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5358629131" calcext:value-type="float">
            <text:p>0.035358629131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100465471452" calcext:value-type="float">
            <text:p>0.0010046547145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88632846883" calcext:value-type="float">
            <text:p>0.28863284688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16199872" calcext:value-type="float">
            <text:p>0.99991619987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58842147463" calcext:value-type="float">
            <text:p>0.15884214746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4179440782" calcext:value-type="float">
            <text:p>0.964179440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63543691795" calcext:value-type="float">
            <text:p>0.263543691795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679734425" calcext:value-type="float">
            <text:p>0.99567973442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52931576547" calcext:value-type="float">
            <text:p>0.035293157654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097891896003" calcext:value-type="float">
            <text:p>0.00097891896003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57332287159" calcext:value-type="float">
            <text:p>0.25733228715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13733349" calcext:value-type="float">
            <text:p>0.99991373334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5745021329" calcext:value-type="float">
            <text:p>0.1574502132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8020239335" calcext:value-type="float">
            <text:p>0.948020239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01735875984" calcext:value-type="float">
            <text:p>0.201735875984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652750997" calcext:value-type="float">
            <text:p>0.995652750997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52319101447" calcext:value-type="float">
            <text:p>0.035231910144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0956832305055" calcext:value-type="float">
            <text:p>0.00095683230505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31060453544" calcext:value-type="float">
            <text:p>0.23106045354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11328489" calcext:value-type="float">
            <text:p>0.99991132848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56208694397" calcext:value-type="float">
            <text:p>0.15620869439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7892070891" calcext:value-type="float">
            <text:p>0.92789207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44573567211" calcext:value-type="float">
            <text:p>0.14457356721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629413978" calcext:value-type="float">
            <text:p>0.995629413978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51689346485" calcext:value-type="float">
            <text:p>0.035168934648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0935705939428" calcext:value-type="float">
            <text:p>0.00093570593942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09333125743" calcext:value-type="float">
            <text:p>0.20933312574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08985291" calcext:value-type="float">
            <text:p>0.999908985291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5112300894" calcext:value-type="float">
            <text:p>0.155112300894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3487230785" calcext:value-type="float">
            <text:p>0.903487230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5555167216" calcext:value-type="float">
            <text:p>0.11555516721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610452651" calcext:value-type="float">
            <text:p>0.99561045265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51080711354" calcext:value-type="float">
            <text:p>0.0351080711354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919188962665" calcext:value-type="float">
            <text:p>0.000919188962665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91308390613" calcext:value-type="float">
            <text:p>0.19130839061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06395442" calcext:value-type="float">
            <text:p>0.99990639544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4114043968" calcext:value-type="float">
            <text:p>0.154114043968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5242612945" calcext:value-type="float">
            <text:p>0.875242612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00011650174" calcext:value-type="float">
            <text:p>0.10001165017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598784141" calcext:value-type="float">
            <text:p>0.995598784141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50525835793" calcext:value-type="float">
            <text:p>0.035052583579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906897259027" calcext:value-type="float">
            <text:p>0.000906897259027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76410831909" calcext:value-type="float">
            <text:p>0.17641083190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03373951" calcext:value-type="float">
            <text:p>0.99990337395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3196594668" calcext:value-type="float">
            <text:p>0.15319659466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3367889971" calcext:value-type="float">
            <text:p>0.843367889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891828130802" calcext:value-type="float">
            <text:p>0.0891828130802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589303478" calcext:value-type="float">
            <text:p>0.99558930347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9953680371" calcext:value-type="float">
            <text:p>0.034995368037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93069092434" calcext:value-type="float">
            <text:p>0.00089306909243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64091054133" calcext:value-type="float">
            <text:p>0.164091054133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00290797" calcext:value-type="float">
            <text:p>0.999900290797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2359296319" calcext:value-type="float">
            <text:p>0.15235929631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08391311316" calcext:value-type="float">
            <text:p>0.808391311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1904366631" calcext:value-type="float">
            <text:p>0.08190436663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579822814" calcext:value-type="float">
            <text:p>0.995579822814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9302805578" calcext:value-type="float">
            <text:p>0.034930280557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883466198967" calcext:value-type="float">
            <text:p>0.00088346619896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53888452983" calcext:value-type="float">
            <text:p>0.153888452983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97022654" calcext:value-type="float">
            <text:p>0.99989702265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1555707337" calcext:value-type="float">
            <text:p>0.15155570733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0862542444" calcext:value-type="float">
            <text:p>0.770862542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69049855465" calcext:value-type="float">
            <text:p>0.0769049855465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574717841" calcext:value-type="float">
            <text:p>0.99557471784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878248974" calcext:value-type="float">
            <text:p>0.03487824897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873095074023" calcext:value-type="float">
            <text:p>0.00087309507402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45369801438" calcext:value-type="float">
            <text:p>0.145369801438</text:p>
          </table:table-cell>
          <table:table-cell office:value-type="float" office:value="22.4" calcext:value-type="float">
            <text:p>22.4</text:p>
          </table:table-cell>
          <table:table-cell office:value-type="float" office:value="0.999893076216" calcext:value-type="float">
            <text:p>0.99989307621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0773861626" calcext:value-type="float">
            <text:p>0.150773861626</text:p>
          </table:table-cell>
          <table:table-cell office:value-type="float" office:value="28.8" calcext:value-type="float">
            <text:p>28.8</text:p>
          </table:table-cell>
          <table:table-cell office:value-type="float" office:value="0.731213187126" calcext:value-type="float">
            <text:p>0.731213187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30800876676" calcext:value-type="float">
            <text:p>0.073080087667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565966459" calcext:value-type="float">
            <text:p>0.99556596645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8210334317" calcext:value-type="float">
            <text:p>0.034821033431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866373048596" calcext:value-type="float">
            <text:p>0.00086637304859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38251645951" calcext:value-type="float">
            <text:p>0.13825164595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86293277" calcext:value-type="float">
            <text:p>0.99988629327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001529143" calcext:value-type="float">
            <text:p>0.15001529143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90385330959" calcext:value-type="float">
            <text:p>0.690385330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69888668021" calcext:value-type="float">
            <text:p>0.06988866802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560132204" calcext:value-type="float">
            <text:p>0.99556013220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7613219094" calcext:value-type="float">
            <text:p>0.034761321909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858306618084" calcext:value-type="float">
            <text:p>0.00085830661808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32298196583" calcext:value-type="float">
            <text:p>0.13229819658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77660446" calcext:value-type="float">
            <text:p>0.999877660446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9256210486" calcext:value-type="float">
            <text:p>0.14925621048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48797334082" calcext:value-type="float">
            <text:p>0.648797334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70118030829" calcext:value-type="float">
            <text:p>0.067011803082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555756513" calcext:value-type="float">
            <text:p>0.995555756513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6950824393" calcext:value-type="float">
            <text:p>0.0346950824393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850432245441" calcext:value-type="float">
            <text:p>0.00085043224544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7260159732" calcext:value-type="float">
            <text:p>0.127260159732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64896188" calcext:value-type="float">
            <text:p>0.99986489618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8495378406" calcext:value-type="float">
            <text:p>0.14849537840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07060081835" calcext:value-type="float">
            <text:p>0.607060081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41465883192" calcext:value-type="float">
            <text:p>0.064146588319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549922259" calcext:value-type="float">
            <text:p>0.99554992225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46023471812" calcext:value-type="float">
            <text:p>0.034602347181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845438740838" calcext:value-type="float">
            <text:p>0.00084543874083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22978697822" calcext:value-type="float">
            <text:p>0.12297869782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45348991" calcext:value-type="float">
            <text:p>0.999845348991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776931367" calcext:value-type="float">
            <text:p>0.1477693136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65768260734" calcext:value-type="float">
            <text:p>0.565768260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612253070913" calcext:value-type="float">
            <text:p>0.061225307091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544817286" calcext:value-type="float">
            <text:p>0.99554481728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43963328293" calcext:value-type="float">
            <text:p>0.034396332829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839677004758" calcext:value-type="float">
            <text:p>0.00083967700475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9316307828" calcext:value-type="float">
            <text:p>0.11931630782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0890611" calcext:value-type="float">
            <text:p>0.99980890611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7066560932" calcext:value-type="float">
            <text:p>0.147066560932</text:p>
          </table:table-cell>
          <table:table-cell office:value-type="float" office:value="30.08" calcext:value-type="float">
            <text:p>30.08</text:p>
          </table:table-cell>
          <table:table-cell office:value-type="float" office:value="0.525199512766" calcext:value-type="float">
            <text:p>0.525199512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582712597479" calcext:value-type="float">
            <text:p>0.058271259747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541900158" calcext:value-type="float">
            <text:p>0.99554190015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7834737322" calcext:value-type="float">
            <text:p>0.033783473732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36796136717" calcext:value-type="float">
            <text:p>0.000836796136717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6152566697" calcext:value-type="float">
            <text:p>0.11615256669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45763114" calcext:value-type="float">
            <text:p>0.99974576311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6394343627" calcext:value-type="float">
            <text:p>0.14639434362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86005037907" calcext:value-type="float">
            <text:p>0.486005037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53900259945" calcext:value-type="float">
            <text:p>0.0553900259945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539712313" calcext:value-type="float">
            <text:p>0.995539712313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3208294334" calcext:value-type="float">
            <text:p>0.032320829433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32762921461" calcext:value-type="float">
            <text:p>0.000832762921461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13429328532" calcext:value-type="float">
            <text:p>0.11342932853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33967947" calcext:value-type="float">
            <text:p>0.99963396794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5758571838" calcext:value-type="float">
            <text:p>0.14575857183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48279475227" calcext:value-type="float">
            <text:p>0.448279475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24439881459" calcext:value-type="float">
            <text:p>0.052443988145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536065904" calcext:value-type="float">
            <text:p>0.99553606590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29884368925" calcext:value-type="float">
            <text:p>0.02988436892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29305879813" calcext:value-type="float">
            <text:p>0.00082930587981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11096648287" calcext:value-type="float">
            <text:p>0.11109664828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31774702" calcext:value-type="float">
            <text:p>0.999431774702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5169861827" calcext:value-type="float">
            <text:p>0.14516986182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12407327866" calcext:value-type="float">
            <text:p>0.412407327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95350852283" calcext:value-type="float">
            <text:p>0.049535085228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532419495" calcext:value-type="float">
            <text:p>0.99553241949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70370317037" calcext:value-type="float">
            <text:p>0.027037031703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26809127512" calcext:value-type="float">
            <text:p>0.00082680912751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9067584587" calcext:value-type="float">
            <text:p>0.10906758458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076287036" calcext:value-type="float">
            <text:p>0.99907628703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4113926861" calcext:value-type="float">
            <text:p>0.14411392686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78536027003" calcext:value-type="float">
            <text:p>0.378536027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67004521724" calcext:value-type="float">
            <text:p>0.046700452172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530231649" calcext:value-type="float">
            <text:p>0.995530231649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1521827825" calcext:value-type="float">
            <text:p>0.025152182782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22967970125" calcext:value-type="float">
            <text:p>0.000822967970125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7276222305" calcext:value-type="float">
            <text:p>0.10727622230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451023388" calcext:value-type="float">
            <text:p>0.99845102338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3218147868" calcext:value-type="float">
            <text:p>0.143218147868</text:p>
          </table:table-cell>
          <table:table-cell office:value-type="float" office:value="31.36" calcext:value-type="float">
            <text:p>31.36</text:p>
          </table:table-cell>
          <table:table-cell office:value-type="float" office:value="0.346493806741" calcext:value-type="float">
            <text:p>0.346493806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40332903733" calcext:value-type="float">
            <text:p>0.0440332903733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529502367" calcext:value-type="float">
            <text:p>0.99552950236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088127295" calcext:value-type="float">
            <text:p>0.02408812729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818934754869" calcext:value-type="float">
            <text:p>0.00081893475486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5716148744" calcext:value-type="float">
            <text:p>0.105716148744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441228763" calcext:value-type="float">
            <text:p>0.99744122876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2438965343" calcext:value-type="float">
            <text:p>0.142438965343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16618507396" calcext:value-type="float">
            <text:p>0.316618507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1729468388" calcext:value-type="float">
            <text:p>0.04172946838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527314522" calcext:value-type="float">
            <text:p>0.995527314522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4478124175" calcext:value-type="float">
            <text:p>0.0234478124175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815477713221" calcext:value-type="float">
            <text:p>0.000815477713221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4359863299" calcext:value-type="float">
            <text:p>0.10435986329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5804875564" calcext:value-type="float">
            <text:p>0.99580487556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1777400781" calcext:value-type="float">
            <text:p>0.14177740078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88818372121" calcext:value-type="float">
            <text:p>0.288818372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396753970161" calcext:value-type="float">
            <text:p>0.0396753970161</text:p>
          </table:table-cell>
          <table:table-cell office:value-type="float" office:value="22.4" calcext:value-type="float">
            <text:p>22.4</text:p>
          </table:table-cell>
          <table:table-cell office:value-type="float" office:value="0.995525855958" calcext:value-type="float">
            <text:p>0.995525855958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0534475724" calcext:value-type="float">
            <text:p>0.023053447572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812980960919" calcext:value-type="float">
            <text:p>0.00081298096091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3139601025" calcext:value-type="float">
            <text:p>0.10313960102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23075022" calcext:value-type="float">
            <text:p>0.9932307502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191135064" calcext:value-type="float">
            <text:p>0.14119113506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63117334313" calcext:value-type="float">
            <text:p>0.263117334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379285989937" calcext:value-type="float">
            <text:p>0.037928598993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524397394" calcext:value-type="float">
            <text:p>0.995524397394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8255453956" calcext:value-type="float">
            <text:p>0.022825545395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80990803501" calcext:value-type="float">
            <text:p>0.0008099080350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02043214796" calcext:value-type="float">
            <text:p>0.10204321479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38951021" calcext:value-type="float">
            <text:p>0.9893895102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661197553" calcext:value-type="float">
            <text:p>0.14066119755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39381206425" calcext:value-type="float">
            <text:p>0.239381206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364177170027" calcext:value-type="float">
            <text:p>0.036417717002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520021703" calcext:value-type="float">
            <text:p>0.99552002170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6757865937" calcext:value-type="float">
            <text:p>0.022675786593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808179514186" calcext:value-type="float">
            <text:p>0.00080817951418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01051343198" calcext:value-type="float">
            <text:p>0.10105134319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3728469333" calcext:value-type="float">
            <text:p>0.98372846933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176971986" calcext:value-type="float">
            <text:p>0.140176971986</text:p>
          </table:table-cell>
          <table:table-cell office:value-type="float" office:value="32.64" calcext:value-type="float">
            <text:p>32.64</text:p>
          </table:table-cell>
          <table:table-cell office:value-type="float" office:value="0.217457850863" calcext:value-type="float">
            <text:p>0.217457850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50597435505" calcext:value-type="float">
            <text:p>0.035059743550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516375294" calcext:value-type="float">
            <text:p>0.995516375294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5717234262" calcext:value-type="float">
            <text:p>0.022571723426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80414629893" calcext:value-type="float">
            <text:p>0.00080414629893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00151900764" calcext:value-type="float">
            <text:p>0.10015190076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5801310205" calcext:value-type="float">
            <text:p>0.97580131020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72178609" calcext:value-type="float">
            <text:p>0.13972178609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79009725824" calcext:value-type="float">
            <text:p>0.179009725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38423003269" calcext:value-type="float">
            <text:p>0.033842300326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514916731" calcext:value-type="float">
            <text:p>0.99551491673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4782201742" calcext:value-type="float">
            <text:p>0.0224782201742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80107337302" calcext:value-type="float">
            <text:p>0.0008010733730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92998752915" calcext:value-type="float">
            <text:p>0.099299875291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5083464989" calcext:value-type="float">
            <text:p>0.965083464989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292903715" calcext:value-type="float">
            <text:p>0.13929290371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7034781755" calcext:value-type="float">
            <text:p>0.147034781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26554388111" calcext:value-type="float">
            <text:p>0.032655438811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512728885" calcext:value-type="float">
            <text:p>0.99551272888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3194374445" calcext:value-type="float">
            <text:p>0.0223194374445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796848099895" calcext:value-type="float">
            <text:p>0.000796848099895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85268986439" calcext:value-type="float">
            <text:p>0.098526898643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51122696645" calcext:value-type="float">
            <text:p>0.95112269664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882043447" calcext:value-type="float">
            <text:p>0.13888204344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0441385818" calcext:value-type="float">
            <text:p>0.12044138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1390666754" calcext:value-type="float">
            <text:p>0.031390666754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509082476" calcext:value-type="float">
            <text:p>0.995509082476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887248902" calcext:value-type="float">
            <text:p>0.02188724890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793199000377" calcext:value-type="float">
            <text:p>0.00079319900037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77951112433" calcext:value-type="float">
            <text:p>0.097795111243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33554144718" calcext:value-type="float">
            <text:p>0.933554144718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473992293" calcext:value-type="float">
            <text:p>0.138473992293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86503571275" calcext:value-type="float">
            <text:p>0.0986503571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300814784071" calcext:value-type="float">
            <text:p>0.030081478407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500331094" calcext:value-type="float">
            <text:p>0.995500331094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08082175343" calcext:value-type="float">
            <text:p>0.0208082175343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786861090689" calcext:value-type="float">
            <text:p>0.00078686109068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7099826888" calcext:value-type="float">
            <text:p>0.09709982688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12157856996" calcext:value-type="float">
            <text:p>0.91215785699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087976267" calcext:value-type="float">
            <text:p>0.13808797626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07805745759" calcext:value-type="float">
            <text:p>0.080780574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287526303909" calcext:value-type="float">
            <text:p>0.028752630390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460220593" calcext:value-type="float">
            <text:p>0.995460220593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87010343917" calcext:value-type="float">
            <text:p>0.018701034391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782059643955" calcext:value-type="float">
            <text:p>0.00078205964395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64486914861" calcext:value-type="float">
            <text:p>0.0964486914861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87139418193" calcext:value-type="float">
            <text:p>0.88713941819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69995373" calcext:value-type="float">
            <text:p>0.1376999537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62377894532" calcext:value-type="float">
            <text:p>0.0662377894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274448983158" calcext:value-type="float">
            <text:p>0.027444898315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440529984" calcext:value-type="float">
            <text:p>0.995440529984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59281925745" calcext:value-type="float">
            <text:p>0.015928192574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774377329182" calcext:value-type="float">
            <text:p>0.00077437732918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58446647439" calcext:value-type="float">
            <text:p>0.095844664743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58416693084" calcext:value-type="float">
            <text:p>0.85841669308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336009312" calcext:value-type="float">
            <text:p>0.137336009312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44389171029" calcext:value-type="float">
            <text:p>0.0544389171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63395880207" calcext:value-type="float">
            <text:p>0.026339588020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296132181" calcext:value-type="float">
            <text:p>0.99529613218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36507067943" calcext:value-type="float">
            <text:p>0.013650706794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766502956539" calcext:value-type="float">
            <text:p>0.000766502956539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52683852489" calcext:value-type="float">
            <text:p>0.095268385248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26451661478" calcext:value-type="float">
            <text:p>0.82645166147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972064895" calcext:value-type="float">
            <text:p>0.13697206489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4843084666" calcext:value-type="float">
            <text:p>0.044843084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54068459337" calcext:value-type="float">
            <text:p>0.025406845933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714165279" calcext:value-type="float">
            <text:p>0.994714165279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23543331653" calcext:value-type="float">
            <text:p>0.012354333165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756131831594" calcext:value-type="float">
            <text:p>0.000756131831594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47422357807" calcext:value-type="float">
            <text:p>0.094742235780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91797626206" calcext:value-type="float">
            <text:p>0.791797626206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603304853" calcext:value-type="float">
            <text:p>0.13660330485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70887008504" calcext:value-type="float">
            <text:p>0.0370887008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46109933958" calcext:value-type="float">
            <text:p>0.024610993395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178143132" calcext:value-type="float">
            <text:p>0.994178143132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158249934" calcext:value-type="float">
            <text:p>0.0115824993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746720995997" calcext:value-type="float">
            <text:p>0.00074672099599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42567206145" calcext:value-type="float">
            <text:p>0.0942567206145</text:p>
          </table:table-cell>
          <table:table-cell office:value-type="float" office:value="28.8" calcext:value-type="float">
            <text:p>28.8</text:p>
          </table:table-cell>
          <table:table-cell office:value-type="float" office:value="0.754595980714" calcext:value-type="float">
            <text:p>0.754595980714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243227527" calcext:value-type="float">
            <text:p>0.136243227527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07940352869" calcext:value-type="float">
            <text:p>0.0307940352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37168425115" calcext:value-type="float">
            <text:p>0.023716842511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909767417" calcext:value-type="float">
            <text:p>0.993909767417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1332229342" calcext:value-type="float">
            <text:p>0.0111332229342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736733986791" calcext:value-type="float">
            <text:p>0.00073673398679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34062983168" calcext:value-type="float">
            <text:p>0.0934062983168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15835924159" calcext:value-type="float">
            <text:p>0.715835924159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88256649" calcext:value-type="float">
            <text:p>0.1358825664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56528426617" calcext:value-type="float">
            <text:p>0.0256528426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30746266483" calcext:value-type="float">
            <text:p>0.023074626648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69171215" calcext:value-type="float">
            <text:p>0.9936917121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08609691122" calcext:value-type="float">
            <text:p>0.0108609691122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713302926731" calcext:value-type="float">
            <text:p>0.00071330292673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27158234843" calcext:value-type="float">
            <text:p>0.092715823484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75910867002" calcext:value-type="float">
            <text:p>0.67591086700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526502184" calcext:value-type="float">
            <text:p>0.13552650218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14674900387" calcext:value-type="float">
            <text:p>0.0214674900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26887146217" calcext:value-type="float">
            <text:p>0.022688714621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455424836" calcext:value-type="float">
            <text:p>0.99345542483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6937384501" calcext:value-type="float">
            <text:p>0.0106937384501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685454535677" calcext:value-type="float">
            <text:p>0.00068545453567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21389890445" calcext:value-type="float">
            <text:p>0.092138989044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3562853395" calcext:value-type="float">
            <text:p>0.6356285339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180324499" calcext:value-type="float">
            <text:p>0.13518032449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80656277797" calcext:value-type="float">
            <text:p>0.0180656277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24171199313" calcext:value-type="float">
            <text:p>0.022417119931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196529785" calcext:value-type="float">
            <text:p>0.99319652978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5852593179" calcext:value-type="float">
            <text:p>0.010585259317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659718781185" calcext:value-type="float">
            <text:p>0.000659718781185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6529189333" calcext:value-type="float">
            <text:p>0.0916529189333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5433824137" calcext:value-type="float">
            <text:p>0.59543382413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828966371" calcext:value-type="float">
            <text:p>0.13482896637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52881863626" calcext:value-type="float">
            <text:p>0.0152881863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22059605205" calcext:value-type="float">
            <text:p>0.022205960520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888772852" calcext:value-type="float">
            <text:p>0.992888772852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5088439292" calcext:value-type="float">
            <text:p>0.0105088439292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638400357689" calcext:value-type="float">
            <text:p>0.000638400357689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12501522245" calcext:value-type="float">
            <text:p>0.0912501522245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5625063552" calcext:value-type="float">
            <text:p>0.55562506355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477863617" calcext:value-type="float">
            <text:p>0.13447786361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29979135989" calcext:value-type="float">
            <text:p>0.0129979135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7020904782" calcext:value-type="float">
            <text:p>0.021702090478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485479999" calcext:value-type="float">
            <text:p>0.992485479999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4447164423" calcext:value-type="float">
            <text:p>0.010444716442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610744024504" calcext:value-type="float">
            <text:p>0.00061074402450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8891297076" calcext:value-type="float">
            <text:p>0.090889129707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1675382846" calcext:value-type="float">
            <text:p>0.51675382846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139347152" calcext:value-type="float">
            <text:p>0.13413934715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11188501433" calcext:value-type="float">
            <text:p>0.0111188501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4479710493" calcext:value-type="float">
            <text:p>0.0214479710493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918098733" calcext:value-type="float">
            <text:p>0.99191809873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3830849353" calcext:value-type="float">
            <text:p>0.010383084935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91154121831" calcext:value-type="float">
            <text:p>0.00059115412183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5588758049" calcext:value-type="float">
            <text:p>0.090558875804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79071642573" calcext:value-type="float">
            <text:p>0.47907164257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791053512" calcext:value-type="float">
            <text:p>0.13379105351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957832019593" calcext:value-type="float">
            <text:p>0.00957832019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2761309771" calcext:value-type="float">
            <text:p>0.021276130977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079424626" calcext:value-type="float">
            <text:p>0.991079424626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3358533132" calcext:value-type="float">
            <text:p>0.010335853313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571948334897" calcext:value-type="float">
            <text:p>0.00057194833489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902669747639" calcext:value-type="float">
            <text:p>0.090266974763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2830337916" calcext:value-type="float">
            <text:p>0.442830337916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43451494" calcext:value-type="float">
            <text:p>0.1334345149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828949222856" calcext:value-type="float">
            <text:p>0.0082894922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1581729614" calcext:value-type="float">
            <text:p>0.021158172961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2941427" calcext:value-type="float">
            <text:p>0.989294142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289005688" calcext:value-type="float">
            <text:p>0.01028900568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554855184525" calcext:value-type="float">
            <text:p>0.00055485518452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989563952" calcext:value-type="float">
            <text:p>0.08998956395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8399461336" calcext:value-type="float">
            <text:p>0.40839946133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987975278" calcext:value-type="float">
            <text:p>0.13298797527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722427368801" calcext:value-type="float">
            <text:p>0.00722427368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0416712175" calcext:value-type="float">
            <text:p>0.021041671217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3645854908" calcext:value-type="float">
            <text:p>0.983645854908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2496460028" calcext:value-type="float">
            <text:p>0.0102496460028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535073223983" calcext:value-type="float">
            <text:p>0.00053507322398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7288014885" calcext:value-type="float">
            <text:p>0.0897288014885</text:p>
          </table:table-cell>
          <table:table-cell office:value-type="float" office:value="31.36" calcext:value-type="float">
            <text:p>31.36</text:p>
          </table:table-cell>
          <table:table-cell office:value-type="float" office:value="0.375743494899" calcext:value-type="float">
            <text:p>0.375743494899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2078807392" calcext:value-type="float">
            <text:p>0.13207880739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634461193403" calcext:value-type="float">
            <text:p>0.006344611934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623044045" calcext:value-type="float">
            <text:p>0.020962304404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937891442" calcext:value-type="float">
            <text:p>0.9693789144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118223054" calcext:value-type="float">
            <text:p>0.010211822305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517403900004" calcext:value-type="float">
            <text:p>0.000517403900004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94734034928" calcext:value-type="float">
            <text:p>0.089473403492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5070119865" calcext:value-type="float">
            <text:p>0.34507011986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010715857" calcext:value-type="float">
            <text:p>0.13001071585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560836813678" calcext:value-type="float">
            <text:p>0.00560836813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901140989" calcext:value-type="float">
            <text:p>0.02090114098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7515774366" calcext:value-type="float">
            <text:p>0.94751577436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695826433" calcext:value-type="float">
            <text:p>0.010169582643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500118691763" calcext:value-type="float">
            <text:p>0.000500118691763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92342838821" calcext:value-type="float">
            <text:p>0.089234283882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6374773165" calcext:value-type="float">
            <text:p>0.316374773165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608039852" calcext:value-type="float">
            <text:p>0.12660803985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499255748001" calcext:value-type="float">
            <text:p>0.00499255748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8472589324" calcext:value-type="float">
            <text:p>0.0208472589324</text:p>
          </table:table-cell>
          <table:table-cell office:value-type="float" office:value="28.8" calcext:value-type="float">
            <text:p>28.8</text:p>
          </table:table-cell>
          <table:table-cell office:value-type="float" office:value="0.915397473184" calcext:value-type="float">
            <text:p>0.915397473184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1290709674" calcext:value-type="float">
            <text:p>0.010129070967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487826988125" calcext:value-type="float">
            <text:p>0.00048782698812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90082363079" calcext:value-type="float">
            <text:p>0.089008236307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9678420246" calcext:value-type="float">
            <text:p>0.289678420246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395281068" calcext:value-type="float">
            <text:p>0.12239528106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448419171832" calcext:value-type="float">
            <text:p>0.00448419171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7962894195" calcext:value-type="float">
            <text:p>0.020796289419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48819146857" calcext:value-type="float">
            <text:p>0.848819146857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09124727" calcext:value-type="float">
            <text:p>0.01009124727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474190879402" calcext:value-type="float">
            <text:p>0.000474190879402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7865666327" calcext:value-type="float">
            <text:p>0.088786566632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4875493914" calcext:value-type="float">
            <text:p>0.264875493914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125282029" calcext:value-type="float">
            <text:p>0.118125282029</text:p>
          </table:table-cell>
          <table:table-cell office:value-type="float" office:value="44.8" calcext:value-type="float">
            <text:p>44.8</text:p>
          </table:table-cell>
          <table:table-cell office:value-type="float" office:value="0.00406214671106" calcext:value-type="float">
            <text:p>0.00406214671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7533294014" calcext:value-type="float">
            <text:p>0.0207533294014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22013080399" calcext:value-type="float">
            <text:p>0.722013080399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100490076079" calcext:value-type="float">
            <text:p>0.010049007607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460938886418" calcext:value-type="float">
            <text:p>0.00046093888641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5640337098" calcext:value-type="float">
            <text:p>0.088564033709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1901494584" calcext:value-type="float">
            <text:p>0.241901494584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375625735" calcext:value-type="float">
            <text:p>0.11437562573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37023431269" calcext:value-type="float">
            <text:p>0.0037023431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7103693833" calcext:value-type="float">
            <text:p>0.020710369383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60160646202" calcext:value-type="float">
            <text:p>0.56016064620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100042719658" calcext:value-type="float">
            <text:p>0.010004271965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450183645735" calcext:value-type="float">
            <text:p>0.00045018364573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8339712631" calcext:value-type="float">
            <text:p>0.08833971263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161213194" calcext:value-type="float">
            <text:p>0.2016121319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371515563" calcext:value-type="float">
            <text:p>0.111371515563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340219061352" calcext:value-type="float">
            <text:p>0.00340219061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6761469961" calcext:value-type="float">
            <text:p>0.020676146996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27467087511" calcext:value-type="float">
            <text:p>0.42746708751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96356829145" calcext:value-type="float">
            <text:p>0.0099635682914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439236347182" calcext:value-type="float">
            <text:p>0.00043923634718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81203243962" calcext:value-type="float">
            <text:p>0.0881203243962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7928488584" calcext:value-type="float">
            <text:p>0.167928488584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068990706" calcext:value-type="float">
            <text:p>0.10906899070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31460740894" calcext:value-type="float">
            <text:p>0.0031460740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6339151139" calcext:value-type="float">
            <text:p>0.0206339151139</text:p>
          </table:table-cell>
          <table:table-cell office:value-type="float" office:value="30.08" calcext:value-type="float">
            <text:p>30.08</text:p>
          </table:table-cell>
          <table:table-cell office:value-type="float" office:value="0.351342461997" calcext:value-type="float">
            <text:p>0.351342461997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88792089663" calcext:value-type="float">
            <text:p>0.0098879208966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425024064851" calcext:value-type="float">
            <text:p>0.00042502406485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8984080788" calcext:value-type="float">
            <text:p>0.087898408078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994060242" calcext:value-type="float">
            <text:p>0.13994060242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365208409" calcext:value-type="float">
            <text:p>0.10736520840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292133366368" calcext:value-type="float">
            <text:p>0.00292133366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5858581446" calcext:value-type="float">
            <text:p>0.020585858144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13007033194" calcext:value-type="float">
            <text:p>0.31300703319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81476948184" calcext:value-type="float">
            <text:p>0.00981476948184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411387956128" calcext:value-type="float">
            <text:p>0.00041138795612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6758751559" calcext:value-type="float">
            <text:p>0.0876758751559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6794933071" calcext:value-type="float">
            <text:p>0.116794933071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081115024" calcext:value-type="float">
            <text:p>0.10608111502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272961110895" calcext:value-type="float">
            <text:p>0.00272961110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524694729" calcext:value-type="float">
            <text:p>0.02052469472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90012777018" calcext:value-type="float">
            <text:p>0.290012777018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74104207166" calcext:value-type="float">
            <text:p>0.0097410420716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97943905274" calcext:value-type="float">
            <text:p>0.00039794390527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74548837467" calcext:value-type="float">
            <text:p>0.087454883746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77527568176" calcext:value-type="float">
            <text:p>0.0977527568176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11156943" calcext:value-type="float">
            <text:p>0.1051115694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56616352661" calcext:value-type="float">
            <text:p>0.00256616352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4766377597" calcext:value-type="float">
            <text:p>0.020476637759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71100311257" calcext:value-type="float">
            <text:p>0.27110031125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66981064151" calcext:value-type="float">
            <text:p>0.0096698106415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82963391465" calcext:value-type="float">
            <text:p>0.00038296339146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72419698696" calcext:value-type="float">
            <text:p>0.087241969869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21019883939" calcext:value-type="float">
            <text:p>0.082101988393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356063722" calcext:value-type="float">
            <text:p>0.10435606372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42737901696" calcext:value-type="float">
            <text:p>0.00242737901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4438716442" calcext:value-type="float">
            <text:p>0.020443871644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53321878747" calcext:value-type="float">
            <text:p>0.253321878747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60337917297" calcext:value-type="float">
            <text:p>0.0096033791729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371055803566" calcext:value-type="float">
            <text:p>0.00037105580356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7026096286" calcext:value-type="float">
            <text:p>0.08702609628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92351847817" calcext:value-type="float">
            <text:p>0.069235184781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7025252" calcext:value-type="float">
            <text:p>0.103702525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230698236032" calcext:value-type="float">
            <text:p>0.00230698236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4169306159" calcext:value-type="float">
            <text:p>0.0204169306159</text:p>
          </table:table-cell>
          <table:table-cell office:value-type="float" office:value="31.36" calcext:value-type="float">
            <text:p>31.36</text:p>
          </table:table-cell>
          <table:table-cell office:value-type="float" office:value="0.23618594353" calcext:value-type="float">
            <text:p>0.23618594353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53905968752" calcext:value-type="float">
            <text:p>0.00953905968752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360876736491" calcext:value-type="float">
            <text:p>0.00036087673649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8057214824" calcext:value-type="float">
            <text:p>0.086805721482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86522583888" calcext:value-type="float">
            <text:p>0.058652258388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862016435" calcext:value-type="float">
            <text:p>0.10286201643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220533839505" calcext:value-type="float">
            <text:p>0.00220533839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38780518" calcext:value-type="float">
            <text:p>0.0203878051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7483510938" calcext:value-type="float">
            <text:p>0.217483510938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47512419901" calcext:value-type="float">
            <text:p>0.0094751241990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350889727285" calcext:value-type="float">
            <text:p>0.000350889727285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65899712199" calcext:value-type="float">
            <text:p>0.086589971219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99669516714" calcext:value-type="float">
            <text:p>0.0499669516714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233569466" calcext:value-type="float">
            <text:p>0.10123356946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11755828721" calcext:value-type="float">
            <text:p>0.00211755828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3601360158" calcext:value-type="float">
            <text:p>0.020360136015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3180193872" calcext:value-type="float">
            <text:p>0.19318019387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41022871817" calcext:value-type="float">
            <text:p>0.00941022871817</text:p>
          </table:table-cell>
          <table:table-cell office:value-type="float" office:value="89.6" calcext:value-type="float">
            <text:p>89.6</text:p>
          </table:table-cell>
          <table:table-cell office:value-type="float" office:value="0.000340326544472" calcext:value-type="float">
            <text:p>0.00034032654447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63584975174" calcext:value-type="float">
            <text:p>0.0863584975174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27494729502" calcext:value-type="float">
            <text:p>0.0427494729502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3148636527" calcext:value-type="float">
            <text:p>0.098314863652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04159894203" calcext:value-type="float">
            <text:p>0.00204159894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3324668516" calcext:value-type="float">
            <text:p>0.020332466851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3826600117" calcext:value-type="float">
            <text:p>0.163826600117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34437324501" calcext:value-type="float">
            <text:p>0.0093443732450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328803072311" calcext:value-type="float">
            <text:p>0.000328803072311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60505647336" calcext:value-type="float">
            <text:p>0.0860505647336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67291829599" calcext:value-type="float">
            <text:p>0.036729182959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3841107179" calcext:value-type="float">
            <text:p>0.094384110717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97202426803" calcext:value-type="float">
            <text:p>0.00197202426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3047976874" calcext:value-type="float">
            <text:p>0.020304797687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5283238478" calcext:value-type="float">
            <text:p>0.13528323847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28024575803" calcext:value-type="float">
            <text:p>0.0092802457580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316511368673" calcext:value-type="float">
            <text:p>0.00031651136867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54483261473" calcext:value-type="float">
            <text:p>0.0854483261473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1699818692" calcext:value-type="float">
            <text:p>0.03169981869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1196934243" calcext:value-type="float">
            <text:p>0.090119693424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91182593971" calcext:value-type="float">
            <text:p>0.00191182593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2749441156" calcext:value-type="float">
            <text:p>0.0202749441156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4080098482" calcext:value-type="float">
            <text:p>0.114080098482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922936616507" calcext:value-type="float">
            <text:p>0.00922936616507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307100533076" calcext:value-type="float">
            <text:p>0.000307100533076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41845315263" calcext:value-type="float">
            <text:p>0.084184531526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74924849661" calcext:value-type="float">
            <text:p>0.027492484966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2071814887" calcext:value-type="float">
            <text:p>0.086207181488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85976350667" calcext:value-type="float">
            <text:p>0.00185976350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2538281745" calcext:value-type="float">
            <text:p>0.020253828174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20244280243" calcext:value-type="float">
            <text:p>0.0920244280243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917138262894" calcext:value-type="float">
            <text:p>0.0091713826289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95385003046" calcext:value-type="float">
            <text:p>0.00029538500304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20239458744" calcext:value-type="float">
            <text:p>0.082023945874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39397665152" calcext:value-type="float">
            <text:p>0.023939766515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29409116757" calcext:value-type="float">
            <text:p>0.082940911675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81222506922" calcext:value-type="float">
            <text:p>0.00181222506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2392654565" calcext:value-type="float">
            <text:p>0.020239265456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785662610887" calcext:value-type="float">
            <text:p>0.078566261088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911051911585" calcext:value-type="float">
            <text:p>0.00911051911585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84437704494" calcext:value-type="float">
            <text:p>0.00028443770449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92027907565" calcext:value-type="float">
            <text:p>0.0792027907565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09095193554" calcext:value-type="float">
            <text:p>0.0209095193554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03760447669" calcext:value-type="float">
            <text:p>0.080376044766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771946915" calcext:value-type="float">
            <text:p>0.001771946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2079556128" calcext:value-type="float">
            <text:p>0.020207955612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678414424611" calcext:value-type="float">
            <text:p>0.0678414424611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905003959968" calcext:value-type="float">
            <text:p>0.0090500395996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73106290202" calcext:value-type="float">
            <text:p>0.00027310629020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62144122285" calcext:value-type="float">
            <text:p>0.076214412228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83365656093" calcext:value-type="float">
            <text:p>0.018336565609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84459281511" calcext:value-type="float">
            <text:p>0.0784459281511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73495230596" calcext:value-type="float">
            <text:p>0.00173495230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1649955948" calcext:value-type="float">
            <text:p>0.0201649955948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10073424095" calcext:value-type="float">
            <text:p>0.061007342409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99148006816" calcext:value-type="float">
            <text:p>0.0089914800681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63119280997" calcext:value-type="float">
            <text:p>0.00026311928099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34683596598" calcext:value-type="float">
            <text:p>0.073468359659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61512876577" calcext:value-type="float">
            <text:p>0.0161512876577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0255380192" calcext:value-type="float">
            <text:p>0.077025538019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70167904813" calcext:value-type="float">
            <text:p>0.00170167904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8846632736" calcext:value-type="float">
            <text:p>0.019884663273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59227894738" calcext:value-type="float">
            <text:p>0.0559227894738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93119255046" calcext:value-type="float">
            <text:p>0.0089311925504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49099056535" calcext:value-type="float">
            <text:p>0.00024909905653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12296500918" calcext:value-type="float">
            <text:p>0.071229650091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42664322401" calcext:value-type="float">
            <text:p>0.014266432240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59534050455" calcext:value-type="float">
            <text:p>0.075953405045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66982865987" calcext:value-type="float">
            <text:p>0.00166982865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5769311984" calcext:value-type="float">
            <text:p>0.018576931198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16338830174" calcext:value-type="float">
            <text:p>0.0516338830174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8749370005" calcext:value-type="float">
            <text:p>0.0088749370005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237959700113" calcext:value-type="float">
            <text:p>0.00023795970011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94940289465" calcext:value-type="float">
            <text:p>0.069494028946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26435832565" calcext:value-type="float">
            <text:p>0.012643583256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1377405217" calcext:value-type="float">
            <text:p>0.075137740521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6419914935" calcext:value-type="float">
            <text:p>0.0016419914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0328243663" calcext:value-type="float">
            <text:p>0.016032824366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76454406758" calcext:value-type="float">
            <text:p>0.047645440675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82252141983" calcext:value-type="float">
            <text:p>0.0088225214198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229317095993" calcext:value-type="float">
            <text:p>0.000229317095993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81893533812" calcext:value-type="float">
            <text:p>0.068189353381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12637484778" calcext:value-type="float">
            <text:p>0.011263748477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4923374852" calcext:value-type="float">
            <text:p>0.074492337485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61674467944" calcext:value-type="float">
            <text:p>0.00161674467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8299438607" calcext:value-type="float">
            <text:p>0.014829943860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37642027637" calcext:value-type="float">
            <text:p>0.0437642027637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76511387909" calcext:value-type="float">
            <text:p>0.0087651138790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222018896958" calcext:value-type="float">
            <text:p>0.000222018896958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72326899569" calcext:value-type="float">
            <text:p>0.067232689956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00843187145" calcext:value-type="float">
            <text:p>0.010084318714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39706813878" calcext:value-type="float">
            <text:p>0.073970681387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59368689551" calcext:value-type="float">
            <text:p>0.00159368689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5447839985" calcext:value-type="float">
            <text:p>0.0135447839985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01017494013" calcext:value-type="float">
            <text:p>0.0401017494013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70962632299" calcext:value-type="float">
            <text:p>0.0087096263229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11839829883" calcext:value-type="float">
            <text:p>0.00021183982988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64951681252" calcext:value-type="float">
            <text:p>0.066495168125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906385637583" calcext:value-type="float">
            <text:p>0.0090638563758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5439514506" calcext:value-type="float">
            <text:p>0.073543951450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57329243155" calcext:value-type="float">
            <text:p>0.00157329243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3127780569" calcext:value-type="float">
            <text:p>0.012312778056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6624562796" calcext:value-type="float">
            <text:p>0.036662456279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65413876689" calcext:value-type="float">
            <text:p>0.0086541387668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00700473461" calcext:value-type="float">
            <text:p>0.00020070047346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9301725108" calcext:value-type="float">
            <text:p>0.065930172510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817485972728" calcext:value-type="float">
            <text:p>0.00817485972728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1674937075" calcext:value-type="float">
            <text:p>0.073167493707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5518764202" calcext:value-type="float">
            <text:p>0.0015518764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81327683" calcext:value-type="float">
            <text:p>0.0118132768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35673841828" calcext:value-type="float">
            <text:p>0.0335673841828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60345117239" calcext:value-type="float">
            <text:p>0.00860345117239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93594332295" calcext:value-type="float">
            <text:p>0.00019359433229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4283789596" calcext:value-type="float">
            <text:p>0.0654283789596</text:p>
          </table:table-cell>
          <table:table-cell office:value-type="float" office:value="44.8" calcext:value-type="float">
            <text:p>44.8</text:p>
          </table:table-cell>
          <table:table-cell office:value-type="float" office:value="0.00741467725636" calcext:value-type="float">
            <text:p>0.0074146772563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28341212047" calcext:value-type="float">
            <text:p>0.0728341212047</text:p>
          </table:table-cell>
          <table:table-cell office:value-type="float" office:value="57.6" calcext:value-type="float">
            <text:p>57.6</text:p>
          </table:table-cell>
          <table:table-cell office:value-type="float" office:value="0.0015319562461" calcext:value-type="float">
            <text:p>0.0015319562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5402258678" calcext:value-type="float">
            <text:p>0.011540225867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08734170938" calcext:value-type="float">
            <text:p>0.030873417093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55161158711" calcext:value-type="float">
            <text:p>0.0085516115871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88408769823" calcext:value-type="float">
            <text:p>0.000188408769823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8168296304" calcext:value-type="float">
            <text:p>0.064816829630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673909653349" calcext:value-type="float">
            <text:p>0.00673909653349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5283290927" calcext:value-type="float">
            <text:p>0.072528329092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51422510213" calcext:value-type="float">
            <text:p>0.00151422510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3953268238" calcext:value-type="float">
            <text:p>0.011395326823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84886655018" calcext:value-type="float">
            <text:p>0.0284886655018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49631602947" calcext:value-type="float">
            <text:p>0.0084963160294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81110570788" calcext:value-type="float">
            <text:p>0.00018111057078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7554049325" calcext:value-type="float">
            <text:p>0.063755404932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615335892063" calcext:value-type="float">
            <text:p>0.00615335892063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2466515818" calcext:value-type="float">
            <text:p>0.072246651581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49507108857" calcext:value-type="float">
            <text:p>0.00149507108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3021254287" calcext:value-type="float">
            <text:p>0.011302125428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62519581217" calcext:value-type="float">
            <text:p>0.026251958121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44255645955" calcext:value-type="float">
            <text:p>0.00844255645955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75925008316" calcext:value-type="float">
            <text:p>0.00017592500831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8825890648" calcext:value-type="float">
            <text:p>0.061882589064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563421743599" calcext:value-type="float">
            <text:p>0.00563421743599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19768672025" calcext:value-type="float">
            <text:p>0.071976867202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47796016979" calcext:value-type="float">
            <text:p>0.00147796016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2329525183" calcext:value-type="float">
            <text:p>0.011232952518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40823446703" calcext:value-type="float">
            <text:p>0.0240823446703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38380492956" calcext:value-type="float">
            <text:p>0.0083838049295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67858577804" calcext:value-type="float">
            <text:p>0.000167858577804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92453673658" calcext:value-type="float">
            <text:p>0.059245367365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518697510458" calcext:value-type="float">
            <text:p>0.00518697510458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7146345968" calcext:value-type="float">
            <text:p>0.071714634596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46190728224" calcext:value-type="float">
            <text:p>0.00146190728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1848955489" calcext:value-type="float">
            <text:p>0.0111848955489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16210184858" calcext:value-type="float">
            <text:p>0.0216210184858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33426932585" calcext:value-type="float">
            <text:p>0.0083342693258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58255684337" calcext:value-type="float">
            <text:p>0.00015825568433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62433001959" calcext:value-type="float">
            <text:p>0.056243300195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479572285133" calcext:value-type="float">
            <text:p>0.0047957228513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457400025" calcext:value-type="float">
            <text:p>0.07145740002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44680297441" calcext:value-type="float">
            <text:p>0.00144680297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1353823078" calcext:value-type="float">
            <text:p>0.011135382307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91232282098" calcext:value-type="float">
            <text:p>0.0191232282098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28262173903" calcext:value-type="float">
            <text:p>0.00828262173903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50381311694" calcext:value-type="float">
            <text:p>0.00015038131169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33570931984" calcext:value-type="float">
            <text:p>0.053357093198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445651423902" calcext:value-type="float">
            <text:p>0.00445651423902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204105509" calcext:value-type="float">
            <text:p>0.07120410550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43085953836" calcext:value-type="float">
            <text:p>0.00143085953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9788330894" calcext:value-type="float">
            <text:p>0.010978833089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70214379687" calcext:value-type="float">
            <text:p>0.017021437968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23443012456" calcext:value-type="float">
            <text:p>0.00823443012456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43851344136" calcext:value-type="float">
            <text:p>0.000143851344136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08823470472" calcext:value-type="float">
            <text:p>0.050882347047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416256632866" calcext:value-type="float">
            <text:p>0.00416256632866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09550793868" calcext:value-type="float">
            <text:p>0.070955079386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41564577903" calcext:value-type="float">
            <text:p>0.00141564577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2456002388" calcext:value-type="float">
            <text:p>0.010245600238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53790952821" calcext:value-type="float">
            <text:p>0.0153790952821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818028655771" calcext:value-type="float">
            <text:p>0.0081802865577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35976971493" calcext:value-type="float">
            <text:p>0.000135976971493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9592778316" calcext:value-type="float">
            <text:p>0.048959277831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90999434611" calcext:value-type="float">
            <text:p>0.0039099943461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722360718" calcext:value-type="float">
            <text:p>0.07072236071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40185488927" calcext:value-type="float">
            <text:p>0.00140185488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04444541529" calcext:value-type="float">
            <text:p>0.0080444454152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4148067549" calcext:value-type="float">
            <text:p>0.014148067549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813171094631" calcext:value-type="float">
            <text:p>0.0081317109463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28678772458" calcext:value-type="float">
            <text:p>0.00012867877245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5055070578" calcext:value-type="float">
            <text:p>0.047505507057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69516016955" calcext:value-type="float">
            <text:p>0.0036951601695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2617390042" calcext:value-type="float">
            <text:p>0.070261739004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387954548" calcext:value-type="float">
            <text:p>0.001387954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45638101895" calcext:value-type="float">
            <text:p>0.0064563810189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31234265744" calcext:value-type="float">
            <text:p>0.013123426574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80794873641" calcext:value-type="float">
            <text:p>0.008079487364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23493209986" calcext:value-type="float">
            <text:p>0.00012349320998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4149785807" calcext:value-type="float">
            <text:p>0.046414978580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51300742627" calcext:value-type="float">
            <text:p>0.00351300742627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211459076" calcext:value-type="float">
            <text:p>0.069821145907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37343398153" calcext:value-type="float">
            <text:p>0.00137343398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17049302082" calcext:value-type="float">
            <text:p>0.0051704930208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2111183391" calcext:value-type="float">
            <text:p>0.01211118339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802553579571" calcext:value-type="float">
            <text:p>0.00802553579571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14466490127" calcext:value-type="float">
            <text:p>0.00011446649012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5980379613" calcext:value-type="float">
            <text:p>0.045598037961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35145015227" calcext:value-type="float">
            <text:p>0.00335145015227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915338926" calcext:value-type="float">
            <text:p>0.069391533892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35898638274" calcext:value-type="float">
            <text:p>0.00135898638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68218324268" calcext:value-type="float">
            <text:p>0.0036821832426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10697689343" calcext:value-type="float">
            <text:p>0.0110697689343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97715218278" calcext:value-type="float">
            <text:p>0.00797715218278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07552406831" calcext:value-type="float">
            <text:p>0.000107552406831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9820490725" calcext:value-type="float">
            <text:p>0.044982049072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32096867275" calcext:value-type="float">
            <text:p>0.003209686727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659713794" calcext:value-type="float">
            <text:p>0.0689659713794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34592516968" calcext:value-type="float">
            <text:p>0.00134592516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87759307397" calcext:value-type="float">
            <text:p>0.00287759307397</text:p>
          </table:table-cell>
          <table:table-cell office:value-type="float" office:value="44.8" calcext:value-type="float">
            <text:p>44.8</text:p>
          </table:table-cell>
          <table:table-cell office:value-type="float" office:value="0.0097687301453" calcext:value-type="float">
            <text:p>0.0097687301453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92857657139" calcext:value-type="float">
            <text:p>0.0079285765713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01406555012" calcext:value-type="float">
            <text:p>0.000101406555012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4962872642" calcext:value-type="float">
            <text:p>0.044496287264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308241412691" calcext:value-type="float">
            <text:p>0.00308241412691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547462916" calcext:value-type="float">
            <text:p>0.0685547462916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33180592541" calcext:value-type="float">
            <text:p>0.00133180592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50405935764" calcext:value-type="float">
            <text:p>0.0025040593576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822046481507" calcext:value-type="float">
            <text:p>0.00822046481507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88249694002" calcext:value-type="float">
            <text:p>0.00788249694002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9.60289346703e-05" calcext:value-type="float">
            <text:p>9.60289346703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1104772064" calcext:value-type="float">
            <text:p>0.044110477206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97851183429" calcext:value-type="float">
            <text:p>0.0029785118342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1514377975" calcext:value-type="float">
            <text:p>0.068151437797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31859877701" calcext:value-type="float">
            <text:p>0.00131859877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33221928541" calcext:value-type="float">
            <text:p>0.0023322192854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661093981091" calcext:value-type="float">
            <text:p>0.00661093981091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83545731634" calcext:value-type="float">
            <text:p>0.0078354573163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8.96910249821e-05" calcext:value-type="float">
            <text:p>8.96910249821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7778185423" calcext:value-type="float">
            <text:p>0.043777818542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88811375655" calcext:value-type="float">
            <text:p>0.0028881137565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7482387494" calcext:value-type="float">
            <text:p>0.067748238749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30422414589" calcext:value-type="float">
            <text:p>0.00130422414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2154262872" calcext:value-type="float">
            <text:p>0.00222154262872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50203761344" calcext:value-type="float">
            <text:p>0.0050203761344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78918568651" calcext:value-type="float">
            <text:p>0.00778918568651</text:p>
          </table:table-cell>
          <table:table-cell office:value-type="float" office:value="120.32" calcext:value-type="float">
            <text:p>120.32</text:p>
          </table:table-cell>
          <table:table-cell office:value-type="float" office:value="8.25848838165e-05" calcext:value-type="float">
            <text:p>8.25848838165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4959681708" calcext:value-type="float">
            <text:p>0.043495968170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80906168584" calcext:value-type="float">
            <text:p>0.00280906168584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3504755191" calcext:value-type="float">
            <text:p>0.067350475519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27886788032" calcext:value-type="float">
            <text:p>0.00127886788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1887546692" calcext:value-type="float">
            <text:p>0.0021188754669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358296164269" calcext:value-type="float">
            <text:p>0.00358296164269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74022607819" calcext:value-type="float">
            <text:p>0.00774022607819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7.72072634749e-05" calcext:value-type="float">
            <text:p>7.72072634749e-0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2454413585" calcext:value-type="float">
            <text:p>0.043245441358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73864244656" calcext:value-type="float">
            <text:p>0.0027386424465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9556308487" calcext:value-type="float">
            <text:p>0.066955630848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25132258464" calcext:value-type="float">
            <text:p>0.00125132258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4751814879" calcext:value-type="float">
            <text:p>0.0020475181487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264729305169" calcext:value-type="float">
            <text:p>0.0026472930516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70105839153" calcext:value-type="float">
            <text:p>0.0077010583915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7.1061411656e-05" calcext:value-type="float">
            <text:p>7.1061411656e-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0198870687" calcext:value-type="float">
            <text:p>0.043019887068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67833595268" calcext:value-type="float">
            <text:p>0.0026783359526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568994628" calcext:value-type="float">
            <text:p>0.06656899462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22483532018" calcext:value-type="float">
            <text:p>0.0012248353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199800490764" calcext:value-type="float">
            <text:p>0.0019980049076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05074051277" calcext:value-type="float">
            <text:p>0.0020507405127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65497876017" calcext:value-type="float">
            <text:p>0.0076549787601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6.74123121386e-05" calcext:value-type="float">
            <text:p>6.74123121386e-0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8156056685" calcext:value-type="float">
            <text:p>0.042815605668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62727892105" calcext:value-type="float">
            <text:p>0.0026272789210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1795492934" calcext:value-type="float">
            <text:p>0.0661795492934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1981291527" calcext:value-type="float">
            <text:p>0.0011981291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96305438447" calcext:value-type="float">
            <text:p>0.0019630543844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64817694128" calcext:value-type="float">
            <text:p>0.0016481769412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61369909041" calcext:value-type="float">
            <text:p>0.0076136990904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6.39552704904e-05" calcext:value-type="float">
            <text:p>6.39552704904e-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6220532038" calcext:value-type="float">
            <text:p>0.042622053203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5820182191" calcext:value-type="float">
            <text:p>0.002582018219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8031645142" calcext:value-type="float">
            <text:p>0.065803164514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17000011565" calcext:value-type="float">
            <text:p>0.00117000011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288319972" calcext:value-type="float">
            <text:p>0.001928831997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34771282632" calcext:value-type="float">
            <text:p>0.00134771282632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56819545444" calcext:value-type="float">
            <text:p>0.00756819545444</text:p>
          </table:table-cell>
          <table:table-cell office:value-type="float" office:value="125.44" calcext:value-type="float">
            <text:p>125.44</text:p>
          </table:table-cell>
          <table:table-cell office:value-type="float" office:value="5.83855922796e-05" calcext:value-type="float">
            <text:p>5.83855922796e-0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4313371244" calcext:value-type="float">
            <text:p>0.042431337124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54107393286" calcext:value-type="float">
            <text:p>0.0025410739328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4266702891" calcext:value-type="float">
            <text:p>0.065426670289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14230888463" calcext:value-type="float">
            <text:p>0.00114230888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0407537663" calcext:value-type="float">
            <text:p>0.0019040753766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13403324942" calcext:value-type="float">
            <text:p>0.00113403324942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52845177239" calcext:value-type="float">
            <text:p>0.00752845177239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5.49285506315e-05" calcext:value-type="float">
            <text:p>5.49285506315e-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2457388707" calcext:value-type="float">
            <text:p>0.042245738870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50648094404" calcext:value-type="float">
            <text:p>0.00250648094404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50523285019" calcext:value-type="float">
            <text:p>0.065052328501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11472710511" calcext:value-type="float">
            <text:p>0.00111472710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87859062015" calcext:value-type="float">
            <text:p>0.00187859062015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968486273457" calcext:value-type="float">
            <text:p>0.00096848627345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4910120719" calcext:value-type="float">
            <text:p>0.007491012071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5.26238561993e-05" calcext:value-type="float">
            <text:p>5.26238561993e-0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0716094791" calcext:value-type="float">
            <text:p>0.042071609479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47546441396" calcext:value-type="float">
            <text:p>0.0024754644139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6758707587" calcext:value-type="float">
            <text:p>0.064675870758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08484684396" calcext:value-type="float">
            <text:p>0.00108484684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85456213548" calcext:value-type="float">
            <text:p>0.0018545621354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820442061476" calcext:value-type="float">
            <text:p>0.00082044206147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44531643747" calcext:value-type="float">
            <text:p>0.00744531643747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4.91668145512e-05" calcext:value-type="float">
            <text:p>4.91668145512e-0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9016730049" calcext:value-type="float">
            <text:p>0.041901673004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44617445016" calcext:value-type="float">
            <text:p>0.0024461744501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3093726012" calcext:value-type="float">
            <text:p>0.064309372601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05719209677" calcext:value-type="float">
            <text:p>0.00105719209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2106788411" calcext:value-type="float">
            <text:p>0.0018210678841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693547022634" calcext:value-type="float">
            <text:p>0.000693547022634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39827681379" calcext:value-type="float">
            <text:p>0.0073982768137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4.55177150338e-05" calcext:value-type="float">
            <text:p>4.55177150338e-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7401223654" calcext:value-type="float">
            <text:p>0.0417401223654</text:p>
          </table:table-cell>
          <table:table-cell office:value-type="float" office:value="57.6" calcext:value-type="float">
            <text:p>57.6</text:p>
          </table:table-cell>
          <table:table-cell office:value-type="float" office:value="0.0024224958268" calcext:value-type="float">
            <text:p>0.002422495826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9380588199" calcext:value-type="float">
            <text:p>0.063938058819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02899009205" calcext:value-type="float">
            <text:p>0.00102899009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79267058404" calcext:value-type="float">
            <text:p>0.0017926705840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603116075414" calcext:value-type="float">
            <text:p>0.000603116075414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35565315477" calcext:value-type="float">
            <text:p>0.00735565315477</text:p>
          </table:table-cell>
          <table:table-cell office:value-type="float" office:value="130.56" calcext:value-type="float">
            <text:p>130.56</text:p>
          </table:table-cell>
          <table:table-cell office:value-type="float" office:value="4.30209627323e-05" calcext:value-type="float">
            <text:p>4.30209627323e-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4279350036" calcext:value-type="float">
            <text:p>0.041427935003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39998880198" calcext:value-type="float">
            <text:p>0.0023999888019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5730564243" calcext:value-type="float">
            <text:p>0.063573056424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00191908622" calcext:value-type="float">
            <text:p>0.00100191908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76864209936" calcext:value-type="float">
            <text:p>0.0017686420993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534563583166" calcext:value-type="float">
            <text:p>0.00053456358316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31341349269" calcext:value-type="float">
            <text:p>0.0073134134926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53386479587e-05" calcext:value-type="float">
            <text:p>3.53386479587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1203105225" calcext:value-type="float">
            <text:p>0.0411203105225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38204484522" calcext:value-type="float">
            <text:p>0.0023820448452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2099510926" calcext:value-type="float">
            <text:p>0.063209951092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974519725879" calcext:value-type="float">
            <text:p>0.000974519725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4534175058" calcext:value-type="float">
            <text:p>0.00174534175058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484972418561" calcext:value-type="float">
            <text:p>0.000484972418561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26733386133" calcext:value-type="float">
            <text:p>0.0072673338613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97689697478e-05" calcext:value-type="float">
            <text:p>2.97689697478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8261897018" calcext:value-type="float">
            <text:p>0.040826189701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36434754077" calcext:value-type="float">
            <text:p>0.00236434754077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8512600828" calcext:value-type="float">
            <text:p>0.0628512600828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94701091403" calcext:value-type="float">
            <text:p>0.000947010914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271383531" calcext:value-type="float">
            <text:p>0.0017271383531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446320481443" calcext:value-type="float">
            <text:p>0.000446320481443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22144622843" calcext:value-type="float">
            <text:p>0.0072214462284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47754651449e-05" calcext:value-type="float">
            <text:p>2.47754651449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5436610643" calcext:value-type="float">
            <text:p>0.040543661064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34628025784" calcext:value-type="float">
            <text:p>0.0023462802578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4844700692" calcext:value-type="float">
            <text:p>0.062484470069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916729330694" calcext:value-type="float">
            <text:p>0.000916729330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1694445051" calcext:value-type="float">
            <text:p>0.00171694445051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414232080816" calcext:value-type="float">
            <text:p>0.00041423208081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17498260014" calcext:value-type="float">
            <text:p>0.00717498260014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15104813661e-05" calcext:value-type="float">
            <text:p>2.15104813661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2682850506" calcext:value-type="float">
            <text:p>0.040268285050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33043284585" calcext:value-type="float">
            <text:p>0.0023304328458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21234077295" calcext:value-type="float">
            <text:p>0.062123407729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888600293644" calcext:value-type="float">
            <text:p>0.000888600293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69728478123" calcext:value-type="float">
            <text:p>0.00169728478123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381414398357" calcext:value-type="float">
            <text:p>0.000381414398357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13811889505" calcext:value-type="float">
            <text:p>0.0071381188950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9205786934e-05" calcext:value-type="float">
            <text:p>1.9205786934e-0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9972869358" calcext:value-type="float">
            <text:p>0.039997286935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31458543386" calcext:value-type="float">
            <text:p>0.0023145854338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7679271355" calcext:value-type="float">
            <text:p>0.061767927135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859960482899" calcext:value-type="float">
            <text:p>0.000859960482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8199392735" calcext:value-type="float">
            <text:p>0.0016819939273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359535943384" calcext:value-type="float">
            <text:p>0.000359535943384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709453524372" calcext:value-type="float">
            <text:p>0.0070945352437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70931503714e-05" calcext:value-type="float">
            <text:p>1.70931503714e-0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735476243" calcext:value-type="float">
            <text:p>0.03973547624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30046458816" calcext:value-type="float">
            <text:p>0.0023004645881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4119357936" calcext:value-type="float">
            <text:p>0.0614119357936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830846382294" calcext:value-type="float">
            <text:p>0.000830846382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7180002476" calcext:value-type="float">
            <text:p>0.0016718000247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337657488412" calcext:value-type="float">
            <text:p>0.000337657488412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705325557396" calcext:value-type="float">
            <text:p>0.0070532555739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5748745286e-05" calcext:value-type="float">
            <text:p>1.5748745286e-0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4867992471" calcext:value-type="float">
            <text:p>0.039486799247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28702203635" calcext:value-type="float">
            <text:p>0.0022870220363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10567835376" calcext:value-type="float">
            <text:p>0.061056783537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799397316227" calcext:value-type="float">
            <text:p>0.000799397316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6451866576" calcext:value-type="float">
            <text:p>0.0016645186657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314320469774" calcext:value-type="float">
            <text:p>0.000314320469774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701063191494" calcext:value-type="float">
            <text:p>0.00701063191494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42122823312e-05" calcext:value-type="float">
            <text:p>1.42122823312e-0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2371356825" calcext:value-type="float">
            <text:p>0.039237135682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27302451681" calcext:value-type="float">
            <text:p>0.0022730245168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7074319194" calcext:value-type="float">
            <text:p>0.060707431919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771158827671" calcext:value-type="float">
            <text:p>0.000771158827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6087798627" calcext:value-type="float">
            <text:p>0.0016608779862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01922678623" calcext:value-type="float">
            <text:p>0.00030192267862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96628026976" calcext:value-type="float">
            <text:p>0.00696628026976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13314142911e-05" calcext:value-type="float">
            <text:p>1.13314142911e-0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9853756592" calcext:value-type="float">
            <text:p>0.038985375659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25939697576" calcext:value-type="float">
            <text:p>0.0022593969757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3581532652" calcext:value-type="float">
            <text:p>0.060358153265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743139242126" calcext:value-type="float">
            <text:p>0.000743139242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5286849138" calcext:value-type="float">
            <text:p>0.0016528684913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292442014801" calcext:value-type="float">
            <text:p>0.000292442014801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92096863225" calcext:value-type="float">
            <text:p>0.0069209686322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9.60289346708e-06" calcext:value-type="float">
            <text:p>9.60289346708e-0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7510039108" calcext:value-type="float">
            <text:p>0.038751003910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24687937018" calcext:value-type="float">
            <text:p>0.00224687937018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600122309548" calcext:value-type="float">
            <text:p>0.0600122309548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713368432485" calcext:value-type="float">
            <text:p>0.000713368432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4849967598" calcext:value-type="float">
            <text:p>0.0016484996759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280773505483" calcext:value-type="float">
            <text:p>0.000280773505483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87700098399" calcext:value-type="float">
            <text:p>0.0068770009839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9.2187777283e-06" calcext:value-type="float">
            <text:p>9.2187777283e-0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5062731901" calcext:value-type="float">
            <text:p>0.0385062731901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23411511227" calcext:value-type="float">
            <text:p>0.0022341151122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6614930207" calcext:value-type="float">
            <text:p>0.059661493020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682904429973" calcext:value-type="float">
            <text:p>0.000682904429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4267458879" calcext:value-type="float">
            <text:p>0.00164267458879</text:p>
          </table:table-cell>
          <table:table-cell office:value-type="float" office:value="57.6" calcext:value-type="float">
            <text:p>57.6</text:p>
          </table:table-cell>
          <table:table-cell office:value-type="float" office:value="0.000272022123494" calcext:value-type="float">
            <text:p>0.000272022123494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8380252958" calcext:value-type="float">
            <text:p>0.006838025295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8.83466198964e-06" calcext:value-type="float">
            <text:p>8.83466198964e-0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2754777536" calcext:value-type="float">
            <text:p>0.0382754777536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2205492343" calcext:value-type="float">
            <text:p>0.0022205492343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3083107926" calcext:value-type="float">
            <text:p>0.059308310792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654629457581" calcext:value-type="float">
            <text:p>0.000654629457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26655599" calcext:value-type="float">
            <text:p>0.00162665559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256707205013" calcext:value-type="float">
            <text:p>0.000256707205013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79828161375" calcext:value-type="float">
            <text:p>0.0067982816137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45054625098e-06" calcext:value-type="float">
            <text:p>8.45054625098e-0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0444973355" calcext:value-type="float">
            <text:p>0.038044497335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20673670401" calcext:value-type="float">
            <text:p>0.0022067367040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9671676241" calcext:value-type="float">
            <text:p>0.0589671676241</text:p>
          </table:table-cell>
          <table:table-cell office:value-type="float" office:value="89.6" calcext:value-type="float">
            <text:p>89.6</text:p>
          </table:table-cell>
          <table:table-cell office:value-type="float" office:value="0.000627303064909" calcext:value-type="float">
            <text:p>0.000627303064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1864610411" calcext:value-type="float">
            <text:p>0.0016186461041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250143668521" calcext:value-type="float">
            <text:p>0.000250143668521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75988192094" calcext:value-type="float">
            <text:p>0.00675988192094</text:p>
          </table:table-cell>
          <table:table-cell office:value-type="float" office:value="158.72" calcext:value-type="float">
            <text:p>158.72</text:p>
          </table:table-cell>
          <table:table-cell office:value-type="float" office:value="8.06643051232e-06" calcext:value-type="float">
            <text:p>8.06643051232e-0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8176481742" calcext:value-type="float">
            <text:p>0.0378176481742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19187590132" calcext:value-type="float">
            <text:p>0.00219187590132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6190199118" calcext:value-type="float">
            <text:p>0.058619019911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600122607577" calcext:value-type="float">
            <text:p>0.000600122607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1136474512" calcext:value-type="float">
            <text:p>0.00161136474512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245038695694" calcext:value-type="float">
            <text:p>0.000245038695694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72244222046" calcext:value-type="float">
            <text:p>0.00672244222046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7.87437264294e-06" calcext:value-type="float">
            <text:p>7.87437264294e-0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5901824073" calcext:value-type="float">
            <text:p>0.0375901824073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16628572243" calcext:value-type="float">
            <text:p>0.0021662857224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2788982393" calcext:value-type="float">
            <text:p>0.058278898239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571738183679" calcext:value-type="float">
            <text:p>0.000571738183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0772406562" calcext:value-type="float">
            <text:p>0.0016077240656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236287313705" calcext:value-type="float">
            <text:p>0.00023628731370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68538651691" calcext:value-type="float">
            <text:p>0.00668538651691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7.68231477366e-06" calcext:value-type="float">
            <text:p>7.68231477366e-0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3625933194" calcext:value-type="float">
            <text:p>0.037362593319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13970893422" calcext:value-type="float">
            <text:p>0.00213970893422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9418775366" calcext:value-type="float">
            <text:p>0.057941877536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54477662936" calcext:value-type="float">
            <text:p>0.00054477662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0117084253" calcext:value-type="float">
            <text:p>0.0016011708425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228265213548" calcext:value-type="float">
            <text:p>0.000228265213548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59649122807" calcext:value-type="float">
            <text:p>0.00659649122807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7.49025690427e-06" calcext:value-type="float">
            <text:p>7.49025690427e-0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1427734607" calcext:value-type="float">
            <text:p>0.037142773460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1118372213" calcext:value-type="float">
            <text:p>0.0021118372213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602339576" calcext:value-type="float">
            <text:p>0.05760233957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517851558876" calcext:value-type="float">
            <text:p>0.000517851558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9388948353" calcext:value-type="float">
            <text:p>0.0015938894835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23160240721" calcext:value-type="float">
            <text:p>0.000223160240721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52986776106" calcext:value-type="float">
            <text:p>0.00652986776106</text:p>
          </table:table-cell>
          <table:table-cell office:value-type="float" office:value="179.2" calcext:value-type="float">
            <text:p>179.2</text:p>
          </table:table-cell>
          <table:table-cell office:value-type="float" office:value="7.298199035e-06" calcext:value-type="float">
            <text:p>7.298199035e-0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924865079" calcext:value-type="float">
            <text:p>0.03692486507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08550708543" calcext:value-type="float">
            <text:p>0.00208550708543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2660120313" calcext:value-type="float">
            <text:p>0.057266012031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490598133874" calcext:value-type="float">
            <text:p>0.000490598133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9024880404" calcext:value-type="float">
            <text:p>0.0015902488040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15867422397" calcext:value-type="float">
            <text:p>0.000215867422397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49857201142" calcext:value-type="float">
            <text:p>0.0064985720114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10614116561e-06" calcext:value-type="float">
            <text:p>7.10614116561e-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7044902754" calcext:value-type="float">
            <text:p>0.036704490275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05720373094" calcext:value-type="float">
            <text:p>0.00205720373094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9361782823" calcext:value-type="float">
            <text:p>0.0569361782823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466299899535" calcext:value-type="float">
            <text:p>0.000466299899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8806439634" calcext:value-type="float">
            <text:p>0.0015880643963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12950295067" calcext:value-type="float">
            <text:p>0.00021295029506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47956416349" calcext:value-type="float">
            <text:p>0.0064795641634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91408329623e-06" calcext:value-type="float">
            <text:p>6.91408329623e-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495707655" calcext:value-type="float">
            <text:p>0.03649570765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02809875639" calcext:value-type="float">
            <text:p>0.00202809875639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6123275811" calcext:value-type="float">
            <text:p>0.056612327581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439958570416" calcext:value-type="float">
            <text:p>0.000439958570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8005490145" calcext:value-type="float">
            <text:p>0.0015800549014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09303885905" calcext:value-type="float">
            <text:p>0.000209303885905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46132430941" calcext:value-type="float">
            <text:p>0.00646132430941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72202542695e-06" calcext:value-type="float">
            <text:p>6.72202542695e-0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2784775394" calcext:value-type="float">
            <text:p>0.0362784775394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99757553095" calcext:value-type="float">
            <text:p>0.0019975755309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2915413677" calcext:value-type="float">
            <text:p>0.0562915413677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414018563486" calcext:value-type="float">
            <text:p>0.000414018563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7714235785" calcext:value-type="float">
            <text:p>0.0015771423578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04928194911" calcext:value-type="float">
            <text:p>0.000204928194911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442124463" calcext:value-type="float">
            <text:p>0.006442124463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52996755757e-06" calcext:value-type="float">
            <text:p>6.52996755757e-0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0626039558" calcext:value-type="float">
            <text:p>0.036062603955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96816224099" calcext:value-type="float">
            <text:p>0.0019681622409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9702444064" calcext:value-type="float">
            <text:p>0.0559702444064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3900851675" calcext:value-type="float">
            <text:p>0.0003900851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7204540655" calcext:value-type="float">
            <text:p>0.0015720454065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02011067581" calcext:value-type="float">
            <text:p>0.000202011067581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42330861353" calcext:value-type="float">
            <text:p>0.00642330861353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33790968829e-06" calcext:value-type="float">
            <text:p>6.33790968829e-0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8431540604" calcext:value-type="float">
            <text:p>0.035843154060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93794733097" calcext:value-type="float">
            <text:p>0.0019379473309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6461748132" calcext:value-type="float">
            <text:p>0.0556461748132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64874837278" calcext:value-type="float">
            <text:p>0.000364874837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6840472706" calcext:value-type="float">
            <text:p>0.0015684047270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199823222084" calcext:value-type="float">
            <text:p>0.000199823222084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40122879017" calcext:value-type="float">
            <text:p>0.00640122879017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14585181891e-06" calcext:value-type="float">
            <text:p>6.14585181891e-0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6329532474" calcext:value-type="float">
            <text:p>0.035632953247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90871903026" calcext:value-type="float">
            <text:p>0.0019087190302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321594472" calcext:value-type="float">
            <text:p>0.05532159447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39919893902" calcext:value-type="float">
            <text:p>0.000339919893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6403591166" calcext:value-type="float">
            <text:p>0.00156403591166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197635376587" calcext:value-type="float">
            <text:p>0.00019763537658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38087695298" calcext:value-type="float">
            <text:p>0.00638087695298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76173608025e-06" calcext:value-type="float">
            <text:p>5.76173608025e-0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419669407" calcext:value-type="float">
            <text:p>0.03541966940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87739418476" calcext:value-type="float">
            <text:p>0.0018773941847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50036903366" calcext:value-type="float">
            <text:p>0.055003690336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314673079844" calcext:value-type="float">
            <text:p>0.000314673079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5893896037" calcext:value-type="float">
            <text:p>0.0015589389603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194718249257" calcext:value-type="float">
            <text:p>0.00019471824925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36225310198" calcext:value-type="float">
            <text:p>0.00636225310198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56967821086e-06" calcext:value-type="float">
            <text:p>5.56967821086e-0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2115650527" calcext:value-type="float">
            <text:p>0.035211565052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84637765468" calcext:value-type="float">
            <text:p>0.00184637765468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688777725" calcext:value-type="float">
            <text:p>0.05468877772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92089585766" calcext:value-type="float">
            <text:p>0.000292089585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5529828087" calcext:value-type="float">
            <text:p>0.0015552982808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19253040376" calcext:value-type="float">
            <text:p>0.00019253040376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34362925097" calcext:value-type="float">
            <text:p>0.00634362925097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5.1855624722e-06" calcext:value-type="float">
            <text:p>5.1855624722e-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0001926892" calcext:value-type="float">
            <text:p>0.035000192689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81104470888" calcext:value-type="float">
            <text:p>0.00181104470888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3761999613" calcext:value-type="float">
            <text:p>0.054376199961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68885866487" calcext:value-type="float">
            <text:p>0.000268885866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4947319368" calcext:value-type="float">
            <text:p>0.00154947319368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191071840095" calcext:value-type="float">
            <text:p>0.00019107184009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32174142607" calcext:value-type="float">
            <text:p>0.00632174142607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99350460281e-06" calcext:value-type="float">
            <text:p>4.99350460281e-0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7859839405" calcext:value-type="float">
            <text:p>0.034785983940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77540344767" calcext:value-type="float">
            <text:p>0.0017754034476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40505251602" calcext:value-type="float">
            <text:p>0.0540505251602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48199531847" calcext:value-type="float">
            <text:p>0.000248199531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4219183468" calcext:value-type="float">
            <text:p>0.00154219183468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185237585435" calcext:value-type="float">
            <text:p>0.00018523758543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30599755202" calcext:value-type="float">
            <text:p>0.00630599755202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4.80144673354e-06" calcext:value-type="float">
            <text:p>4.80144673354e-0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5836140173" calcext:value-type="float">
            <text:p>0.0345836140173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74303032979" calcext:value-type="float">
            <text:p>0.00174303032979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7324386148" calcext:value-type="float">
            <text:p>0.053732438614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28534744596" calcext:value-type="float">
            <text:p>0.000228534744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3563861159" calcext:value-type="float">
            <text:p>0.00153563861159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181591176273" calcext:value-type="float">
            <text:p>0.000181591176273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28545371637" calcext:value-type="float">
            <text:p>0.00628545371637</text:p>
          </table:table-cell>
          <table:table-cell office:value-type="float" office:value="250.88" calcext:value-type="float">
            <text:p>250.88</text:p>
          </table:table-cell>
          <table:table-cell office:value-type="float" office:value="4.22527312549e-06" calcext:value-type="float">
            <text:p>4.22527312549e-0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3850670481" calcext:value-type="float">
            <text:p>0.034385067048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70566250229" calcext:value-type="float">
            <text:p>0.00170566250229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4238009069" calcext:value-type="float">
            <text:p>0.0534238009069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07994345297" calcext:value-type="float">
            <text:p>0.000207994345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3272606799" calcext:value-type="float">
            <text:p>0.0015327260679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175756921614" calcext:value-type="float">
            <text:p>0.000175756921614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26740586075" calcext:value-type="float">
            <text:p>0.00626740586075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4.03321525611e-06" calcext:value-type="float">
            <text:p>4.03321525611e-0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1829437671" calcext:value-type="float">
            <text:p>0.034182943767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66687642392" calcext:value-type="float">
            <text:p>0.00166687642392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31168048891" calcext:value-type="float">
            <text:p>0.053116804889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87964719693" calcext:value-type="float">
            <text:p>0.000187964719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276291167" calcext:value-type="float">
            <text:p>0.001527629116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172839794284" calcext:value-type="float">
            <text:p>0.000172839794284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24724602203" calcext:value-type="float">
            <text:p>0.00624724602203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3.45704164817e-06" calcext:value-type="float">
            <text:p>3.45704164817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9859999723" calcext:value-type="float">
            <text:p>0.033985999972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62580881152" calcext:value-type="float">
            <text:p>0.00162580881152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8002505876" calcext:value-type="float">
            <text:p>0.0528002505876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70744349411" calcext:value-type="float">
            <text:p>0.000170744349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1525080641" calcext:value-type="float">
            <text:p>0.0015152508064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71381230619" calcext:value-type="float">
            <text:p>0.000171381230619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22631818945" calcext:value-type="float">
            <text:p>0.00622631818945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26498377878e-06" calcext:value-type="float">
            <text:p>3.26498377878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7915842599" calcext:value-type="float">
            <text:p>0.033791584259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58535782994" calcext:value-type="float">
            <text:p>0.00158535782994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4814344021" calcext:value-type="float">
            <text:p>0.0524814344021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53086173104" calcext:value-type="float">
            <text:p>0.000153086173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0869758332" calcext:value-type="float">
            <text:p>0.0015086975833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16846410329" calcext:value-type="float">
            <text:p>0.0001684641032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20443036456" calcext:value-type="float">
            <text:p>0.00620443036456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3.0729259094e-06" calcext:value-type="float">
            <text:p>3.0729259094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5906941899" calcext:value-type="float">
            <text:p>0.033590694189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54632509924" calcext:value-type="float">
            <text:p>0.00154632509924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1611224548" calcext:value-type="float">
            <text:p>0.052161122454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37471091577" calcext:value-type="float">
            <text:p>0.000137471091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0214436022" calcext:value-type="float">
            <text:p>0.0015021443602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167734821457" calcext:value-type="float">
            <text:p>0.000167734821457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18772649819" calcext:value-type="float">
            <text:p>0.00618772649819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2.88086804012e-06" calcext:value-type="float">
            <text:p>2.88086804012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3965251197" calcext:value-type="float">
            <text:p>0.033396525119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50630575923" calcext:value-type="float">
            <text:p>0.00150630575923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8453342752" calcext:value-type="float">
            <text:p>0.051845334275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23132944287" calcext:value-type="float">
            <text:p>0.000123132944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9777554483" calcext:value-type="float">
            <text:p>0.0014977755448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66276257792" calcext:value-type="float">
            <text:p>0.000166276257792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16852665179" calcext:value-type="float">
            <text:p>0.00616852665179</text:p>
          </table:table-cell>
          <table:table-cell office:value-type="float" office:value="317.44" calcext:value-type="float">
            <text:p>317.44</text:p>
          </table:table-cell>
          <table:table-cell office:value-type="float" office:value="2.68881017074e-06" calcext:value-type="float">
            <text:p>2.68881017074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2014311414" calcext:value-type="float">
            <text:p>0.033201431141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46381989595" calcext:value-type="float">
            <text:p>0.0014638198959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5292177577" calcext:value-type="float">
            <text:p>0.0515292177577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10217666575" calcext:value-type="float">
            <text:p>0.000110217666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8830977814" calcext:value-type="float">
            <text:p>0.00148830977814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59712721301" calcext:value-type="float">
            <text:p>0.000159712721301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14855881153" calcext:value-type="float">
            <text:p>0.00614855881153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49675230146e-06" calcext:value-type="float">
            <text:p>2.49675230146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010160117" calcext:value-type="float">
            <text:p>0.03301016011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42053241261" calcext:value-type="float">
            <text:p>0.00142053241261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2081396884" calcext:value-type="float">
            <text:p>0.0512081396884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9.79590978992e-05" calcext:value-type="float">
            <text:p>9.795909789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8466909864" calcext:value-type="float">
            <text:p>0.0014846690986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58254157636" calcext:value-type="float">
            <text:p>0.000158254157636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61310869513" calcext:value-type="float">
            <text:p>0.0061310869513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1126365628e-06" calcext:value-type="float">
            <text:p>2.1126365628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8199989826" calcext:value-type="float">
            <text:p>0.0328199989826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7736825544" calcext:value-type="float">
            <text:p>0.00137736825544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8869156911" calcext:value-type="float">
            <text:p>0.0508869156911</text:p>
          </table:table-cell>
          <table:table-cell office:value-type="float" office:value="115.2" calcext:value-type="float">
            <text:p>115.2</text:p>
          </table:table-cell>
          <table:table-cell office:value-type="float" office:value="8.82908815331e-05" calcext:value-type="float">
            <text:p>8.8290881533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8102841914" calcext:value-type="float">
            <text:p>0.0014810284191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57524875803" calcext:value-type="float">
            <text:p>0.000157524875803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61097751218" calcext:value-type="float">
            <text:p>0.0061097751218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92057869342e-06" calcext:value-type="float">
            <text:p>1.92057869342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6329825362" calcext:value-type="float">
            <text:p>0.0326329825362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3093595494" calcext:value-type="float">
            <text:p>0.00133093595494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5724043815" calcext:value-type="float">
            <text:p>0.050572404381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7.92428903676e-05" calcext:value-type="float">
            <text:p>7.924289036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7811587555" calcext:value-type="float">
            <text:p>0.0014781158755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56795593971" calcext:value-type="float">
            <text:p>0.000156795593971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609115127079" calcext:value-type="float">
            <text:p>0.00609115127079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72852082403e-06" calcext:value-type="float">
            <text:p>1.72852082403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4460277503" calcext:value-type="float">
            <text:p>0.032446027750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8197546808" calcext:value-type="float">
            <text:p>0.00128197546808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2534787501" calcext:value-type="float">
            <text:p>0.0502534787501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6.98665446842e-05" calcext:value-type="float">
            <text:p>6.986654468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7520333195" calcext:value-type="float">
            <text:p>0.0014752033319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54607748474" calcext:value-type="float">
            <text:p>0.000154607748474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606926344589" calcext:value-type="float">
            <text:p>0.0060692634458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53646295475e-06" calcext:value-type="float">
            <text:p>1.53646295475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2608611204" calcext:value-type="float">
            <text:p>0.0322608611204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3492653676" calcext:value-type="float">
            <text:p>0.0012349265367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9294456389" calcext:value-type="float">
            <text:p>0.049929445638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6.05266828361e-05" calcext:value-type="float">
            <text:p>6.052668283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7301892425" calcext:value-type="float">
            <text:p>0.0014730189242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42939239155" calcext:value-type="float">
            <text:p>0.00014293923915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604833561332" calcext:value-type="float">
            <text:p>0.00604833561332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34440508537e-06" calcext:value-type="float">
            <text:p>1.34440508537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0830937564" calcext:value-type="float">
            <text:p>0.032083093756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8602771299" calcext:value-type="float">
            <text:p>0.00118602771299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6069082896" calcext:value-type="float">
            <text:p>0.049606908289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5.30110127551e-05" calcext:value-type="float">
            <text:p>5.301101275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7083451655" calcext:value-type="float">
            <text:p>0.0014708345165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18872938685" calcext:value-type="float">
            <text:p>0.00011887293868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602395180839" calcext:value-type="float">
            <text:p>0.00602395180839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1.15234721609e-06" calcext:value-type="float">
            <text:p>1.15234721609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984820714" calcext:value-type="float">
            <text:p>0.031898482071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3910210784" calcext:value-type="float">
            <text:p>0.00113910210784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2864139323" calcext:value-type="float">
            <text:p>0.0492864139323</text:p>
          </table:table-cell>
          <table:table-cell office:value-type="float" office:value="120.32" calcext:value-type="float">
            <text:p>120.32</text:p>
          </table:table-cell>
          <table:table-cell office:value-type="float" office:value="4.71735991001e-05" calcext:value-type="float">
            <text:p>4.717359910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6792197296" calcext:value-type="float">
            <text:p>0.0014679219729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09392274863" calcext:value-type="float">
            <text:p>0.000109392274863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600110399117" calcext:value-type="float">
            <text:p>0.00600110399117</text:p>
          </table:table-cell>
          <table:table-cell office:value-type="float" office:value="419.84" calcext:value-type="float">
            <text:p>419.84</text:p>
          </table:table-cell>
          <table:table-cell office:value-type="float" office:value="9.60289346708e-07" calcext:value-type="float">
            <text:p>9.60289346708e-0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7145486525" calcext:value-type="float">
            <text:p>0.0317145486525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9106656721" calcext:value-type="float">
            <text:p>0.00109106656721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9686192428" calcext:value-type="float">
            <text:p>0.048968619242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4.12997016097e-05" calcext:value-type="float">
            <text:p>4.129970160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6209688576" calcext:value-type="float">
            <text:p>0.00146209688576</text:p>
          </table:table-cell>
          <table:table-cell office:value-type="float" office:value="84.48" calcext:value-type="float">
            <text:p>84.48</text:p>
          </table:table-cell>
          <table:table-cell office:value-type="float" office:value="9.04309472204e-05" calcext:value-type="float">
            <text:p>9.04309472204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98401612787" calcext:value-type="float">
            <text:p>0.00598401612787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5.76173608047e-07" calcext:value-type="float">
            <text:p>5.76173608047e-0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5309851968" calcext:value-type="float">
            <text:p>0.0315309851968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4253772193" calcext:value-type="float">
            <text:p>0.00104253772193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6519554953" calcext:value-type="float">
            <text:p>0.048651955495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58636101434e-05" calcext:value-type="float">
            <text:p>3.586361014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6064061396" calcext:value-type="float">
            <text:p>0.00146064061396</text:p>
          </table:table-cell>
          <table:table-cell office:value-type="float" office:value="85.504" calcext:value-type="float">
            <text:p>85.504</text:p>
          </table:table-cell>
          <table:table-cell office:value-type="float" office:value="7.51160287396e-05" calcext:value-type="float">
            <text:p>7.51160287396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96347229222" calcext:value-type="float">
            <text:p>0.00596347229222</text:p>
          </table:table-cell>
          <table:table-cell office:value-type="float" office:value="497.664" calcext:value-type="float">
            <text:p>497.664</text:p>
          </table:table-cell>
          <table:table-cell office:value-type="float" office:value="3.84115738661e-07" calcext:value-type="float">
            <text:p>3.84115738661e-07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3568558053" calcext:value-type="float">
            <text:p>0.031356855805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998571944691" calcext:value-type="float">
            <text:p>0.000998571944691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3269738521" calcext:value-type="float">
            <text:p>0.0483269738521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3.18868720909e-05" calcext:value-type="float">
            <text:p>3.188687209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5772807037" calcext:value-type="float">
            <text:p>0.00145772807037</text:p>
          </table:table-cell>
          <table:table-cell office:value-type="float" office:value="86.528" calcext:value-type="float">
            <text:p>86.528</text:p>
          </table:table-cell>
          <table:table-cell office:value-type="float" office:value="6.34475194208e-05" calcext:value-type="float">
            <text:p>6.34475194208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94158446732" calcext:value-type="float">
            <text:p>0.00594158446732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1.92057869386e-07" calcext:value-type="float">
            <text:p>1.92057869386e-0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1758204321" calcext:value-type="float">
            <text:p>0.031175820432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54482841292" calcext:value-type="float">
            <text:p>0.000954482841292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6956163851" calcext:value-type="float">
            <text:p>0.0476956163851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2.7764198697e-05" calcext:value-type="float">
            <text:p>2.77641986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5627179857" calcext:value-type="float">
            <text:p>0.00145627179857</text:p>
          </table:table-cell>
          <table:table-cell office:value-type="float" office:value="87.552" calcext:value-type="float">
            <text:p>87.552</text:p>
          </table:table-cell>
          <table:table-cell office:value-type="float" office:value="5.32375737669e-05" calcext:value-type="float">
            <text:p>5.32375737669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92104063167" calcext:value-type="float">
            <text:p>0.00592104063167</text:p>
          </table:table-cell>
          <table:table-cell office:value-type="float" office:value="544.768" calcext:value-type="float">
            <text:p>544.7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9884340224" calcext:value-type="float">
            <text:p>0.0309884340224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10147085565" calcext:value-type="float">
            <text:p>0.00091014708556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1228490077" calcext:value-type="float">
            <text:p>0.0471228490077</text:p>
          </table:table-cell>
          <table:table-cell office:value-type="float" office:value="125.44" calcext:value-type="float">
            <text:p>125.44</text:p>
          </table:table-cell>
          <table:table-cell office:value-type="float" office:value="2.46630726927e-05" calcext:value-type="float">
            <text:p>2.466307269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5408739087" calcext:value-type="float">
            <text:p>0.00145408739087</text:p>
          </table:table-cell>
          <table:table-cell office:value-type="float" office:value="88.576" calcext:value-type="float">
            <text:p>88.576</text:p>
          </table:table-cell>
          <table:table-cell office:value-type="float" office:value="4.95911646048e-05" calcext:value-type="float">
            <text:p>4.95911646048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89665682675" calcext:value-type="float">
            <text:p>0.00589665682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8081385759" calcext:value-type="float">
            <text:p>0.030808138575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68894483923" calcext:value-type="float">
            <text:p>0.000868894483923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6945138626" calcext:value-type="float">
            <text:p>0.0466945138626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18173335358e-05" calcext:value-type="float">
            <text:p>2.181733353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4826230368" calcext:value-type="float">
            <text:p>0.00144826230368</text:p>
          </table:table-cell>
          <table:table-cell office:value-type="float" office:value="89.6" calcext:value-type="float">
            <text:p>89.6</text:p>
          </table:table-cell>
          <table:table-cell office:value-type="float" office:value="4.59447554426e-05" calcext:value-type="float">
            <text:p>4.59447554426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87304101567" calcext:value-type="float">
            <text:p>0.00587304101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6300012486" calcext:value-type="float">
            <text:p>0.030630001248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829183459322" calcext:value-type="float">
            <text:p>0.000829183459322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3751139652" calcext:value-type="float">
            <text:p>0.0463751139652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1.91175297204e-05" calcext:value-type="float">
            <text:p>1.9117529720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4753416778" calcext:value-type="float">
            <text:p>0.00144753416778</text:p>
          </table:table-cell>
          <table:table-cell office:value-type="float" office:value="90.624" calcext:value-type="float">
            <text:p>90.624</text:p>
          </table:table-cell>
          <table:table-cell office:value-type="float" office:value="4.08397826157e-05" calcext:value-type="float">
            <text:p>4.08397826157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85230518156" calcext:value-type="float">
            <text:p>0.00585230518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4479793067" calcext:value-type="float">
            <text:p>0.0304479793067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89657423967" calcext:value-type="float">
            <text:p>0.00078965742396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1188279253" calcext:value-type="float">
            <text:p>0.0461188279253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1.6746080423e-05" calcext:value-type="float">
            <text:p>1.67460804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4534976008" calcext:value-type="float">
            <text:p>0.00144534976008</text:p>
          </table:table-cell>
          <table:table-cell office:value-type="float" office:value="91.648" calcext:value-type="float">
            <text:p>91.648</text:p>
          </table:table-cell>
          <table:table-cell office:value-type="float" office:value="3.57348097887e-05" calcext:value-type="float">
            <text:p>3.57348097887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82350541196" calcext:value-type="float">
            <text:p>0.00582350541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2660190254" calcext:value-type="float">
            <text:p>0.030266019025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749144779304" calcext:value-type="float">
            <text:p>0.000749144779304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8881157664" calcext:value-type="float">
            <text:p>0.045888115766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1.49218886558e-05" calcext:value-type="float">
            <text:p>1.492188865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4316535238" calcext:value-type="float">
            <text:p>0.00144316535238</text:p>
          </table:table-cell>
          <table:table-cell office:value-type="float" office:value="92.672" calcext:value-type="float">
            <text:p>92.672</text:p>
          </table:table-cell>
          <table:table-cell office:value-type="float" office:value="2.91712732969e-05" calcext:value-type="float">
            <text:p>2.91712732969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79912160703" calcext:value-type="float">
            <text:p>0.00579912160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0841204046" calcext:value-type="float">
            <text:p>0.030084120404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710482027092" calcext:value-type="float">
            <text:p>0.000710482027092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6745136649" calcext:value-type="float">
            <text:p>0.0456745136649</text:p>
          </table:table-cell>
          <table:table-cell office:value-type="float" office:value="130.56" calcext:value-type="float">
            <text:p>130.56</text:p>
          </table:table-cell>
          <table:table-cell office:value-type="float" office:value="1.30976968886e-05" calcext:value-type="float">
            <text:p>1.309769688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4170908058" calcext:value-type="float">
            <text:p>0.00144170908058</text:p>
          </table:table-cell>
          <table:table-cell office:value-type="float" office:value="93.696" calcext:value-type="float">
            <text:p>93.696</text:p>
          </table:table-cell>
          <table:table-cell office:value-type="float" office:value="2.33370186375e-05" calcext:value-type="float">
            <text:p>2.33370186375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77876976984" calcext:value-type="float">
            <text:p>0.00577876976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998170223" calcext:value-type="float">
            <text:p>0.0298998170223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73484178086" calcext:value-type="float">
            <text:p>0.00067348417808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4697766889" calcext:value-type="float">
            <text:p>0.045469776688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01789900611e-05" calcext:value-type="float">
            <text:p>1.017899006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3879653699" calcext:value-type="float">
            <text:p>0.00143879653699</text:p>
          </table:table-cell>
          <table:table-cell office:value-type="float" office:value="94.72" calcext:value-type="float">
            <text:p>94.72</text:p>
          </table:table-cell>
          <table:table-cell office:value-type="float" office:value="1.60442003133e-05" calcext:value-type="float">
            <text:p>1.60442003133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75361797106" calcext:value-type="float">
            <text:p>0.00575361797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7165618694" calcext:value-type="float">
            <text:p>0.029716561869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637904579958" calcext:value-type="float">
            <text:p>0.000637904579958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2672651149" calcext:value-type="float">
            <text:p>0.045267265114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8.6466689766e-06" calcext:value-type="float">
            <text:p>8.64666897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3734026519" calcext:value-type="float">
            <text:p>0.00143734026519</text:p>
          </table:table-cell>
          <table:table-cell office:value-type="float" office:value="95.744" calcext:value-type="float">
            <text:p>95.744</text:p>
          </table:table-cell>
          <table:table-cell office:value-type="float" office:value="1.16685093188e-05" calcext:value-type="float">
            <text:p>1.16685093188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73173014616" calcext:value-type="float">
            <text:p>0.00573173014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5313335789" calcext:value-type="float">
            <text:p>0.0295313335789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606271419057" calcext:value-type="float">
            <text:p>0.00060627141905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50698610207" calcext:value-type="float">
            <text:p>0.045069861020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7.44270241027e-06" calcext:value-type="float">
            <text:p>7.442702410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3588399339" calcext:value-type="float">
            <text:p>0.00143588399339</text:p>
          </table:table-cell>
          <table:table-cell office:value-type="float" office:value="96.768" calcext:value-type="float">
            <text:p>96.768</text:p>
          </table:table-cell>
          <table:table-cell office:value-type="float" office:value="1.09392274863e-05" calcext:value-type="float">
            <text:p>1.09392274863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70657834737" calcext:value-type="float">
            <text:p>0.00570657834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3522096829" calcext:value-type="float">
            <text:p>0.029352209682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572171734889" calcext:value-type="float">
            <text:p>0.000572171734889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8725298905" calcext:value-type="float">
            <text:p>0.0448725298905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3481873499e-06" calcext:value-type="float">
            <text:p>6.34818734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3369958569" calcext:value-type="float">
            <text:p>0.00143369958569</text:p>
          </table:table-cell>
          <table:table-cell office:value-type="float" office:value="97.792" calcext:value-type="float">
            <text:p>97.792</text:p>
          </table:table-cell>
          <table:table-cell office:value-type="float" office:value="9.48066382145e-06" calcext:value-type="float">
            <text:p>9.48066382145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6829625363" calcext:value-type="float">
            <text:p>0.0056829625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1765387775" calcext:value-type="float">
            <text:p>0.0291765387775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541031878642" calcext:value-type="float">
            <text:p>0.000541031878642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6728639124" calcext:value-type="float">
            <text:p>0.0446728639124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5.25367228954e-06" calcext:value-type="float">
            <text:p>5.253672289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3224331389" calcext:value-type="float">
            <text:p>0.00143224331389</text:p>
          </table:table-cell>
          <table:table-cell office:value-type="float" office:value="98.816" calcext:value-type="float">
            <text:p>98.816</text:p>
          </table:table-cell>
          <table:table-cell office:value-type="float" office:value="8.0221001566e-06" calcext:value-type="float">
            <text:p>8.0221001566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66030671755" calcext:value-type="float">
            <text:p>0.00566030671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9993263585" calcext:value-type="float">
            <text:p>0.0289993263585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507918803781" calcext:value-type="float">
            <text:p>0.000507918803781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4809686" calcext:value-type="float">
            <text:p>0.044480968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92531777152e-06" calcext:value-type="float">
            <text:p>4.925317771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3078704209" calcext:value-type="float">
            <text:p>0.00143078704209</text:p>
          </table:table-cell>
          <table:table-cell office:value-type="float" office:value="99.84" calcext:value-type="float">
            <text:p>99.84</text:p>
          </table:table-cell>
          <table:table-cell office:value-type="float" office:value="6.56353649175e-06" calcext:value-type="float">
            <text:p>6.56353649175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6343869249" calcext:value-type="float">
            <text:p>0.0056343869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8226688844" calcext:value-type="float">
            <text:p>0.0288226688844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7887549231" calcext:value-type="float">
            <text:p>0.00047887549231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2877599356" calcext:value-type="float">
            <text:p>0.044287759935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63344708868e-06" calcext:value-type="float">
            <text:p>4.633447088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286026344" calcext:value-type="float">
            <text:p>0.001428602634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5.83425465939e-06" calcext:value-type="float">
            <text:p>5.83425465939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61000311998" calcext:value-type="float">
            <text:p>0.00561000311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6392287498" calcext:value-type="float">
            <text:p>0.028639228749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449708854677" calcext:value-type="float">
            <text:p>0.000449708854677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0986372551" calcext:value-type="float">
            <text:p>0.044098637255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37806024134e-06" calcext:value-type="float">
            <text:p>4.378060241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271463626" calcext:value-type="float">
            <text:p>0.001427146362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3.64640916206e-06" calcext:value-type="float">
            <text:p>3.64640916206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58734730122" calcext:value-type="float">
            <text:p>0.00558734730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4570218263" calcext:value-type="float">
            <text:p>0.0284570218263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420233901635" calcext:value-type="float">
            <text:p>0.00042023390163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9106090345" calcext:value-type="float">
            <text:p>0.0439106090345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15915722929e-06" calcext:value-type="float">
            <text:p>4.159157229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256900908" calcext:value-type="float">
            <text:p>0.0014256900908</text:p>
          </table:table-cell>
          <table:table-cell office:value-type="float" office:value="104.96" calcext:value-type="float">
            <text:p>104.96</text:p>
          </table:table-cell>
          <table:table-cell office:value-type="float" office:value="2.91712732969e-06" calcext:value-type="float">
            <text:p>2.91712732969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56257949936" calcext:value-type="float">
            <text:p>0.00556257949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2722251597" calcext:value-type="float">
            <text:p>0.0282722251597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94088755003" calcext:value-type="float">
            <text:p>0.000394088755003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7296948036" calcext:value-type="float">
            <text:p>0.043729694803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04970572321e-06" calcext:value-type="float">
            <text:p>4.049705723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249619549" calcext:value-type="float">
            <text:p>0.0014249619549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2.18784549721e-06" calcext:value-type="float">
            <text:p>2.18784549721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5356997144" calcext:value-type="float">
            <text:p>0.0055356997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911449285" calcext:value-type="float">
            <text:p>0.02791144928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68066934535" calcext:value-type="float">
            <text:p>0.00036806693453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5594697984" calcext:value-type="float">
            <text:p>0.043559469798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86728654644e-06" calcext:value-type="float">
            <text:p>3.867286546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24233819" calcext:value-type="float">
            <text:p>0.00142423381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1.45856366485e-06" calcext:value-type="float">
            <text:p>1.45856366485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50670794634" calcext:value-type="float">
            <text:p>0.00550670794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583415162" calcext:value-type="float">
            <text:p>0.027583415162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341675135577" calcext:value-type="float">
            <text:p>0.000341675135577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3927105829" calcext:value-type="float">
            <text:p>0.043392710582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75783504047e-06" calcext:value-type="float">
            <text:p>3.757835040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213212754" calcext:value-type="float">
            <text:p>0.0014213212754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29281832368e-07" calcext:value-type="float">
            <text:p>7.29281832368e-07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47925216598" calcext:value-type="float">
            <text:p>0.00547925216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3503382852" calcext:value-type="float">
            <text:p>0.0273503382852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18551479948" calcext:value-type="float">
            <text:p>0.000318551479948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2231057716" calcext:value-type="float">
            <text:p>0.0432231057716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3.57541586371e-06" calcext:value-type="float">
            <text:p>3.575415863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198650036" calcext:value-type="float">
            <text:p>0.0014198650036</text:p>
          </table:table-cell>
          <table:table-cell office:value-type="float" office:value="138.24" calcext:value-type="float">
            <text:p>138.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45486836105" calcext:value-type="float">
            <text:p>0.00545486836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962485722" calcext:value-type="float">
            <text:p>0.0271962485722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94811193502" calcext:value-type="float">
            <text:p>0.000294811193502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30505094365" calcext:value-type="float">
            <text:p>0.0430505094365</text:p>
          </table:table-cell>
          <table:table-cell office:value-type="float" office:value="158.72" calcext:value-type="float">
            <text:p>158.72</text:p>
          </table:table-cell>
          <table:table-cell office:value-type="float" office:value="3.32002901637e-06" calcext:value-type="float">
            <text:p>3.320029016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1695246001" calcext:value-type="float">
            <text:p>0.00141695246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43451652387" calcext:value-type="float">
            <text:p>0.00543451652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064479978" calcext:value-type="float">
            <text:p>0.027064479978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73969071895" calcext:value-type="float">
            <text:p>0.00027396907189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8783508852" calcext:value-type="float">
            <text:p>0.0428783508852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3.24706134569e-06" calcext:value-type="float">
            <text:p>3.247061345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1622432411" calcext:value-type="float">
            <text:p>0.00141622432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40686874505" calcext:value-type="float">
            <text:p>0.00540686874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9494830534" calcext:value-type="float">
            <text:p>0.026949483053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53681918023" calcext:value-type="float">
            <text:p>0.000253681918023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70812588" calcext:value-type="float">
            <text:p>0.0427081258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3.13760983961e-06" calcext:value-type="float">
            <text:p>3.137609839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1403991641" calcext:value-type="float">
            <text:p>0.00141403991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38382892937" calcext:value-type="float">
            <text:p>0.005383828929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8377541378" calcext:value-type="float">
            <text:p>0.0268377541378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33148111824" calcext:value-type="float">
            <text:p>0.000233148111824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5328298769" calcext:value-type="float">
            <text:p>0.042532829876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3.06464216893e-06" calcext:value-type="float">
            <text:p>3.064642168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1258364461" calcext:value-type="float">
            <text:p>0.00141258364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36520507836" calcext:value-type="float">
            <text:p>0.00536520507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7278750387" calcext:value-type="float">
            <text:p>0.026727875038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14464198076" calcext:value-type="float">
            <text:p>0.000214464198076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3576068378" calcext:value-type="float">
            <text:p>0.0423576068378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2.88222299216e-06" calcext:value-type="float">
            <text:p>2.882222992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1185550871" calcext:value-type="float">
            <text:p>0.00141185550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34197326421" calcext:value-type="float">
            <text:p>0.00534197326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6199690772" calcext:value-type="float">
            <text:p>0.0266199690772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98925101493" calcext:value-type="float">
            <text:p>0.000198925101493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1861779266" calcext:value-type="float">
            <text:p>0.0421861779266</text:p>
          </table:table-cell>
          <table:table-cell office:value-type="float" office:value="168.96" calcext:value-type="float">
            <text:p>168.96</text:p>
          </table:table-cell>
          <table:table-cell office:value-type="float" office:value="2.80925532148e-06" calcext:value-type="float">
            <text:p>2.809255321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1112737281" calcext:value-type="float">
            <text:p>0.00141112737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31874145007" calcext:value-type="float">
            <text:p>0.00531874145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515454446" calcext:value-type="float">
            <text:p>0.026515454446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83324341828" calcext:value-type="float">
            <text:p>0.000183324341828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20173027552" calcext:value-type="float">
            <text:p>0.042017302755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2.7362876508e-06" calcext:value-type="float">
            <text:p>2.73628765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0967110101" calcext:value-type="float">
            <text:p>0.00140967110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29608563131" calcext:value-type="float">
            <text:p>0.00529608563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4048970808" calcext:value-type="float">
            <text:p>0.026404897080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69758463859" calcext:value-type="float">
            <text:p>0.000169758463859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8409852562" calcext:value-type="float">
            <text:p>0.0418409852562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2.62683614483e-06" calcext:value-type="float">
            <text:p>2.626836144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0748669332" calcext:value-type="float">
            <text:p>0.00140748669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27880576955" calcext:value-type="float">
            <text:p>0.00527880576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3030955137" calcext:value-type="float">
            <text:p>0.0263030955137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56439238217" calcext:value-type="float">
            <text:p>0.000156439238217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6648501672" calcext:value-type="float">
            <text:p>0.0416648501672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2.59035230943e-06" calcext:value-type="float">
            <text:p>2.590352309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0311787792" calcext:value-type="float">
            <text:p>0.00140311787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26133390933" calcext:value-type="float">
            <text:p>0.00526133390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911816165" calcext:value-type="float">
            <text:p>0.0261911816165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44846578861" calcext:value-type="float">
            <text:p>0.000144846578861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91560674" calcext:value-type="float">
            <text:p>0.041491560674</text:p>
          </table:table-cell>
          <table:table-cell office:value-type="float" office:value="179.2" calcext:value-type="float">
            <text:p>179.2</text:p>
          </table:table-cell>
          <table:table-cell office:value-type="float" office:value="2.51738463874e-06" calcext:value-type="float">
            <text:p>2.517384638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0166160612" calcext:value-type="float">
            <text:p>0.00140166160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24309405525" calcext:value-type="float">
            <text:p>0.00524309405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879618568" calcext:value-type="float">
            <text:p>0.0260879618568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34117202649" calcext:value-type="float">
            <text:p>0.000134117202649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3184171088" calcext:value-type="float">
            <text:p>0.0413184171088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2.48090080346e-06" calcext:value-type="float">
            <text:p>2.480900803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0093347022" calcext:value-type="float">
            <text:p>0.00140093347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22408620731" calcext:value-type="float">
            <text:p>0.00522408620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9827689595" calcext:value-type="float">
            <text:p>0.0259827689595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24374435744" calcext:value-type="float">
            <text:p>0.000124374435744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1417347898" calcext:value-type="float">
            <text:p>0.041141734789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2.44441696806e-06" calcext:value-type="float">
            <text:p>2.444416968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9947719842" calcext:value-type="float">
            <text:p>0.00139947719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2102623179" calcext:value-type="float">
            <text:p>0.0052102623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8784393098" calcext:value-type="float">
            <text:p>0.025878439309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07293762119" calcext:value-type="float">
            <text:p>0.000107293762119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9659645207" calcext:value-type="float">
            <text:p>0.0409659645207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2.40793313266e-06" calcext:value-type="float">
            <text:p>2.407933132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9802092663" calcext:value-type="float">
            <text:p>0.00139802092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19087047304" calcext:value-type="float">
            <text:p>0.00519087047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7768227244" calcext:value-type="float">
            <text:p>0.0257768227244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9.23712963534e-05" calcext:value-type="float">
            <text:p>9.23712963534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985486294" calcext:value-type="float">
            <text:p>0.0407985486294</text:p>
          </table:table-cell>
          <table:table-cell office:value-type="float" office:value="189.44" calcext:value-type="float">
            <text:p>189.44</text:p>
          </table:table-cell>
          <table:table-cell office:value-type="float" office:value="2.37144929738e-06" calcext:value-type="float">
            <text:p>2.371449297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9583651893" calcext:value-type="float">
            <text:p>0.00139583651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15381476948" calcext:value-type="float">
            <text:p>0.00515381476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6781041847" calcext:value-type="float">
            <text:p>0.025678104184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00386800178e-05" calcext:value-type="float">
            <text:p>8.00386800178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6251861722" calcext:value-type="float">
            <text:p>0.040625186172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2.29848162669e-06" calcext:value-type="float">
            <text:p>2.298481626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9219583943" calcext:value-type="float">
            <text:p>0.00139219583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11791105671" calcext:value-type="float">
            <text:p>0.00511791105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807421772" calcext:value-type="float">
            <text:p>0.0255807421772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93709668876e-05" calcext:value-type="float">
            <text:p>6.93709668876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4576243528" calcext:value-type="float">
            <text:p>0.0404576243528</text:p>
          </table:table-cell>
          <table:table-cell office:value-type="float" office:value="199.68" calcext:value-type="float">
            <text:p>199.68</text:p>
          </table:table-cell>
          <table:table-cell office:value-type="float" office:value="2.2619977913e-06" calcext:value-type="float">
            <text:p>2.26199779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8709888814" calcext:value-type="float">
            <text:p>0.00138709888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50773993808" calcext:value-type="float">
            <text:p>0.0050773993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816536743" calcext:value-type="float">
            <text:p>0.0254816536743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15397555145e-05" calcext:value-type="float">
            <text:p>6.15397555145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878371315" calcext:value-type="float">
            <text:p>0.0402878371315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2.18903012061e-06" calcext:value-type="float">
            <text:p>2.189030120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8273007274" calcext:value-type="float">
            <text:p>0.00138273007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5038999688" calcext:value-type="float">
            <text:p>0.005038999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849699328" calcext:value-type="float">
            <text:p>0.025384969932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51884581017e-05" calcext:value-type="float">
            <text:p>5.51884581017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122500714" calcext:value-type="float">
            <text:p>0.040122500714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2.11606244993e-06" calcext:value-type="float">
            <text:p>2.116062449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7981752914" calcext:value-type="float">
            <text:p>0.00137981752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99503203974" calcext:value-type="float">
            <text:p>0.00499503203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856964482" calcext:value-type="float">
            <text:p>0.0252856964482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72339205653e-05" calcext:value-type="float">
            <text:p>4.72339205653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9536620247" calcext:value-type="float">
            <text:p>0.039953662024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2.07957861464e-06" calcext:value-type="float">
            <text:p>2.079578614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7763312145" calcext:value-type="float">
            <text:p>0.00137763312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9547123623" calcext:value-type="float">
            <text:p>0.0049547123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916641103" calcext:value-type="float">
            <text:p>0.025191664110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21775478676e-05" calcext:value-type="float">
            <text:p>4.21775478676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848598174" calcext:value-type="float">
            <text:p>0.0397848598174</text:p>
          </table:table-cell>
          <table:table-cell office:value-type="float" office:value="209.92" calcext:value-type="float">
            <text:p>209.92</text:p>
          </table:table-cell>
          <table:table-cell office:value-type="float" office:value="2.04309477925e-06" calcext:value-type="float">
            <text:p>2.043094779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7253617015" calcext:value-type="float">
            <text:p>0.00137253617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91170470636" calcext:value-type="float">
            <text:p>0.00491170470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0877660845" calcext:value-type="float">
            <text:p>0.0250877660845</text:p>
          </table:table-cell>
          <table:table-cell office:value-type="float" office:value="148.48" calcext:value-type="float">
            <text:p>148.48</text:p>
          </table:table-cell>
          <table:table-cell office:value-type="float" office:value="3.75528167418e-05" calcext:value-type="float">
            <text:p>3.75528167418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6193409899" calcext:value-type="float">
            <text:p>0.039619340989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2.00661094396e-06" calcext:value-type="float">
            <text:p>2.006610943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6743921886" calcext:value-type="float">
            <text:p>0.00136743921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86946504428" calcext:value-type="float">
            <text:p>0.00486946504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9907740403" calcext:value-type="float">
            <text:p>0.024990774040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3.45929888212e-05" calcext:value-type="float">
            <text:p>3.45929888212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4577987003" calcext:value-type="float">
            <text:p>0.039457798700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1.93364327328e-06" calcext:value-type="float">
            <text:p>1.933643273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6015785986" calcext:value-type="float">
            <text:p>0.00136015785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82856937145" calcext:value-type="float">
            <text:p>0.00482856937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945219226" calcext:value-type="float">
            <text:p>0.0248945219226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06465515939e-05" calcext:value-type="float">
            <text:p>3.06465515939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957456627" calcext:value-type="float">
            <text:p>0.0392957456627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1.89715943788e-06" calcext:value-type="float">
            <text:p>1.897159437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5506090857" calcext:value-type="float">
            <text:p>0.00135506090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77768977848" calcext:value-type="float">
            <text:p>0.00477768977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950634564" calcext:value-type="float">
            <text:p>0.0247950634564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70084297749e-05" calcext:value-type="float">
            <text:p>2.70084297749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1339844811" calcext:value-type="float">
            <text:p>0.0391339844811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1.8241917672e-06" calcext:value-type="float">
            <text:p>1.82419176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5214836497" calcext:value-type="float">
            <text:p>0.00135214836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72431420549" calcext:value-type="float">
            <text:p>0.00472431420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985646966" calcext:value-type="float">
            <text:p>0.0246985646966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44802434262e-05" calcext:value-type="float">
            <text:p>2.44802434262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716031055" calcext:value-type="float">
            <text:p>0.0389716031055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1.78770793191e-06" calcext:value-type="float">
            <text:p>1.787707931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4850768547" calcext:value-type="float">
            <text:p>0.00134850768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67362661099" calcext:value-type="float">
            <text:p>0.00467362661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963931662" calcext:value-type="float">
            <text:p>0.0245963931662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18287309139e-05" calcext:value-type="float">
            <text:p>2.18287309139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8185246395" calcext:value-type="float">
            <text:p>0.038818524639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1.75122409651e-06" calcext:value-type="float">
            <text:p>1.751224096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4486700598" calcext:value-type="float">
            <text:p>0.00134486700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6217870257" calcext:value-type="float">
            <text:p>0.0046217870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974896449" calcext:value-type="float">
            <text:p>0.0244974896449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94855338103e-05" calcext:value-type="float">
            <text:p>1.94855338103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626735417" calcext:value-type="float">
            <text:p>0.0386626735417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1.71474026123e-06" calcext:value-type="float">
            <text:p>1.714740261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3904191878" calcext:value-type="float">
            <text:p>0.00133904191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5710994312" calcext:value-type="float">
            <text:p>0.0045710994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3947631695" calcext:value-type="float">
            <text:p>0.0243947631695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72039997881e-05" calcext:value-type="float">
            <text:p>1.72039997881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5099963777" calcext:value-type="float">
            <text:p>0.0385099963777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64177259054e-06" calcext:value-type="float">
            <text:p>1.641772590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3467310339" calcext:value-type="float">
            <text:p>0.00133467310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51791585667" calcext:value-type="float">
            <text:p>0.00451791585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932699052" calcext:value-type="float">
            <text:p>0.0242932699052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58474119912e-05" calcext:value-type="float">
            <text:p>1.58474119912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649074694" calcext:value-type="float">
            <text:p>0.0383649074694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1.60528875515e-06" calcext:value-type="float">
            <text:p>1.605288755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2884801619" calcext:value-type="float">
            <text:p>0.00132884801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46626826985" calcext:value-type="float">
            <text:p>0.00446626826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886319528" calcext:value-type="float">
            <text:p>0.0241886319528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44908241942e-05" calcext:value-type="float">
            <text:p>1.44908241942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2202563451" calcext:value-type="float">
            <text:p>0.0382202563451</text:p>
          </table:table-cell>
          <table:table-cell office:value-type="float" office:value="250.88" calcext:value-type="float">
            <text:p>250.88</text:p>
          </table:table-cell>
          <table:table-cell office:value-type="float" office:value="1.53232108446e-06" calcext:value-type="float">
            <text:p>1.532321084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215666572" calcext:value-type="float">
            <text:p>0.0013215666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40924472604" calcext:value-type="float">
            <text:p>0.00440924472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862754408" calcext:value-type="float">
            <text:p>0.0240862754408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3380888724e-05" calcext:value-type="float">
            <text:p>1.3380888724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733068549" calcext:value-type="float">
            <text:p>0.0380733068549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49583724907e-06" calcext:value-type="float">
            <text:p>1.495837249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186541136" calcext:value-type="float">
            <text:p>0.0013186541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34338925289" calcext:value-type="float">
            <text:p>0.00434338925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9802809563" calcext:value-type="float">
            <text:p>0.023980280956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23942794172e-05" calcext:value-type="float">
            <text:p>1.23942794172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9279625727" calcext:value-type="float">
            <text:p>0.0379279625727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45935341378e-06" calcext:value-type="float">
            <text:p>1.459353413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1210089051" calcext:value-type="float">
            <text:p>0.00131210089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28406172751" calcext:value-type="float">
            <text:p>0.00428406172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8777394626" calcext:value-type="float">
            <text:p>0.0238777394626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8527023753e-05" calcext:value-type="float">
            <text:p>1.08527023753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853909223" calcext:value-type="float">
            <text:p>0.0377853909223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42286957838e-06" calcext:value-type="float">
            <text:p>1.422869578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0336325972" calcext:value-type="float">
            <text:p>0.00130336325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22511819905" calcext:value-type="float">
            <text:p>0.00422511819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7772944276" calcext:value-type="float">
            <text:p>0.023777294427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00510823134e-05" calcext:value-type="float">
            <text:p>1.00510823134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64004664" calcext:value-type="float">
            <text:p>0.03764004664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31341807241e-06" calcext:value-type="float">
            <text:p>1.313418072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9608190073" calcext:value-type="float">
            <text:p>0.00129608190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16636666907" calcext:value-type="float">
            <text:p>0.00416636666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6744446311" calcext:value-type="float">
            <text:p>0.023674444631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9.18779917003e-06" calcext:value-type="float">
            <text:p>9.18779917003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952495878" calcext:value-type="float">
            <text:p>0.0374952495878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24045040173e-06" calcext:value-type="float">
            <text:p>1.240450401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8297545454" calcext:value-type="float">
            <text:p>0.00128297545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10511915905" calcext:value-type="float">
            <text:p>0.00410511915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5720264585" calcext:value-type="float">
            <text:p>0.0235720264585</text:p>
          </table:table-cell>
          <table:table-cell office:value-type="float" office:value="179.2" calcext:value-type="float">
            <text:p>179.2</text:p>
          </table:table-cell>
          <table:table-cell office:value-type="float" office:value="8.38617910814e-06" calcext:value-type="float">
            <text:p>8.38617910814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532251674" calcext:value-type="float">
            <text:p>0.0373532251674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13099889565e-06" calcext:value-type="float">
            <text:p>1.130998895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8006291094" calcext:value-type="float">
            <text:p>0.00128006291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404598363213" calcext:value-type="float">
            <text:p>0.00404598363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4693616437" calcext:value-type="float">
            <text:p>0.0234693616437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7.70788520976e-06" calcext:value-type="float">
            <text:p>7.70788520976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2063851232" calcext:value-type="float">
            <text:p>0.037206385123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05803122497e-06" calcext:value-type="float">
            <text:p>1.058031224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7715036734" calcext:value-type="float">
            <text:p>0.00127715036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98627210982" calcext:value-type="float">
            <text:p>0.00398627210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3693482326" calcext:value-type="float">
            <text:p>0.0233693482326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7.2145805563e-06" calcext:value-type="float">
            <text:p>7.2145805563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622082649" calcext:value-type="float">
            <text:p>0.0370622082649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8.02644377518e-07" calcext:value-type="float">
            <text:p>8.026443775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6768460065" calcext:value-type="float">
            <text:p>0.00126768460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93385652915" calcext:value-type="float">
            <text:p>0.00393385652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2677933077" calcext:value-type="float">
            <text:p>0.023267793307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35129741278e-06" calcext:value-type="float">
            <text:p>6.35129741278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9202568085" calcext:value-type="float">
            <text:p>0.0369202568085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7.29676706834e-07" calcext:value-type="float">
            <text:p>7.296767068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5967510576" calcext:value-type="float">
            <text:p>0.00125967510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88758489932" calcext:value-type="float">
            <text:p>0.00388758489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1681498598" calcext:value-type="float">
            <text:p>0.023168149859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91965584107e-06" calcext:value-type="float">
            <text:p>5.91965584107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785972081" calcext:value-type="float">
            <text:p>0.036778597208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6.93192871548e-07" calcext:value-type="float">
            <text:p>6.931928715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5020933907" calcext:value-type="float">
            <text:p>0.00125020933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84246526028" calcext:value-type="float">
            <text:p>0.00384246526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0736858981" calcext:value-type="float">
            <text:p>0.0230736858981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549677351e-06" calcext:value-type="float">
            <text:p>5.549677351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394183835" calcext:value-type="float">
            <text:p>0.0366394183835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5.83741365467e-07" calcext:value-type="float">
            <text:p>5.837413654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4584052368" calcext:value-type="float">
            <text:p>0.00124584052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9676962584" calcext:value-type="float">
            <text:p>0.00379676962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9803318262" calcext:value-type="float">
            <text:p>0.0229803318262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48801426936e-06" calcext:value-type="float">
            <text:p>5.48801426936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956793092" calcext:value-type="float">
            <text:p>0.036495679309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5.47257530181e-07" calcext:value-type="float">
            <text:p>5.472575301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3710289288" calcext:value-type="float">
            <text:p>0.00123710289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75318597451" calcext:value-type="float">
            <text:p>0.00375318597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8865461306" calcext:value-type="float">
            <text:p>0.0228865461306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80972037087e-06" calcext:value-type="float">
            <text:p>4.80972037087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555519528" calcext:value-type="float">
            <text:p>0.0363555519528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5.10773694784e-07" calcext:value-type="float">
            <text:p>5.107736947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2909339799" calcext:value-type="float">
            <text:p>0.00122909339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71901024792" calcext:value-type="float">
            <text:p>0.00371901024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935003615" calcext:value-type="float">
            <text:p>0.0227935003615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56306804419e-06" calcext:value-type="float">
            <text:p>4.56306804419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2123601084" calcext:value-type="float">
            <text:p>0.0362123601084</text:p>
          </table:table-cell>
          <table:table-cell office:value-type="float" office:value="317.44" calcext:value-type="float">
            <text:p>317.44</text:p>
          </table:table-cell>
          <table:table-cell office:value-type="float" office:value="4.37806024101e-07" calcext:value-type="float">
            <text:p>4.3780602410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210839031" calcext:value-type="float">
            <text:p>0.0012210839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7734658123" calcext:value-type="float">
            <text:p>0.00367734658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7010095373" calcext:value-type="float">
            <text:p>0.022701009537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4397418808e-06" calcext:value-type="float">
            <text:p>4.4397418808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9299529576" calcext:value-type="float">
            <text:p>0.035929952957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4.01322188814e-07" calcext:value-type="float">
            <text:p>4.0132218881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167150877" calcext:value-type="float">
            <text:p>0.0012167150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64086687306" calcext:value-type="float">
            <text:p>0.00364086687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6095669425" calcext:value-type="float">
            <text:p>0.0226095669425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25475263577e-06" calcext:value-type="float">
            <text:p>4.25475263577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418910969" calcext:value-type="float">
            <text:p>0.0356418910969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91870682734e-07" calcext:value-type="float">
            <text:p>2.918706827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1089000051" calcext:value-type="float">
            <text:p>0.00121089000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60093119255" calcext:value-type="float">
            <text:p>0.00360093119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5175077423" calcext:value-type="float">
            <text:p>0.022517507742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19308955413e-06" calcext:value-type="float">
            <text:p>4.19308955413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548142503" calcext:value-type="float">
            <text:p>0.0353548142503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82419176764e-07" calcext:value-type="float">
            <text:p>1.824191767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0360864152" calcext:value-type="float">
            <text:p>0.00120360864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5611875105" calcext:value-type="float">
            <text:p>0.0035611875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4260034869" calcext:value-type="float">
            <text:p>0.0224260034869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13142647238e-06" calcext:value-type="float">
            <text:p>4.13142647238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701087335" calcext:value-type="float">
            <text:p>0.0350701087335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45935341367e-07" calcext:value-type="float">
            <text:p>1.459353413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9341473893" calcext:value-type="float">
            <text:p>0.00119341473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52854777162" calcext:value-type="float">
            <text:p>0.00352854777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3399870205" calcext:value-type="float">
            <text:p>0.0223399870205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00810030909e-06" calcext:value-type="float">
            <text:p>4.00810030909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757719691" calcext:value-type="float">
            <text:p>0.0347757719691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1.09451506081e-07" calcext:value-type="float">
            <text:p>1.094515060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8831778763" calcext:value-type="float">
            <text:p>0.00118831778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9187606499" calcext:value-type="float">
            <text:p>0.00349187606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2561903338" calcext:value-type="float">
            <text:p>0.0222561903338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8847741457e-06" calcext:value-type="float">
            <text:p>3.8847741457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782247889" calcext:value-type="float">
            <text:p>0.0344782247889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3.64838353972e-08" calcext:value-type="float">
            <text:p>3.6483835397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8394897224" calcext:value-type="float">
            <text:p>0.00118394897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5347637219" calcext:value-type="float">
            <text:p>0.00345347637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1651793628" calcext:value-type="float">
            <text:p>0.0221651793628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63812181903e-06" calcext:value-type="float">
            <text:p>3.63812181903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785251707" calcext:value-type="float">
            <text:p>0.0341785251707</text:p>
          </table:table-cell>
          <table:table-cell office:value-type="float" office:value="782.336" calcext:value-type="float">
            <text:p>782.3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8176456454" calcext:value-type="float">
            <text:p>0.00118176456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4139246886" calcext:value-type="float">
            <text:p>0.0034139246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0802111257" calcext:value-type="float">
            <text:p>0.0220802111257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51479565563e-06" calcext:value-type="float">
            <text:p>3.51479565563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753962447" calcext:value-type="float">
            <text:p>0.0338753962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7666761324" calcext:value-type="float">
            <text:p>0.00117666761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7648498812" calcext:value-type="float">
            <text:p>0.00337648498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922215217" calcext:value-type="float">
            <text:p>0.0219922215217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26814332896e-06" calcext:value-type="float">
            <text:p>3.26814332896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738360446" calcext:value-type="float">
            <text:p>0.0335738360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7084252605" calcext:value-type="float">
            <text:p>0.00117084252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34019727842" calcext:value-type="float">
            <text:p>0.00334019727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902813725" calcext:value-type="float">
            <text:p>0.021902813725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14481716557e-06" calcext:value-type="float">
            <text:p>3.14481716557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697950686" calcext:value-type="float">
            <text:p>0.0332697950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6720184655" calcext:value-type="float">
            <text:p>0.00116720184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30698154415" calcext:value-type="float">
            <text:p>0.00330698154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8151324237" calcext:value-type="float">
            <text:p>0.0218151324237</text:p>
          </table:table-cell>
          <table:table-cell office:value-type="float" office:value="230.4" calcext:value-type="float">
            <text:p>230.4</text:p>
          </table:table-cell>
          <table:table-cell office:value-type="float" office:value="3.08315408393e-06" calcext:value-type="float">
            <text:p>3.08315408393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614492167" calcext:value-type="float">
            <text:p>0.0329614492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5846421576" calcext:value-type="float">
            <text:p>0.00115846421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7165382677" calcext:value-type="float">
            <text:p>0.00327165382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7276977647" calcext:value-type="float">
            <text:p>0.0217276977647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02149100218e-06" calcext:value-type="float">
            <text:p>3.02149100218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495281291" calcext:value-type="float">
            <text:p>0.0326495281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5409540037" calcext:value-type="float">
            <text:p>0.00115409540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2378620971" calcext:value-type="float">
            <text:p>0.0032378620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6417429588" calcext:value-type="float">
            <text:p>0.0216417429588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95982792053e-06" calcext:value-type="float">
            <text:p>2.95982792053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324630796" calcext:value-type="float">
            <text:p>0.0323324630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5263912857" calcext:value-type="float">
            <text:p>0.00115263912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20387836897" calcext:value-type="float">
            <text:p>0.00320387836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5526434648" calcext:value-type="float">
            <text:p>0.0215526434648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89816483889e-06" calcext:value-type="float">
            <text:p>2.89816483889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129172542" calcext:value-type="float">
            <text:p>0.0320129172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4681404137" calcext:value-type="float">
            <text:p>0.00114681404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7661458708" calcext:value-type="float">
            <text:p>0.00317661458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4663186956" calcext:value-type="float">
            <text:p>0.0214663186956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83650175714e-06" calcext:value-type="float">
            <text:p>2.83650175714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88190985" calcext:value-type="float">
            <text:p>0.031688190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4317336188" calcext:value-type="float">
            <text:p>0.00114317336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466628267" calcext:value-type="float">
            <text:p>0.0031466628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3766025962" calcext:value-type="float">
            <text:p>0.0213766025962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7748386755e-06" calcext:value-type="float">
            <text:p>2.7748386755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665656857" calcext:value-type="float">
            <text:p>0.0313665656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4026081828" calcext:value-type="float">
            <text:p>0.00114026081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11901504788" calcext:value-type="float">
            <text:p>0.00311901504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893529188" calcext:value-type="float">
            <text:p>0.0212893529188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71317559386e-06" calcext:value-type="float">
            <text:p>2.71317559386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375710227" calcext:value-type="float">
            <text:p>0.0310375710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3589200288" calcext:value-type="float">
            <text:p>0.00113589200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9194326445" calcext:value-type="float">
            <text:p>0.00309194326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1173816464" calcext:value-type="float">
            <text:p>0.021117381646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65151251211e-06" calcext:value-type="float">
            <text:p>2.65151251211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148147814" calcext:value-type="float">
            <text:p>0.0307148147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3225132339" calcext:value-type="float">
            <text:p>0.00113225132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6640746874" calcext:value-type="float">
            <text:p>0.00306640746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9430056127" calcext:value-type="float">
            <text:p>0.020943005612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52818634883e-06" calcext:value-type="float">
            <text:p>2.52818634883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805302286" calcext:value-type="float">
            <text:p>0.0303805302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3006691569" calcext:value-type="float">
            <text:p>0.00113006691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4643962848" calcext:value-type="float">
            <text:p>0.00304643962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7633267716" calcext:value-type="float">
            <text:p>0.0207633267716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46652326708e-06" calcext:value-type="float">
            <text:p>2.46652326708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470117978" calcext:value-type="float">
            <text:p>0.030047011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2424182849" calcext:value-type="float">
            <text:p>0.00112424182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2666378669" calcext:value-type="float">
            <text:p>0.00302666378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5818597747" calcext:value-type="float">
            <text:p>0.0205818597747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2.34319710379e-06" calcext:value-type="float">
            <text:p>2.34319710379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104288791" calcext:value-type="float">
            <text:p>0.0297104288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191448772" calcext:value-type="float">
            <text:p>0.0011191448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300976792186" calcext:value-type="float">
            <text:p>0.00300976792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4111833738" calcext:value-type="float">
            <text:p>0.0204111833738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28153402204e-06" calcext:value-type="float">
            <text:p>2.28153402204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727150184" calcext:value-type="float">
            <text:p>0.0293727150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140479259" calcext:value-type="float">
            <text:p>0.0011140479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9018407853" calcext:value-type="float">
            <text:p>0.00299018407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232984386" calcext:value-type="float">
            <text:p>0.020232984386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2.2198709404e-06" calcext:value-type="float">
            <text:p>2.2198709404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404004935" calcext:value-type="float">
            <text:p>0.0290404004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0749470281" calcext:value-type="float">
            <text:p>0.00110749470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706002352" calcext:value-type="float">
            <text:p>0.0029706002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0523189762" calcext:value-type="float">
            <text:p>0.0200523189762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2.15820785876e-06" calcext:value-type="float">
            <text:p>2.15820785876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149445844" calcext:value-type="float">
            <text:p>0.0287149445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0385402331" calcext:value-type="float">
            <text:p>0.00110385402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4717642259" calcext:value-type="float">
            <text:p>0.00294717642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8625894656" calcext:value-type="float">
            <text:p>0.019862589465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09654477701e-06" calcext:value-type="float">
            <text:p>2.09654477701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864606694" calcext:value-type="float">
            <text:p>0.0283864606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9875707202" calcext:value-type="float">
            <text:p>0.00109875707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3008855929" calcext:value-type="float">
            <text:p>0.00293008855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72181689" calcext:value-type="float">
            <text:p>0.019672181689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03488169537e-06" calcext:value-type="float">
            <text:p>2.03488169537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610412422" calcext:value-type="float">
            <text:p>0.0280610412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9438825662" calcext:value-type="float">
            <text:p>0.00109438825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91146470828" calcext:value-type="float">
            <text:p>0.00291146470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85658527" calcext:value-type="float">
            <text:p>0.019485658527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97321861373e-06" calcext:value-type="float">
            <text:p>1.97321861373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475514286" calcext:value-type="float">
            <text:p>0.0277475514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8929130533" calcext:value-type="float">
            <text:p>0.00108929130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9418484652" calcext:value-type="float">
            <text:p>0.00289418484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943258421" calcext:value-type="float">
            <text:p>0.0192943258421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84989245033e-06" calcext:value-type="float">
            <text:p>1.84989245033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297932211" calcext:value-type="float">
            <text:p>0.0274297932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7909740274" calcext:value-type="float">
            <text:p>0.00107909740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767129863" calcext:value-type="float">
            <text:p>0.0028767129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1038564049" calcext:value-type="float">
            <text:p>0.0191038564049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72656628694e-06" calcext:value-type="float">
            <text:p>1.72656628694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161209975" calcext:value-type="float">
            <text:p>0.02711612099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7254417965" calcext:value-type="float">
            <text:p>0.00107254417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5674514604" calcext:value-type="float">
            <text:p>0.00285674514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9084541238" calcext:value-type="float">
            <text:p>0.0189084541238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6649032053e-06" calcext:value-type="float">
            <text:p>1.6649032053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090155336" calcext:value-type="float">
            <text:p>0.0268090155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6453468475" calcext:value-type="float">
            <text:p>0.00106453468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3965728274" calcext:value-type="float">
            <text:p>0.00283965728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7055292556" calcext:value-type="float">
            <text:p>0.0187055292556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1.60324012366e-06" calcext:value-type="float">
            <text:p>1.60324012366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032599037" calcext:value-type="float">
            <text:p>0.0265032599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5506891806" calcext:value-type="float">
            <text:p>0.00105506891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2237742098" calcext:value-type="float">
            <text:p>0.00282237742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5050708094" calcext:value-type="float">
            <text:p>0.0185050708094</text:p>
          </table:table-cell>
          <table:table-cell office:value-type="float" office:value="358.4" calcext:value-type="float">
            <text:p>358.4</text:p>
          </table:table-cell>
          <table:table-cell office:value-type="float" office:value="1.54157704191e-06" calcext:value-type="float">
            <text:p>1.54157704191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059316154" calcext:value-type="float">
            <text:p>0.0262059316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3977806418" calcext:value-type="float">
            <text:p>0.00103977806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80452156383" calcext:value-type="float">
            <text:p>0.00280452156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3007894092" calcext:value-type="float">
            <text:p>0.0183007894092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47991396027e-06" calcext:value-type="float">
            <text:p>1.47991396027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082749892" calcext:value-type="float">
            <text:p>0.0259082749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2739975389" calcext:value-type="float">
            <text:p>0.00102739975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8666570667" calcext:value-type="float">
            <text:p>0.00278666570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977412199" calcext:value-type="float">
            <text:p>0.0180977412199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41825087863e-06" calcext:value-type="float">
            <text:p>1.41825087863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110926289" calcext:value-type="float">
            <text:p>0.0256110926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157495795" calcext:value-type="float">
            <text:p>0.0010157495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5421796626" calcext:value-type="float">
            <text:p>0.00275421796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90808416" calcext:value-type="float">
            <text:p>0.017890808416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1.35658779687e-06" calcext:value-type="float">
            <text:p>1.35658779687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161721526" calcext:value-type="float">
            <text:p>0.0253161721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96089910221" calcext:value-type="float">
            <text:p>0.000996089910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71562627499" calcext:value-type="float">
            <text:p>0.00271562627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782028416" calcext:value-type="float">
            <text:p>0.0176782028416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23326163359e-06" calcext:value-type="float">
            <text:p>1.23326163359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174210664" calcext:value-type="float">
            <text:p>0.0250174210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80070920437" calcext:value-type="float">
            <text:p>0.000980070920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7914656683" calcext:value-type="float">
            <text:p>0.00267914656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703451295" calcext:value-type="float">
            <text:p>0.0174703451295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17159855184e-06" calcext:value-type="float">
            <text:p>1.17159855184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154960463" calcext:value-type="float">
            <text:p>0.0247154960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61867522954" calcext:value-type="float">
            <text:p>0.000961867522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4497084023" calcext:value-type="float">
            <text:p>0.00264497084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60760922" calcext:value-type="float">
            <text:p>0.017260760922</text:p>
          </table:table-cell>
          <table:table-cell office:value-type="float" office:value="399.36" calcext:value-type="float">
            <text:p>399.36</text:p>
          </table:table-cell>
          <table:table-cell office:value-type="float" office:value="1.1099354702e-06" calcext:value-type="float">
            <text:p>1.1099354702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267775097" calcext:value-type="float">
            <text:p>0.0244267775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4584853317" calcext:value-type="float">
            <text:p>0.00094584853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60522715818" calcext:value-type="float">
            <text:p>0.0026052271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5740443" calcext:value-type="float">
            <text:p>0.01705740443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9.86609306808e-07" calcext:value-type="float">
            <text:p>9.86609306808e-07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446257328" calcext:value-type="float">
            <text:p>0.0241446257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18907504897" calcext:value-type="float">
            <text:p>0.000918907504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6529147767" calcext:value-type="float">
            <text:p>0.00256529147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499166812" calcext:value-type="float">
            <text:p>0.0168499166812</text:p>
          </table:table-cell>
          <table:table-cell office:value-type="float" office:value="419.84" calcext:value-type="float">
            <text:p>419.84</text:p>
          </table:table-cell>
          <table:table-cell office:value-type="float" office:value="8.63283143526e-07" calcext:value-type="float">
            <text:p>8.63283143526e-07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62656366" calcext:value-type="float">
            <text:p>0.023862656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97791563817" calcext:value-type="float">
            <text:p>0.000897791563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2785177719" calcext:value-type="float">
            <text:p>0.00252785177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473617763" calcext:value-type="float">
            <text:p>0.0166473617763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8.01620061774e-07" calcext:value-type="float">
            <text:p>8.01620061774e-07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84006861" calcext:value-type="float">
            <text:p>0.023584006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78131894537" calcext:value-type="float">
            <text:p>0.000878131894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931000552" calcext:value-type="float">
            <text:p>0.002493100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4464100457" calcext:value-type="float">
            <text:p>0.0164464100457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7.39956980134e-07" calcext:value-type="float">
            <text:p>7.39956980134e-07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127996837" calcext:value-type="float">
            <text:p>0.0233127996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56287817558" calcext:value-type="float">
            <text:p>0.000856287817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5738834089" calcext:value-type="float">
            <text:p>0.00245738834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48356361" calcext:value-type="float">
            <text:p>0.016248356361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4.93304653459e-07" calcext:value-type="float">
            <text:p>4.93304653459e-07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527924799" calcext:value-type="float">
            <text:p>0.0230527924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37356284177" calcext:value-type="float">
            <text:p>0.000837356284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2666858665" calcext:value-type="float">
            <text:p>0.00242666858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573936394" calcext:value-type="float">
            <text:p>0.0160573936394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4.31641571708e-07" calcext:value-type="float">
            <text:p>4.31641571708e-07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106249735" calcext:value-type="float">
            <text:p>0.022810624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27162381587" calcext:value-type="float">
            <text:p>0.000827162381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9134086927" calcext:value-type="float">
            <text:p>0.00239134086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74755092" calcext:value-type="float">
            <text:p>0.015874755092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3.08315408426e-07" calcext:value-type="float">
            <text:p>3.08315408426e-07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748782988" calcext:value-type="float">
            <text:p>0.0225748782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11143391803" calcext:value-type="float">
            <text:p>0.000811143391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5313317493" calcext:value-type="float">
            <text:p>0.00235313317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874920034" calcext:value-type="float">
            <text:p>0.0156874920034</text:p>
          </table:table-cell>
          <table:table-cell office:value-type="float" office:value="481.28" calcext:value-type="float">
            <text:p>481.28</text:p>
          </table:table-cell>
          <table:table-cell office:value-type="float" office:value="2.46652326674e-07" calcext:value-type="float">
            <text:p>2.46652326674e-07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437283559" calcext:value-type="float">
            <text:p>0.0223437283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98765081515" calcext:value-type="float">
            <text:p>0.000798765081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2087743298" calcext:value-type="float">
            <text:p>0.00232087743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5038052267" calcext:value-type="float">
            <text:p>0.0155038052267</text:p>
          </table:table-cell>
          <table:table-cell office:value-type="float" office:value="505.856" calcext:value-type="float">
            <text:p>505.856</text:p>
          </table:table-cell>
          <table:table-cell office:value-type="float" office:value="1.84989245033e-07" calcext:value-type="float">
            <text:p>1.84989245033e-07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204950067" calcext:value-type="float">
            <text:p>0.0221204950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9299314824" calcext:value-type="float">
            <text:p>0.000789299314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8900568795" calcext:value-type="float">
            <text:p>0.00228900568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3196868261" calcext:value-type="float">
            <text:p>0.0153196868261</text:p>
          </table:table-cell>
          <table:table-cell office:value-type="float" office:value="509.952" calcext:value-type="float">
            <text:p>509.952</text:p>
          </table:table-cell>
          <table:table-cell office:value-type="float" office:value="1.23326163393e-07" calcext:value-type="float">
            <text:p>1.23326163393e-07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9058714092" calcext:value-type="float">
            <text:p>0.0219058714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81289819932" calcext:value-type="float">
            <text:p>0.000781289819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5809393525" calcext:value-type="float">
            <text:p>0.00225809393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1350134805" calcext:value-type="float">
            <text:p>0.0151350134805</text:p>
          </table:table-cell>
          <table:table-cell office:value-type="float" office:value="518.144" calcext:value-type="float">
            <text:p>518.144</text:p>
          </table:table-cell>
          <table:table-cell office:value-type="float" office:value="6.16630816408e-08" calcext:value-type="float">
            <text:p>6.16630816408e-08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189011666" calcext:value-type="float">
            <text:p>0.0217189011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75464732738" calcext:value-type="float">
            <text:p>0.000775464732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252621979" calcext:value-type="float">
            <text:p>0.0022252621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539164469" calcext:value-type="float">
            <text:p>0.0149539164469</text:p>
          </table:table-cell>
          <table:table-cell office:value-type="float" office:value="544.768" calcext:value-type="float">
            <text:p>544.7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577966609" calcext:value-type="float">
            <text:p>0.0215577966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9639645543" calcext:value-type="float">
            <text:p>0.000769639645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8513451892" calcext:value-type="float">
            <text:p>0.00218513451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763957251" calcext:value-type="float">
            <text:p>0.0147763957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985162552" calcext:value-type="float">
            <text:p>0.0213985162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61630150651" calcext:value-type="float">
            <text:p>0.000761630150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4827081383" calcext:value-type="float">
            <text:p>0.00214827081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986283611" calcext:value-type="float">
            <text:p>0.0145986283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432488694" calcext:value-type="float">
            <text:p>0.0212432488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60173878853" calcext:value-type="float">
            <text:p>0.000760173878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10967912257" calcext:value-type="float">
            <text:p>0.00210967912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4150649054" calcext:value-type="float">
            <text:p>0.0144150649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901339214" calcext:value-type="float">
            <text:p>0.0210901339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3620655759" calcext:value-type="float">
            <text:p>0.000753620655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7223942208" calcext:value-type="float">
            <text:p>0.00207223942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2334745874" calcext:value-type="float">
            <text:p>0.0142334745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351219095" calcext:value-type="float">
            <text:p>0.0209351219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9251840363" calcext:value-type="float">
            <text:p>0.000749251840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3211174311" calcext:value-type="float">
            <text:p>0.00203211174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562005078" calcext:value-type="float">
            <text:p>0.0140562005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847066295" calcext:value-type="float">
            <text:p>0.0207847066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46339296766" calcext:value-type="float">
            <text:p>0.000746339296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916000672" calcext:value-type="float">
            <text:p>0.0019916000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900253271" calcext:value-type="float">
            <text:p>0.0138900253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389245632" calcext:value-type="float">
            <text:p>0.0206389245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4883024968" calcext:value-type="float">
            <text:p>0.000744883024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5492836057" calcext:value-type="float">
            <text:p>0.00195492836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194722474" calcext:value-type="float">
            <text:p>0.0137194722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881079812" calcext:value-type="float">
            <text:p>0.0204881079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40514209572" calcext:value-type="float">
            <text:p>0.000740514209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1460868313" calcext:value-type="float">
            <text:p>0.00191460868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539136721" calcext:value-type="float">
            <text:p>0.0135539136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358686012" calcext:value-type="float">
            <text:p>0.0203358686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38329801874" calcext:value-type="float">
            <text:p>0.000738329801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7889696882" calcext:value-type="float">
            <text:p>0.00187889696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918080877" calcext:value-type="float">
            <text:p>0.0133918080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805647333" calcext:value-type="float">
            <text:p>0.0201805647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34689122378" calcext:value-type="float">
            <text:p>0.000734689122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4664122687" calcext:value-type="float">
            <text:p>0.00184664122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422195948" calcext:value-type="float">
            <text:p>0.0132422195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0293103673" calcext:value-type="float">
            <text:p>0.0200293103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31776578781" calcext:value-type="float">
            <text:p>0.000731776578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080495356" calcext:value-type="float">
            <text:p>0.0018080495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981188908" calcext:value-type="float">
            <text:p>0.0130981188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782019292" calcext:value-type="float">
            <text:p>0.0198782019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27407763385" calcext:value-type="float">
            <text:p>0.000727407763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7521779826" calcext:value-type="float">
            <text:p>0.00177521779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624656821" calcext:value-type="float">
            <text:p>0.0129624656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7237006653" calcext:value-type="float">
            <text:p>0.0197237006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23767083889" calcext:value-type="float">
            <text:p>0.000723767083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3662610699" calcext:value-type="float">
            <text:p>0.00173662610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8249009963" calcext:value-type="float">
            <text:p>0.0128249009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683603155" calcext:value-type="float">
            <text:p>0.0195683603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18670132594" calcext:value-type="float">
            <text:p>0.000718670132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9995440036" calcext:value-type="float">
            <text:p>0.00169995440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955988241" calcext:value-type="float">
            <text:p>0.0126955988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4101378877" calcext:value-type="float">
            <text:p>0.0194101378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15029453097" calcext:value-type="float">
            <text:p>0.000715029453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6001871985" calcext:value-type="float">
            <text:p>0.00166001871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667282758" calcext:value-type="float">
            <text:p>0.0125667282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961738081" calcext:value-type="float">
            <text:p>0.0190961738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1388773601" calcext:value-type="float">
            <text:p>0.000711388773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2833897329" calcext:value-type="float">
            <text:p>0.00162833897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549376997" calcext:value-type="float">
            <text:p>0.0124549376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827569585" calcext:value-type="float">
            <text:p>0.0187827569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08476230004" calcext:value-type="float">
            <text:p>0.000708476230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8552331581" calcext:value-type="float">
            <text:p>0.00158552331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562191601" calcext:value-type="float">
            <text:p>0.0123562191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737544307" calcext:value-type="float">
            <text:p>0.0184737544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06291822306" calcext:value-type="float">
            <text:p>0.000706291822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3675570595" calcext:value-type="float">
            <text:p>0.00153675570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633583727" calcext:value-type="float">
            <text:p>0.0122633583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733981366" calcext:value-type="float">
            <text:p>0.0181733981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02651142809" calcext:value-type="float">
            <text:p>0.000702651142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9067607459" calcext:value-type="float">
            <text:p>0.00149067607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745055209" calcext:value-type="float">
            <text:p>0.0121745055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769089343" calcext:value-type="float">
            <text:p>0.0178769089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98282327414" calcext:value-type="float">
            <text:p>0.000698282327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4056447548" calcext:value-type="float">
            <text:p>0.00144056447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844811188" calcext:value-type="float">
            <text:p>0.0120844811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867311177" calcext:value-type="float">
            <text:p>0.0175867311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96097919716" calcext:value-type="float">
            <text:p>0.000696097919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9179686563" calcext:value-type="float">
            <text:p>0.00139179686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948266799" calcext:value-type="float">
            <text:p>0.0119948266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978666531" calcext:value-type="float">
            <text:p>0.0172978666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94641647917" calcext:value-type="float">
            <text:p>0.000694641647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4571723426" calcext:value-type="float">
            <text:p>0.00134571723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068370759" calcext:value-type="float">
            <text:p>0.0119068370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128692804" calcext:value-type="float">
            <text:p>0.0170128692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2457240219" calcext:value-type="float">
            <text:p>0.000692457240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0213358293" calcext:value-type="float">
            <text:p>0.00130213358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8144695728" calcext:value-type="float">
            <text:p>0.0118144695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375396372" calcext:value-type="float">
            <text:p>0.0167375396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91000968421" calcext:value-type="float">
            <text:p>0.000691000968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516379869" calcext:value-type="float">
            <text:p>0.0012516379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269732532" calcext:value-type="float">
            <text:p>0.0117269732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601670022" calcext:value-type="float">
            <text:p>0.0164601670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88088424824" calcext:value-type="float">
            <text:p>0.000688088424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0767033864" calcext:value-type="float">
            <text:p>0.00120767033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388603281" calcext:value-type="float">
            <text:p>0.0116388603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85639963" calcext:value-type="float">
            <text:p>0.016185639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85175881227" calcext:value-type="float">
            <text:p>0.000685175881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6907864737" calcext:value-type="float">
            <text:p>0.00116907864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535837882" calcext:value-type="float">
            <text:p>0.0115535837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9004236983" calcext:value-type="float">
            <text:p>0.0159004236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7894522234" calcext:value-type="float">
            <text:p>0.000677894522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262629899" calcext:value-type="float">
            <text:p>0.0011262629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646076154" calcext:value-type="float">
            <text:p>0.0114646076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6098810618" calcext:value-type="float">
            <text:p>0.0156098810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72797570939" calcext:value-type="float">
            <text:p>0.000672797570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8671130631" calcext:value-type="float">
            <text:p>0.00108671130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785294884" calcext:value-type="float">
            <text:p>0.0113785294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168941313" calcext:value-type="float">
            <text:p>0.0153168941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7700619644" calcext:value-type="float">
            <text:p>0.000667700619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4581563347" calcext:value-type="float">
            <text:p>0.00104581563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860386642" calcext:value-type="float">
            <text:p>0.0112860386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249651788" calcext:value-type="float">
            <text:p>0.0150249651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4059940147" calcext:value-type="float">
            <text:p>0.000664059940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0472796218" calcext:value-type="float">
            <text:p>0.00100472796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989123079" calcext:value-type="float">
            <text:p>0.0111989123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183339809" calcext:value-type="float">
            <text:p>0.0147183339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59691124752" calcext:value-type="float">
            <text:p>0.000659691124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59032327741" calcext:value-type="float">
            <text:p>0.000959032327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1059898599" calcext:value-type="float">
            <text:p>0.0111059898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104623951" calcext:value-type="float">
            <text:p>0.0144104623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58234852953" calcext:value-type="float">
            <text:p>0.000658234852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14680682555" calcext:value-type="float">
            <text:p>0.000914680682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263726794" calcext:value-type="float">
            <text:p>0.0109263726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1051445492" calcext:value-type="float">
            <text:p>0.0141051445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55322309356" calcext:value-type="float">
            <text:p>0.000655322309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65145078839" calcext:value-type="float">
            <text:p>0.000865145078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469404806" calcext:value-type="float">
            <text:p>0.0107469404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991335452" calcext:value-type="float">
            <text:p>0.0137991335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50225358061" calcext:value-type="float">
            <text:p>0.000650225358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11001511988" calcext:value-type="float">
            <text:p>0.000811001511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673233001" calcext:value-type="float">
            <text:p>0.0105673233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984124311" calcext:value-type="float">
            <text:p>0.0134984124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42215863169" calcext:value-type="float">
            <text:p>0.000642215863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48986008112" calcext:value-type="float">
            <text:p>0.000748986008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873361564" calcext:value-type="float">
            <text:p>0.0103873361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034919548" calcext:value-type="float">
            <text:p>0.0132034919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2021960579" calcext:value-type="float">
            <text:p>0.000632021960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83706530348" calcext:value-type="float">
            <text:p>0.000683706530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188795353" calcext:value-type="float">
            <text:p>0.0102188795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080242484" calcext:value-type="float">
            <text:p>0.0129080242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23284329787" calcext:value-type="float">
            <text:p>0.000623284329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21691026472" calcext:value-type="float">
            <text:p>0.000621691026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510395198" calcext:value-type="float">
            <text:p>0.0100510395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237565156" calcext:value-type="float">
            <text:p>0.0126237565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18187378492" calcext:value-type="float">
            <text:p>0.000618187378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9083447332" calcext:value-type="float">
            <text:p>0.000569083447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9004382524" calcext:value-type="float">
            <text:p>0.00989004382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410575088" calcext:value-type="float">
            <text:p>0.0123410575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04352796406" calcext:value-type="float">
            <text:p>0.000604352796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8011855905" calcext:value-type="float">
            <text:p>0.000518011855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3083628662" calcext:value-type="float">
            <text:p>0.00973083628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654724917" calcext:value-type="float">
            <text:p>0.0120654724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598527709212" calcext:value-type="float">
            <text:p>0.000598527709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63292293662" calcext:value-type="float">
            <text:p>0.000463292293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713821058" calcext:value-type="float">
            <text:p>0.0095713821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891578346" calcext:value-type="float">
            <text:p>0.0117891578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8979007842" calcext:value-type="float">
            <text:p>0.00058979007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07996736026" calcext:value-type="float">
            <text:p>0.000407996736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0619349389" calcext:value-type="float">
            <text:p>0.00940619349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192275272" calcext:value-type="float">
            <text:p>0.0115192275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1780583528" calcext:value-type="float">
            <text:p>0.000581780583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56157150743" calcext:value-type="float">
            <text:p>0.000356157150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4821916626" calcext:value-type="float">
            <text:p>0.00924821916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423291582" calcext:value-type="float">
            <text:p>0.0112423291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74499224535" calcext:value-type="float">
            <text:p>0.000574499224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1229510164" calcext:value-type="float">
            <text:p>0.000311229510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9061480192" calcext:value-type="float">
            <text:p>0.00909061480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601044173" calcext:value-type="float">
            <text:p>0.0109601044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66489729643" calcext:value-type="float">
            <text:p>0.000566489729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65917872657" calcext:value-type="float">
            <text:p>0.000265917872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3498357517" calcext:value-type="float">
            <text:p>0.00893498357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752894546" calcext:value-type="float">
            <text:p>0.0106752894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60664642449" calcext:value-type="float">
            <text:p>0.000560664642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3870209038" calcext:value-type="float">
            <text:p>0.000223870209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7145979809" calcext:value-type="float">
            <text:p>0.00877145979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806973162" calcext:value-type="float">
            <text:p>0.0103806973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4974260396" calcext:value-type="float">
            <text:p>0.00054974260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80670554636" calcext:value-type="float">
            <text:p>0.000180670554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045446908" calcext:value-type="float">
            <text:p>0.0086045446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740661183" calcext:value-type="float">
            <text:p>0.0100740661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44645652665" calcext:value-type="float">
            <text:p>0.000544645652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1486788106" calcext:value-type="float">
            <text:p>0.000151486788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3319002394" calcext:value-type="float">
            <text:p>0.00843319002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5827793876" calcext:value-type="float">
            <text:p>0.00975827793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32267342377" calcext:value-type="float">
            <text:p>0.000532267342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8079055368" calcext:value-type="float">
            <text:p>0.000118079055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5480605445" calcext:value-type="float">
            <text:p>0.00825480605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4146826327" calcext:value-type="float">
            <text:p>0.00944146826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27170391082" calcext:value-type="float">
            <text:p>0.000527170391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6.95034439725e-05" calcext:value-type="float">
            <text:p>6.950344397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8030669957" calcext:value-type="float">
            <text:p>0.00808030669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2257911386" calcext:value-type="float">
            <text:p>0.00912257911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22073439787" calcext:value-type="float">
            <text:p>0.000522073439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3.78236974105e-05" calcext:value-type="float">
            <text:p>3.782369741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0611564744" calcext:value-type="float">
            <text:p>0.00790611564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1167952213" calcext:value-type="float">
            <text:p>0.00881167952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16976488492" calcext:value-type="float">
            <text:p>0.000516976488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1.76638586892e-05" calcext:value-type="float">
            <text:p>1.766385868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3155463202" calcext:value-type="float">
            <text:p>0.00773155463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1741572175" calcext:value-type="float">
            <text:p>0.00851741572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09695129499" calcext:value-type="float">
            <text:p>0.000509695129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63993088052e-06" calcext:value-type="float">
            <text:p>8.639930880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6445454307" calcext:value-type="float">
            <text:p>0.00756445454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224222814" calcext:value-type="float">
            <text:p>0.0082224222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05326314103" calcext:value-type="float">
            <text:p>0.000505326314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2.3039815682e-06" calcext:value-type="float">
            <text:p>2.30398156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0586360995" calcext:value-type="float">
            <text:p>0.00740586360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437727764" calcext:value-type="float">
            <text:p>0.0079437727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97316819211" calcext:value-type="float">
            <text:p>0.000497316819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67993856066e-07" calcext:value-type="float">
            <text:p>7.679938560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4338806221" calcext:value-type="float">
            <text:p>0.00724338806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66731219131" calcext:value-type="float">
            <text:p>0.00766731219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87122916621" calcext:value-type="float">
            <text:p>0.000487122916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83996928033e-07" calcext:value-type="float">
            <text:p>3.839969280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8559871623" calcext:value-type="float">
            <text:p>0.00708559871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39501055406" calcext:value-type="float">
            <text:p>0.00739501055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7765714993" calcext:value-type="float">
            <text:p>0.00047765714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276243886" calcext:value-type="float">
            <text:p>0.0069276243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253721027" calcext:value-type="float">
            <text:p>0.0071253721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6735111441" calcext:value-type="float">
            <text:p>0.000466735111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6958840042" calcext:value-type="float">
            <text:p>0.00676958840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85981963519" calcext:value-type="float">
            <text:p>0.00685981963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60910024247" calcext:value-type="float">
            <text:p>0.000460910024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211097974" calcext:value-type="float">
            <text:p>0.0066211097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0134467539" calcext:value-type="float">
            <text:p>0.00660134467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51444257556" calcext:value-type="float">
            <text:p>0.000451444257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6745170823" calcext:value-type="float">
            <text:p>0.00646745170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3794464579" calcext:value-type="float">
            <text:p>0.00633794464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44162898563" calcext:value-type="float">
            <text:p>0.000444162898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1212878422" calcext:value-type="float">
            <text:p>0.00631212878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7567555814" calcext:value-type="float">
            <text:p>0.00607567555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40522219067" calcext:value-type="float">
            <text:p>0.000440522219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5520268593" calcext:value-type="float">
            <text:p>0.00615520268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0289965491" calcext:value-type="float">
            <text:p>0.00580289965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36153403671" calcext:value-type="float">
            <text:p>0.00043615340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9858489039" calcext:value-type="float">
            <text:p>0.00599858489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245420059" calcext:value-type="float">
            <text:p>0.0055245420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30328316477" calcext:value-type="float">
            <text:p>0.000430328316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2649029694" calcext:value-type="float">
            <text:p>0.00582649029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3888795718" calcext:value-type="float">
            <text:p>0.00523888795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23775093383" calcext:value-type="float">
            <text:p>0.000423775093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4539326328" calcext:value-type="float">
            <text:p>0.00564539326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4611991874" calcext:value-type="float">
            <text:p>0.00494611991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20862549786" calcext:value-type="float">
            <text:p>0.000420862549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7255874323" calcext:value-type="float">
            <text:p>0.00547255874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3609589498" calcext:value-type="float">
            <text:p>0.00463609589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13581190793" calcext:value-type="float">
            <text:p>0.000413581190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8578893902" calcext:value-type="float">
            <text:p>0.00528578893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3241973896" calcext:value-type="float">
            <text:p>0.00433241973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403387288203" calcext:value-type="float">
            <text:p>0.000403387288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1406430887" calcext:value-type="float">
            <text:p>0.00511406430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3071361088" calcext:value-type="float">
            <text:p>0.00403071361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88096434318" calcext:value-type="float">
            <text:p>0.000388096434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4252466037" calcext:value-type="float">
            <text:p>0.00494252466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2120033509" calcext:value-type="float">
            <text:p>0.00372120033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72805580434" calcext:value-type="float">
            <text:p>0.000372805580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7992579153" calcext:value-type="float">
            <text:p>0.00477992579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41555415116" calcext:value-type="float">
            <text:p>0.00341555415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61155406045" calcext:value-type="float">
            <text:p>0.000361155406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1529212456" calcext:value-type="float">
            <text:p>0.0046152921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1279004511" calcext:value-type="float">
            <text:p>0.00311279004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43680144462" calcext:value-type="float">
            <text:p>0.000343680144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4726712737" calcext:value-type="float">
            <text:p>0.00444726712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80889499711" calcext:value-type="float">
            <text:p>0.00280889499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31301834174" calcext:value-type="float">
            <text:p>0.000331301834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8707301996" calcext:value-type="float">
            <text:p>0.00428707301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0686053103" calcext:value-type="float">
            <text:p>0.00250686053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18195387987" calcext:value-type="float">
            <text:p>0.000318195387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3569637112" calcext:value-type="float">
            <text:p>0.00413569637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1223191067" calcext:value-type="float">
            <text:p>0.00221223191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02176398203" calcext:value-type="float">
            <text:p>0.000302176398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8715610755" calcext:value-type="float">
            <text:p>0.00398715610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92398764004" calcext:value-type="float">
            <text:p>0.00192398764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89069952016" calcext:value-type="float">
            <text:p>0.000289069952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4102060541" calcext:value-type="float">
            <text:p>0.00384102060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4774594695" calcext:value-type="float">
            <text:p>0.00164774594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78876049426" calcext:value-type="float">
            <text:p>0.000278876049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9161709415" calcext:value-type="float">
            <text:p>0.00369161709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38069771749" calcext:value-type="float">
            <text:p>0.00138069771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67225875037" calcext:value-type="float">
            <text:p>0.000267225875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3580088575" calcext:value-type="float">
            <text:p>0.00353580088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2820580546" calcext:value-type="float">
            <text:p>0.00112820580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61400787843" calcext:value-type="float">
            <text:p>0.000261400787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7881312691" calcext:value-type="float">
            <text:p>0.00337881312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05227830263" calcext:value-type="float">
            <text:p>0.000905227830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51935021152" calcext:value-type="float">
            <text:p>0.000251935021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1547433148" calcext:value-type="float">
            <text:p>0.00321547433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67769343586" calcext:value-type="float">
            <text:p>0.000567769343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42469254462" calcext:value-type="float">
            <text:p>0.000242469254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4806593979" calcext:value-type="float">
            <text:p>0.00304806593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34175106807" calcext:value-type="float">
            <text:p>0.000334175106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32275351872" calcext:value-type="float">
            <text:p>0.000232275351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7473813535" calcext:value-type="float">
            <text:p>0.00287473813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70261487278" calcext:value-type="float">
            <text:p>0.000170261487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24993992879" calcext:value-type="float">
            <text:p>0.000224993992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0110202817" calcext:value-type="float">
            <text:p>0.00270110202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70499809583e-05" calcext:value-type="float">
            <text:p>7.7049980958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31499159" calcext:value-type="float">
            <text:p>0.0002031499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0687129748" calcext:value-type="float">
            <text:p>0.00250687129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76859045123e-05" calcext:value-type="float">
            <text:p>3.768590451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9849567123" calcext:value-type="float">
            <text:p>0.000179849567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1892994283" calcext:value-type="float">
            <text:p>0.00231892994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77302513e-05" calcext:value-type="float">
            <text:p>1.773025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55821082447" calcext:value-type="float">
            <text:p>0.000155821082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3240678081" calcext:value-type="float">
            <text:p>0.00213240678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7.77066569324e-06" calcext:value-type="float">
            <text:p>7.770665693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31064461871" calcext:value-type="float">
            <text:p>0.000131064461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4970657286" calcext:value-type="float">
            <text:p>0.00194970657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46578986321e-06" calcext:value-type="float">
            <text:p>3.465789863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09220384893" calcext:value-type="float">
            <text:p>0.000109220384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77218585106" calcext:value-type="float">
            <text:p>0.00177218585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86058192653e-06" calcext:value-type="float">
            <text:p>1.860581926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8.44637643169e-05" calcext:value-type="float">
            <text:p>8.446376431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58960896421" calcext:value-type="float">
            <text:p>0.00158960896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13094195531e-06" calcext:value-type="float">
            <text:p>1.130941955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7.06291822306e-05" calcext:value-type="float">
            <text:p>7.062918223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131981323" calcext:value-type="float">
            <text:p>0.0014131981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05797795824e-06" calcext:value-type="float">
            <text:p>1.057977958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5.53383283456e-05" calcext:value-type="float">
            <text:p>5.533832834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4412490577" calcext:value-type="float">
            <text:p>0.00124412490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02149595971e-06" calcext:value-type="float">
            <text:p>1.021495959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4.58725616549e-05" calcext:value-type="float">
            <text:p>4.587256165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07653153243" calcext:value-type="float">
            <text:p>0.00107653153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9.85013961063e-07" calcext:value-type="float">
            <text:p>9.850139610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3.71349308635e-05" calcext:value-type="float">
            <text:p>3.713493086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21208608429" calcext:value-type="float">
            <text:p>0.000921208608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9.12049963997e-07" calcext:value-type="float">
            <text:p>9.120499639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91254359713e-05" calcext:value-type="float">
            <text:p>2.912543597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0140262335" calcext:value-type="float">
            <text:p>0.000770140262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8.39085966819e-07" calcext:value-type="float">
            <text:p>8.390859668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038780518e-05" calcext:value-type="float">
            <text:p>2.0387805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24374723491" calcext:value-type="float">
            <text:p>0.000624374723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8.02603968286e-07" calcext:value-type="float">
            <text:p>8.026039682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01939025899e-05" calcext:value-type="float">
            <text:p>1.019390258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496244101783" calcext:value-type="float">
            <text:p>0.000496244101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7.2963997122e-07" calcext:value-type="float">
            <text:p>7.296399712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6.55322309351e-06" calcext:value-type="float">
            <text:p>6.553223093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07316178341" calcext:value-type="float">
            <text:p>0.000307316178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6.93157972687e-07" calcext:value-type="float">
            <text:p>6.9315797268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5.09695129502e-06" calcext:value-type="float">
            <text:p>5.096951295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79555519929" calcext:value-type="float">
            <text:p>0.000179555519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6.56675974042e-07" calcext:value-type="float">
            <text:p>6.566759740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3.64067949643e-06" calcext:value-type="float">
            <text:p>3.640679496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00244021624e-05" calcext:value-type="float">
            <text:p>9.002440216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5.83711976976e-07" calcext:value-type="float">
            <text:p>5.837119769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7.28135899242e-07" calcext:value-type="float">
            <text:p>7.281358992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65647058098e-05" calcext:value-type="float">
            <text:p>3.6564705809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5.10747979798e-07" calcext:value-type="float">
            <text:p>5.107479797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59700823014e-05" calcext:value-type="float">
            <text:p>1.597008230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4.01301984199e-07" calcext:value-type="float">
            <text:p>4.013019841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89255032652e-06" calcext:value-type="float">
            <text:p>7.892550326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3.64819985554e-07" calcext:value-type="float">
            <text:p>3.648199855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6379724162e-06" calcext:value-type="float">
            <text:p>3.63797241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3.28337987021e-07" calcext:value-type="float">
            <text:p>3.283379870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6031742851e-06" calcext:value-type="float">
            <text:p>1.60317428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2.55373989955e-07" calcext:value-type="float">
            <text:p>2.553739899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04822934022e-06" calcext:value-type="float">
            <text:p>1.048229340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1889199131e-07" calcext:value-type="float">
            <text:p>2.18891991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9.86568790773e-07" calcext:value-type="float">
            <text:p>9.865687907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82409992777e-07" calcext:value-type="float">
            <text:p>1.824099927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8.63247691996e-07" calcext:value-type="float">
            <text:p>8.632476919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09445995711e-07" calcext:value-type="float">
            <text:p>1.094459957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8.01587142552e-07" calcext:value-type="float">
            <text:p>8.015871425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7.29639970665e-08" calcext:value-type="float">
            <text:p>7.2963997066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7.39926593107e-07" calcext:value-type="float">
            <text:p>7.3992659310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3.64819985332e-08" calcext:value-type="float">
            <text:p>3.6481998533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6.78266043663e-07" calcext:value-type="float">
            <text:p>6.782660436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6.16605494219e-07" calcext:value-type="float">
            <text:p>6.166054942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4.93284395442e-07" calcext:value-type="float">
            <text:p>4.932843954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3.69963296554e-07" calcext:value-type="float">
            <text:p>3.699632965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3.0830274711e-07" calcext:value-type="float">
            <text:p>3.08302747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2.46642197665e-07" calcext:value-type="float">
            <text:p>2.466421976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1.84981648332e-07" calcext:value-type="float">
            <text:p>1.849816483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23321098888e-07" calcext:value-type="float">
            <text:p>1.2332109888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6.16605494441e-08" calcext:value-type="float">
            <text:p>6.1660549444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